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203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AcclX</text:p>
          </table:table-cell>
          <table:table-cell office:value-type="string">
            <text:p>AcclY</text:p>
          </table:table-cell>
          <table:table-cell office:value-type="string">
            <text:p>AcclZ</text:p>
          </table:table-cell>
          <table:table-cell office:value-type="string">
            <text:p>MagX</text:p>
          </table:table-cell>
          <table:table-cell office:value-type="string">
            <text:p>MagY</text:p>
          </table:table-cell>
          <table:table-cell office:value-type="string">
            <text:p>MagZ</text:p>
          </table:table-cell>
          <table:table-cell office:value-type="string">
            <text:p>GyroX</text:p>
          </table:table-cell>
          <table:table-cell office:value-type="string">
            <text:p>GyroY</text:p>
          </table:table-cell>
          <table:table-cell office:value-type="string">
            <text:p>GyroZ</text:p>
          </table:table-cell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77">
            <text:p>-0.2377</text:p>
          </table:table-cell>
          <table:table-cell office:value-type="float" office:value="-0.1695">
            <text:p>-0.1695</text:p>
          </table:table-cell>
          <table:table-cell office:value-type="float" office:value="0.9267">
            <text:p>0.9267</text:p>
          </table:table-cell>
          <table:table-cell office:value-type="float" office:value="-0.2744">
            <text:p>-0.2744</text:p>
          </table:table-cell>
          <table:table-cell office:value-type="float" office:value="0.7022">
            <text:p>0.7022</text:p>
          </table:table-cell>
          <table:table-cell office:value-type="float" office:value="0.3595">
            <text:p>0.3595</text:p>
          </table:table-cell>
          <table:table-cell office:value-type="float" office:value="-3.1588">
            <text:p>-3.1588</text:p>
          </table:table-cell>
          <table:table-cell office:value-type="float" office:value="1.1987">
            <text:p>1.1987</text:p>
          </table:table-cell>
          <table:table-cell office:value-type="float" office:value="-9.8087">
            <text:p>-9.80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">
            <text:p>-0.239</text:p>
          </table:table-cell>
          <table:table-cell office:value-type="float" office:value="-0.1635">
            <text:p>-0.1635</text:p>
          </table:table-cell>
          <table:table-cell office:value-type="float" office:value="0.8881">
            <text:p>0.8881</text:p>
          </table:table-cell>
          <table:table-cell office:value-type="float" office:value="-0.2754">
            <text:p>-0.2754</text:p>
          </table:table-cell>
          <table:table-cell office:value-type="float" office:value="0.7039">
            <text:p>0.7039</text:p>
          </table:table-cell>
          <table:table-cell office:value-type="float" office:value="0.364">
            <text:p>0.364</text:p>
          </table:table-cell>
          <table:table-cell office:value-type="float" office:value="-3.5">
            <text:p>-3.5</text:p>
          </table:table-cell>
          <table:table-cell office:value-type="float" office:value="1.0062">
            <text:p>1.0062</text:p>
          </table:table-cell>
          <table:table-cell office:value-type="float" office:value="-9.8087">
            <text:p>-9.80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5">
            <text:p>-0.2425</text:p>
          </table:table-cell>
          <table:table-cell office:value-type="float" office:value="-0.1681">
            <text:p>-0.1681</text:p>
          </table:table-cell>
          <table:table-cell office:value-type="float" office:value="0.9244">
            <text:p>0.9244</text:p>
          </table:table-cell>
          <table:table-cell office:value-type="float" office:value="-0.2754">
            <text:p>-0.2754</text:p>
          </table:table-cell>
          <table:table-cell office:value-type="float" office:value="0.7039">
            <text:p>0.7039</text:p>
          </table:table-cell>
          <table:table-cell office:value-type="float" office:value="0.364">
            <text:p>0.364</text:p>
          </table:table-cell>
          <table:table-cell office:value-type="float" office:value="-3.7538">
            <text:p>-3.7538</text:p>
          </table:table-cell>
          <table:table-cell office:value-type="float" office:value="1.4875">
            <text:p>1.4875</text:p>
          </table:table-cell>
          <table:table-cell office:value-type="float" office:value="-9.7912">
            <text:p>-9.79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7">
            <text:p>-0.2407</text:p>
          </table:table-cell>
          <table:table-cell office:value-type="float" office:value="-0.1682">
            <text:p>-0.1682</text:p>
          </table:table-cell>
          <table:table-cell office:value-type="float" office:value="0.9248">
            <text:p>0.9248</text:p>
          </table:table-cell>
          <table:table-cell office:value-type="float" office:value="-0.273">
            <text:p>-0.273</text:p>
          </table:table-cell>
          <table:table-cell office:value-type="float" office:value="0.7041">
            <text:p>0.7041</text:p>
          </table:table-cell>
          <table:table-cell office:value-type="float" office:value="0.3689">
            <text:p>0.3689</text:p>
          </table:table-cell>
          <table:table-cell office:value-type="float" office:value="-3.3513">
            <text:p>-3.3513</text:p>
          </table:table-cell>
          <table:table-cell office:value-type="float" office:value="1.19">
            <text:p>1.19</text:p>
          </table:table-cell>
          <table:table-cell office:value-type="float" office:value="-10.4038">
            <text:p>-10.403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6">
            <text:p>-0.2416</text:p>
          </table:table-cell>
          <table:table-cell office:value-type="float" office:value="-0.1693">
            <text:p>-0.1693</text:p>
          </table:table-cell>
          <table:table-cell office:value-type="float" office:value="0.9219">
            <text:p>0.9219</text:p>
          </table:table-cell>
          <table:table-cell office:value-type="float" office:value="-0.273">
            <text:p>-0.273</text:p>
          </table:table-cell>
          <table:table-cell office:value-type="float" office:value="0.7038">
            <text:p>0.7038</text:p>
          </table:table-cell>
          <table:table-cell office:value-type="float" office:value="0.3652">
            <text:p>0.3652</text:p>
          </table:table-cell>
          <table:table-cell office:value-type="float" office:value="-3.0538">
            <text:p>-3.0538</text:p>
          </table:table-cell>
          <table:table-cell office:value-type="float" office:value="1.015">
            <text:p>1.015</text:p>
          </table:table-cell>
          <table:table-cell office:value-type="float" office:value="-9.9837">
            <text:p>-9.98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7">
            <text:p>-0.2417</text:p>
          </table:table-cell>
          <table:table-cell office:value-type="float" office:value="-0.1703">
            <text:p>-0.1703</text:p>
          </table:table-cell>
          <table:table-cell office:value-type="float" office:value="0.9243">
            <text:p>0.9243</text:p>
          </table:table-cell>
          <table:table-cell office:value-type="float" office:value="-0.2762">
            <text:p>-0.2762</text:p>
          </table:table-cell>
          <table:table-cell office:value-type="float" office:value="0.7038">
            <text:p>0.7038</text:p>
          </table:table-cell>
          <table:table-cell office:value-type="float" office:value="0.3652">
            <text:p>0.3652</text:p>
          </table:table-cell>
          <table:table-cell office:value-type="float" office:value="-3.7188">
            <text:p>-3.7188</text:p>
          </table:table-cell>
          <table:table-cell office:value-type="float" office:value="1.2512">
            <text:p>1.2512</text:p>
          </table:table-cell>
          <table:table-cell office:value-type="float" office:value="-9.835">
            <text:p>-9.83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7">
            <text:p>-0.2397</text:p>
          </table:table-cell>
          <table:table-cell office:value-type="float" office:value="-0.169">
            <text:p>-0.169</text:p>
          </table:table-cell>
          <table:table-cell office:value-type="float" office:value="0.928">
            <text:p>0.928</text:p>
          </table:table-cell>
          <table:table-cell office:value-type="float" office:value="-0.2767">
            <text:p>-0.2767</text:p>
          </table:table-cell>
          <table:table-cell office:value-type="float" office:value="0.703">
            <text:p>0.703</text:p>
          </table:table-cell>
          <table:table-cell office:value-type="float" office:value="0.3639">
            <text:p>0.3639</text:p>
          </table:table-cell>
          <table:table-cell office:value-type="float" office:value="-3.185">
            <text:p>-3.185</text:p>
          </table:table-cell>
          <table:table-cell office:value-type="float" office:value="1.4875">
            <text:p>1.4875</text:p>
          </table:table-cell>
          <table:table-cell office:value-type="float" office:value="-10.0012">
            <text:p>-10.00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4">
            <text:p>-0.2414</text:p>
          </table:table-cell>
          <table:table-cell office:value-type="float" office:value="-0.1707">
            <text:p>-0.1707</text:p>
          </table:table-cell>
          <table:table-cell office:value-type="float" office:value="0.9202">
            <text:p>0.9202</text:p>
          </table:table-cell>
          <table:table-cell office:value-type="float" office:value="-0.2767">
            <text:p>-0.2767</text:p>
          </table:table-cell>
          <table:table-cell office:value-type="float" office:value="0.703">
            <text:p>0.703</text:p>
          </table:table-cell>
          <table:table-cell office:value-type="float" office:value="0.3639">
            <text:p>0.3639</text:p>
          </table:table-cell>
          <table:table-cell office:value-type="float" office:value="-3.1238">
            <text:p>-3.1238</text:p>
          </table:table-cell>
          <table:table-cell office:value-type="float" office:value="1.3212">
            <text:p>1.3212</text:p>
          </table:table-cell>
          <table:table-cell office:value-type="float" office:value="-10.22">
            <text:p>-10.2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2">
            <text:p>-0.2392</text:p>
          </table:table-cell>
          <table:table-cell office:value-type="float" office:value="-0.1692">
            <text:p>-0.1692</text:p>
          </table:table-cell>
          <table:table-cell office:value-type="float" office:value="0.9223">
            <text:p>0.9223</text:p>
          </table:table-cell>
          <table:table-cell office:value-type="float" office:value="-0.2763">
            <text:p>-0.2763</text:p>
          </table:table-cell>
          <table:table-cell office:value-type="float" office:value="0.7054">
            <text:p>0.7054</text:p>
          </table:table-cell>
          <table:table-cell office:value-type="float" office:value="0.3673">
            <text:p>0.3673</text:p>
          </table:table-cell>
          <table:table-cell office:value-type="float" office:value="-3.64">
            <text:p>-3.64</text:p>
          </table:table-cell>
          <table:table-cell office:value-type="float" office:value="1.19">
            <text:p>1.19</text:p>
          </table:table-cell>
          <table:table-cell office:value-type="float" office:value="-9.8787">
            <text:p>-9.87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64">
            <text:p>-0.2364</text:p>
          </table:table-cell>
          <table:table-cell office:value-type="float" office:value="-0.1703">
            <text:p>-0.1703</text:p>
          </table:table-cell>
          <table:table-cell office:value-type="float" office:value="0.9285">
            <text:p>0.9285</text:p>
          </table:table-cell>
          <table:table-cell office:value-type="float" office:value="-0.2763">
            <text:p>-0.2763</text:p>
          </table:table-cell>
          <table:table-cell office:value-type="float" office:value="0.7054">
            <text:p>0.7054</text:p>
          </table:table-cell>
          <table:table-cell office:value-type="float" office:value="0.3673">
            <text:p>0.3673</text:p>
          </table:table-cell>
          <table:table-cell office:value-type="float" office:value="-3.8063">
            <text:p>-3.8063</text:p>
          </table:table-cell>
          <table:table-cell office:value-type="float" office:value="1.435">
            <text:p>1.435</text:p>
          </table:table-cell>
          <table:table-cell office:value-type="float" office:value="-9.975">
            <text:p>-9.9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9">
            <text:p>-0.2409</text:p>
          </table:table-cell>
          <table:table-cell office:value-type="float" office:value="-0.1693">
            <text:p>-0.1693</text:p>
          </table:table-cell>
          <table:table-cell office:value-type="float" office:value="0.9229">
            <text:p>0.9229</text:p>
          </table:table-cell>
          <table:table-cell office:value-type="float" office:value="-0.2755">
            <text:p>-0.2755</text:p>
          </table:table-cell>
          <table:table-cell office:value-type="float" office:value="0.704">
            <text:p>0.704</text:p>
          </table:table-cell>
          <table:table-cell office:value-type="float" office:value="0.371">
            <text:p>0.371</text:p>
          </table:table-cell>
          <table:table-cell office:value-type="float" office:value="-3.6925">
            <text:p>-3.6925</text:p>
          </table:table-cell>
          <table:table-cell office:value-type="float" office:value="1.1112">
            <text:p>1.1112</text:p>
          </table:table-cell>
          <table:table-cell office:value-type="float" office:value="-9.5288">
            <text:p>-9.528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2">
            <text:p>-0.2402</text:p>
          </table:table-cell>
          <table:table-cell office:value-type="float" office:value="-0.1698">
            <text:p>-0.1698</text:p>
          </table:table-cell>
          <table:table-cell office:value-type="float" office:value="0.921">
            <text:p>0.921</text:p>
          </table:table-cell>
          <table:table-cell office:value-type="float" office:value="-0.2754">
            <text:p>-0.2754</text:p>
          </table:table-cell>
          <table:table-cell office:value-type="float" office:value="0.7042">
            <text:p>0.7042</text:p>
          </table:table-cell>
          <table:table-cell office:value-type="float" office:value="0.3637">
            <text:p>0.3637</text:p>
          </table:table-cell>
          <table:table-cell office:value-type="float" office:value="-3.3338">
            <text:p>-3.3338</text:p>
          </table:table-cell>
          <table:table-cell office:value-type="float" office:value="1.0937">
            <text:p>1.0937</text:p>
          </table:table-cell>
          <table:table-cell office:value-type="float" office:value="-9.3275">
            <text:p>-9.32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">
            <text:p>-0.241</text:p>
          </table:table-cell>
          <table:table-cell office:value-type="float" office:value="-0.171">
            <text:p>-0.171</text:p>
          </table:table-cell>
          <table:table-cell office:value-type="float" office:value="0.9238">
            <text:p>0.9238</text:p>
          </table:table-cell>
          <table:table-cell office:value-type="float" office:value="-0.2754">
            <text:p>-0.2754</text:p>
          </table:table-cell>
          <table:table-cell office:value-type="float" office:value="0.7042">
            <text:p>0.7042</text:p>
          </table:table-cell>
          <table:table-cell office:value-type="float" office:value="0.3637">
            <text:p>0.3637</text:p>
          </table:table-cell>
          <table:table-cell office:value-type="float" office:value="-2.8263">
            <text:p>-2.8263</text:p>
          </table:table-cell>
          <table:table-cell office:value-type="float" office:value="0.735">
            <text:p>0.735</text:p>
          </table:table-cell>
          <table:table-cell office:value-type="float" office:value="-9.3625">
            <text:p>-9.36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34">
            <text:p>-0.2434</text:p>
          </table:table-cell>
          <table:table-cell office:value-type="float" office:value="-0.1703">
            <text:p>-0.1703</text:p>
          </table:table-cell>
          <table:table-cell office:value-type="float" office:value="0.9229">
            <text:p>0.9229</text:p>
          </table:table-cell>
          <table:table-cell office:value-type="float" office:value="-0.2737">
            <text:p>-0.2737</text:p>
          </table:table-cell>
          <table:table-cell office:value-type="float" office:value="0.7064">
            <text:p>0.7064</text:p>
          </table:table-cell>
          <table:table-cell office:value-type="float" office:value="0.3652">
            <text:p>0.3652</text:p>
          </table:table-cell>
          <table:table-cell office:value-type="float" office:value="-3.2462">
            <text:p>-3.2462</text:p>
          </table:table-cell>
          <table:table-cell office:value-type="float" office:value="0.9538">
            <text:p>0.9538</text:p>
          </table:table-cell>
          <table:table-cell office:value-type="float" office:value="-9.3275">
            <text:p>-9.32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5">
            <text:p>-0.2405</text:p>
          </table:table-cell>
          <table:table-cell office:value-type="float" office:value="-0.1684">
            <text:p>-0.1684</text:p>
          </table:table-cell>
          <table:table-cell office:value-type="float" office:value="0.9249">
            <text:p>0.9249</text:p>
          </table:table-cell>
          <table:table-cell office:value-type="float" office:value="-0.2737">
            <text:p>-0.2737</text:p>
          </table:table-cell>
          <table:table-cell office:value-type="float" office:value="0.7064">
            <text:p>0.7064</text:p>
          </table:table-cell>
          <table:table-cell office:value-type="float" office:value="0.3652">
            <text:p>0.3652</text:p>
          </table:table-cell>
          <table:table-cell office:value-type="float" office:value="-3.8588">
            <text:p>-3.8588</text:p>
          </table:table-cell>
          <table:table-cell office:value-type="float" office:value="1.435">
            <text:p>1.435</text:p>
          </table:table-cell>
          <table:table-cell office:value-type="float" office:value="-9.24">
            <text:p>-9.24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5">
            <text:p>-0.2395</text:p>
          </table:table-cell>
          <table:table-cell office:value-type="float" office:value="-0.1688">
            <text:p>-0.1688</text:p>
          </table:table-cell>
          <table:table-cell office:value-type="float" office:value="0.924">
            <text:p>0.924</text:p>
          </table:table-cell>
          <table:table-cell office:value-type="float" office:value="-0.2753">
            <text:p>-0.2753</text:p>
          </table:table-cell>
          <table:table-cell office:value-type="float" office:value="0.7055">
            <text:p>0.7055</text:p>
          </table:table-cell>
          <table:table-cell office:value-type="float" office:value="0.3603">
            <text:p>0.3603</text:p>
          </table:table-cell>
          <table:table-cell office:value-type="float" office:value="-3.9025">
            <text:p>-3.9025</text:p>
          </table:table-cell>
          <table:table-cell office:value-type="float" office:value="1.4525">
            <text:p>1.4525</text:p>
          </table:table-cell>
          <table:table-cell office:value-type="float" office:value="-9.3362">
            <text:p>-9.33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3">
            <text:p>-0.243</text:p>
          </table:table-cell>
          <table:table-cell office:value-type="float" office:value="-0.169">
            <text:p>-0.169</text:p>
          </table:table-cell>
          <table:table-cell office:value-type="float" office:value="0.922">
            <text:p>0.922</text:p>
          </table:table-cell>
          <table:table-cell office:value-type="float" office:value="-0.2774">
            <text:p>-0.2774</text:p>
          </table:table-cell>
          <table:table-cell office:value-type="float" office:value="0.7021">
            <text:p>0.7021</text:p>
          </table:table-cell>
          <table:table-cell office:value-type="float" office:value="0.3657">
            <text:p>0.3657</text:p>
          </table:table-cell>
          <table:table-cell office:value-type="float" office:value="-3.6312">
            <text:p>-3.6312</text:p>
          </table:table-cell>
          <table:table-cell office:value-type="float" office:value="1.5837">
            <text:p>1.5837</text:p>
          </table:table-cell>
          <table:table-cell office:value-type="float" office:value="-9.8">
            <text:p>-9.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31">
            <text:p>-0.2431</text:p>
          </table:table-cell>
          <table:table-cell office:value-type="float" office:value="-0.1696">
            <text:p>-0.1696</text:p>
          </table:table-cell>
          <table:table-cell office:value-type="float" office:value="0.9259">
            <text:p>0.9259</text:p>
          </table:table-cell>
          <table:table-cell office:value-type="float" office:value="-0.2774">
            <text:p>-0.2774</text:p>
          </table:table-cell>
          <table:table-cell office:value-type="float" office:value="0.7021">
            <text:p>0.7021</text:p>
          </table:table-cell>
          <table:table-cell office:value-type="float" office:value="0.3657">
            <text:p>0.3657</text:p>
          </table:table-cell>
          <table:table-cell office:value-type="float" office:value="-3.8763">
            <text:p>-3.8763</text:p>
          </table:table-cell>
          <table:table-cell office:value-type="float" office:value="1.4787">
            <text:p>1.4787</text:p>
          </table:table-cell>
          <table:table-cell office:value-type="float" office:value="-9.555">
            <text:p>-9.55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4">
            <text:p>-0.2394</text:p>
          </table:table-cell>
          <table:table-cell office:value-type="float" office:value="-0.1696">
            <text:p>-0.1696</text:p>
          </table:table-cell>
          <table:table-cell office:value-type="float" office:value="0.9246">
            <text:p>0.9246</text:p>
          </table:table-cell>
          <table:table-cell office:value-type="float" office:value="-0.2737">
            <text:p>-0.2737</text:p>
          </table:table-cell>
          <table:table-cell office:value-type="float" office:value="0.701">
            <text:p>0.701</text:p>
          </table:table-cell>
          <table:table-cell office:value-type="float" office:value="0.3653">
            <text:p>0.3653</text:p>
          </table:table-cell>
          <table:table-cell office:value-type="float" office:value="-3.8588">
            <text:p>-3.8588</text:p>
          </table:table-cell>
          <table:table-cell office:value-type="float" office:value="1.19">
            <text:p>1.19</text:p>
          </table:table-cell>
          <table:table-cell office:value-type="float" office:value="-9.3013">
            <text:p>-9.301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6">
            <text:p>-0.2416</text:p>
          </table:table-cell>
          <table:table-cell office:value-type="float" office:value="-0.169">
            <text:p>-0.169</text:p>
          </table:table-cell>
          <table:table-cell office:value-type="float" office:value="0.9189">
            <text:p>0.9189</text:p>
          </table:table-cell>
          <table:table-cell office:value-type="float" office:value="-0.2737">
            <text:p>-0.2737</text:p>
          </table:table-cell>
          <table:table-cell office:value-type="float" office:value="0.701">
            <text:p>0.701</text:p>
          </table:table-cell>
          <table:table-cell office:value-type="float" office:value="0.3653">
            <text:p>0.3653</text:p>
          </table:table-cell>
          <table:table-cell office:value-type="float" office:value="-3.57">
            <text:p>-3.57</text:p>
          </table:table-cell>
          <table:table-cell office:value-type="float" office:value="0.9538">
            <text:p>0.9538</text:p>
          </table:table-cell>
          <table:table-cell office:value-type="float" office:value="-9.555">
            <text:p>-9.55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1">
            <text:p>-0.2391</text:p>
          </table:table-cell>
          <table:table-cell office:value-type="float" office:value="-0.1688">
            <text:p>-0.1688</text:p>
          </table:table-cell>
          <table:table-cell office:value-type="float" office:value="0.927">
            <text:p>0.927</text:p>
          </table:table-cell>
          <table:table-cell office:value-type="float" office:value="-0.2744">
            <text:p>-0.2744</text:p>
          </table:table-cell>
          <table:table-cell office:value-type="float" office:value="0.7034">
            <text:p>0.7034</text:p>
          </table:table-cell>
          <table:table-cell office:value-type="float" office:value="0.3667">
            <text:p>0.3667</text:p>
          </table:table-cell>
          <table:table-cell office:value-type="float" office:value="-3.3775">
            <text:p>-3.3775</text:p>
          </table:table-cell>
          <table:table-cell office:value-type="float" office:value="1.4875">
            <text:p>1.4875</text:p>
          </table:table-cell>
          <table:table-cell office:value-type="float" office:value="-10.0012">
            <text:p>-10.00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">
            <text:p>-0.241</text:p>
          </table:table-cell>
          <table:table-cell office:value-type="float" office:value="-0.1692">
            <text:p>-0.1692</text:p>
          </table:table-cell>
          <table:table-cell office:value-type="float" office:value="0.9256">
            <text:p>0.9256</text:p>
          </table:table-cell>
          <table:table-cell office:value-type="float" office:value="-0.276">
            <text:p>-0.276</text:p>
          </table:table-cell>
          <table:table-cell office:value-type="float" office:value="0.7034">
            <text:p>0.7034</text:p>
          </table:table-cell>
          <table:table-cell office:value-type="float" office:value="0.3639">
            <text:p>0.3639</text:p>
          </table:table-cell>
          <table:table-cell office:value-type="float" office:value="-3.2288">
            <text:p>-3.2288</text:p>
          </table:table-cell>
          <table:table-cell office:value-type="float" office:value="1.2512">
            <text:p>1.2512</text:p>
          </table:table-cell>
          <table:table-cell office:value-type="float" office:value="-9.8875">
            <text:p>-9.88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8">
            <text:p>-0.2418</text:p>
          </table:table-cell>
          <table:table-cell office:value-type="float" office:value="-0.1693">
            <text:p>-0.1693</text:p>
          </table:table-cell>
          <table:table-cell office:value-type="float" office:value="0.9231">
            <text:p>0.9231</text:p>
          </table:table-cell>
          <table:table-cell office:value-type="float" office:value="-0.276">
            <text:p>-0.276</text:p>
          </table:table-cell>
          <table:table-cell office:value-type="float" office:value="0.7034">
            <text:p>0.7034</text:p>
          </table:table-cell>
          <table:table-cell office:value-type="float" office:value="0.3639">
            <text:p>0.3639</text:p>
          </table:table-cell>
          <table:table-cell office:value-type="float" office:value="-3.9463">
            <text:p>-3.9463</text:p>
          </table:table-cell>
          <table:table-cell office:value-type="float" office:value="1.3562">
            <text:p>1.3562</text:p>
          </table:table-cell>
          <table:table-cell office:value-type="float" office:value="-9.6775">
            <text:p>-9.67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4">
            <text:p>-0.2384</text:p>
          </table:table-cell>
          <table:table-cell office:value-type="float" office:value="-0.1687">
            <text:p>-0.1687</text:p>
          </table:table-cell>
          <table:table-cell office:value-type="float" office:value="0.93">
            <text:p>0.93</text:p>
          </table:table-cell>
          <table:table-cell office:value-type="float" office:value="-0.2743">
            <text:p>-0.2743</text:p>
          </table:table-cell>
          <table:table-cell office:value-type="float" office:value="0.7037">
            <text:p>0.7037</text:p>
          </table:table-cell>
          <table:table-cell office:value-type="float" office:value="0.3654">
            <text:p>0.3654</text:p>
          </table:table-cell>
          <table:table-cell office:value-type="float" office:value="-4.1912">
            <text:p>-4.1912</text:p>
          </table:table-cell>
          <table:table-cell office:value-type="float" office:value="1.4787">
            <text:p>1.4787</text:p>
          </table:table-cell>
          <table:table-cell office:value-type="float" office:value="-9.6162">
            <text:p>-9.61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5">
            <text:p>-0.2395</text:p>
          </table:table-cell>
          <table:table-cell office:value-type="float" office:value="-0.1697">
            <text:p>-0.1697</text:p>
          </table:table-cell>
          <table:table-cell office:value-type="float" office:value="0.9258">
            <text:p>0.9258</text:p>
          </table:table-cell>
          <table:table-cell office:value-type="float" office:value="-0.2743">
            <text:p>-0.2743</text:p>
          </table:table-cell>
          <table:table-cell office:value-type="float" office:value="0.7037">
            <text:p>0.7037</text:p>
          </table:table-cell>
          <table:table-cell office:value-type="float" office:value="0.3654">
            <text:p>0.3654</text:p>
          </table:table-cell>
          <table:table-cell office:value-type="float" office:value="-4.48">
            <text:p>-4.48</text:p>
          </table:table-cell>
          <table:table-cell office:value-type="float" office:value="1.3912">
            <text:p>1.3912</text:p>
          </table:table-cell>
          <table:table-cell office:value-type="float" office:value="-9.2312">
            <text:p>-9.23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2">
            <text:p>-0.2422</text:p>
          </table:table-cell>
          <table:table-cell office:value-type="float" office:value="-0.1681">
            <text:p>-0.1681</text:p>
          </table:table-cell>
          <table:table-cell office:value-type="float" office:value="0.9221">
            <text:p>0.9221</text:p>
          </table:table-cell>
          <table:table-cell office:value-type="float" office:value="-0.2754">
            <text:p>-0.2754</text:p>
          </table:table-cell>
          <table:table-cell office:value-type="float" office:value="0.7031">
            <text:p>0.7031</text:p>
          </table:table-cell>
          <table:table-cell office:value-type="float" office:value="0.3678">
            <text:p>0.3678</text:p>
          </table:table-cell>
          <table:table-cell office:value-type="float" office:value="-3.4125">
            <text:p>-3.4125</text:p>
          </table:table-cell>
          <table:table-cell office:value-type="float" office:value="1.05">
            <text:p>1.05</text:p>
          </table:table-cell>
          <table:table-cell office:value-type="float" office:value="-9.5375">
            <text:p>-9.53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9">
            <text:p>-0.2399</text:p>
          </table:table-cell>
          <table:table-cell office:value-type="float" office:value="-0.169">
            <text:p>-0.169</text:p>
          </table:table-cell>
          <table:table-cell office:value-type="float" office:value="0.9299">
            <text:p>0.9299</text:p>
          </table:table-cell>
          <table:table-cell office:value-type="float" office:value="-0.2751">
            <text:p>-0.2751</text:p>
          </table:table-cell>
          <table:table-cell office:value-type="float" office:value="0.7046">
            <text:p>0.7046</text:p>
          </table:table-cell>
          <table:table-cell office:value-type="float" office:value="0.363">
            <text:p>0.363</text:p>
          </table:table-cell>
          <table:table-cell office:value-type="float" office:value="-3.0188">
            <text:p>-3.0188</text:p>
          </table:table-cell>
          <table:table-cell office:value-type="float" office:value="1.085">
            <text:p>1.085</text:p>
          </table:table-cell>
          <table:table-cell office:value-type="float" office:value="-9.695">
            <text:p>-9.69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9">
            <text:p>-0.2409</text:p>
          </table:table-cell>
          <table:table-cell office:value-type="float" office:value="-0.1695">
            <text:p>-0.1695</text:p>
          </table:table-cell>
          <table:table-cell office:value-type="float" office:value="0.9221">
            <text:p>0.9221</text:p>
          </table:table-cell>
          <table:table-cell office:value-type="float" office:value="-0.2751">
            <text:p>-0.2751</text:p>
          </table:table-cell>
          <table:table-cell office:value-type="float" office:value="0.7046">
            <text:p>0.7046</text:p>
          </table:table-cell>
          <table:table-cell office:value-type="float" office:value="0.363">
            <text:p>0.363</text:p>
          </table:table-cell>
          <table:table-cell office:value-type="float" office:value="-3.7362">
            <text:p>-3.7362</text:p>
          </table:table-cell>
          <table:table-cell office:value-type="float" office:value="1.2163">
            <text:p>1.2163</text:p>
          </table:table-cell>
          <table:table-cell office:value-type="float" office:value="-9.4937">
            <text:p>-9.49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63">
            <text:p>-0.2363</text:p>
          </table:table-cell>
          <table:table-cell office:value-type="float" office:value="-0.169">
            <text:p>-0.169</text:p>
          </table:table-cell>
          <table:table-cell office:value-type="float" office:value="0.926">
            <text:p>0.926</text:p>
          </table:table-cell>
          <table:table-cell office:value-type="float" office:value="-0.2741">
            <text:p>-0.2741</text:p>
          </table:table-cell>
          <table:table-cell office:value-type="float" office:value="0.7039">
            <text:p>0.7039</text:p>
          </table:table-cell>
          <table:table-cell office:value-type="float" office:value="0.3629">
            <text:p>0.3629</text:p>
          </table:table-cell>
          <table:table-cell office:value-type="float" office:value="-3.8937">
            <text:p>-3.8937</text:p>
          </table:table-cell>
          <table:table-cell office:value-type="float" office:value="1.2862">
            <text:p>1.2862</text:p>
          </table:table-cell>
          <table:table-cell office:value-type="float" office:value="-9.4675">
            <text:p>-9.46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4">
            <text:p>-0.2414</text:p>
          </table:table-cell>
          <table:table-cell office:value-type="float" office:value="-0.1707">
            <text:p>-0.1707</text:p>
          </table:table-cell>
          <table:table-cell office:value-type="float" office:value="0.9237">
            <text:p>0.9237</text:p>
          </table:table-cell>
          <table:table-cell office:value-type="float" office:value="-0.2741">
            <text:p>-0.2741</text:p>
          </table:table-cell>
          <table:table-cell office:value-type="float" office:value="0.7039">
            <text:p>0.7039</text:p>
          </table:table-cell>
          <table:table-cell office:value-type="float" office:value="0.3629">
            <text:p>0.3629</text:p>
          </table:table-cell>
          <table:table-cell office:value-type="float" office:value="-3.5263">
            <text:p>-3.5263</text:p>
          </table:table-cell>
          <table:table-cell office:value-type="float" office:value="1.26">
            <text:p>1.26</text:p>
          </table:table-cell>
          <table:table-cell office:value-type="float" office:value="-9.7212">
            <text:p>-9.72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4">
            <text:p>-0.2414</text:p>
          </table:table-cell>
          <table:table-cell office:value-type="float" office:value="-0.1698">
            <text:p>-0.1698</text:p>
          </table:table-cell>
          <table:table-cell office:value-type="float" office:value="0.9199">
            <text:p>0.9199</text:p>
          </table:table-cell>
          <table:table-cell office:value-type="float" office:value="-0.2746">
            <text:p>-0.2746</text:p>
          </table:table-cell>
          <table:table-cell office:value-type="float" office:value="0.7035">
            <text:p>0.7035</text:p>
          </table:table-cell>
          <table:table-cell office:value-type="float" office:value="0.3638">
            <text:p>0.3638</text:p>
          </table:table-cell>
          <table:table-cell office:value-type="float" office:value="-3.43">
            <text:p>-3.43</text:p>
          </table:table-cell>
          <table:table-cell office:value-type="float" office:value="1.295">
            <text:p>1.295</text:p>
          </table:table-cell>
          <table:table-cell office:value-type="float" office:value="-9.8437">
            <text:p>-9.84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2">
            <text:p>-0.2392</text:p>
          </table:table-cell>
          <table:table-cell office:value-type="float" office:value="-0.1699">
            <text:p>-0.1699</text:p>
          </table:table-cell>
          <table:table-cell office:value-type="float" office:value="0.9263">
            <text:p>0.9263</text:p>
          </table:table-cell>
          <table:table-cell office:value-type="float" office:value="-0.2737">
            <text:p>-0.2737</text:p>
          </table:table-cell>
          <table:table-cell office:value-type="float" office:value="0.7034">
            <text:p>0.7034</text:p>
          </table:table-cell>
          <table:table-cell office:value-type="float" office:value="0.363">
            <text:p>0.363</text:p>
          </table:table-cell>
          <table:table-cell office:value-type="float" office:value="-3.3863">
            <text:p>-3.3863</text:p>
          </table:table-cell>
          <table:table-cell office:value-type="float" office:value="1.2862">
            <text:p>1.2862</text:p>
          </table:table-cell>
          <table:table-cell office:value-type="float" office:value="-9.7125">
            <text:p>-9.71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1">
            <text:p>-0.2391</text:p>
          </table:table-cell>
          <table:table-cell office:value-type="float" office:value="-0.1696">
            <text:p>-0.1696</text:p>
          </table:table-cell>
          <table:table-cell office:value-type="float" office:value="0.9243">
            <text:p>0.9243</text:p>
          </table:table-cell>
          <table:table-cell office:value-type="float" office:value="-0.2737">
            <text:p>-0.2737</text:p>
          </table:table-cell>
          <table:table-cell office:value-type="float" office:value="0.7034">
            <text:p>0.7034</text:p>
          </table:table-cell>
          <table:table-cell office:value-type="float" office:value="0.363">
            <text:p>0.363</text:p>
          </table:table-cell>
          <table:table-cell office:value-type="float" office:value="-3.0625">
            <text:p>-3.0625</text:p>
          </table:table-cell>
          <table:table-cell office:value-type="float" office:value="1.5662">
            <text:p>1.5662</text:p>
          </table:table-cell>
          <table:table-cell office:value-type="float" office:value="-9.5288">
            <text:p>-9.528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8">
            <text:p>-0.2428</text:p>
          </table:table-cell>
          <table:table-cell office:value-type="float" office:value="-0.1696">
            <text:p>-0.1696</text:p>
          </table:table-cell>
          <table:table-cell office:value-type="float" office:value="0.9254">
            <text:p>0.9254</text:p>
          </table:table-cell>
          <table:table-cell office:value-type="float" office:value="-0.2733">
            <text:p>-0.2733</text:p>
          </table:table-cell>
          <table:table-cell office:value-type="float" office:value="0.7038">
            <text:p>0.7038</text:p>
          </table:table-cell>
          <table:table-cell office:value-type="float" office:value="0.3645">
            <text:p>0.3645</text:p>
          </table:table-cell>
          <table:table-cell office:value-type="float" office:value="-3.6663">
            <text:p>-3.6663</text:p>
          </table:table-cell>
          <table:table-cell office:value-type="float" office:value="1.3387">
            <text:p>1.3387</text:p>
          </table:table-cell>
          <table:table-cell office:value-type="float" office:value="-9.6687">
            <text:p>-9.66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72">
            <text:p>-0.2372</text:p>
          </table:table-cell>
          <table:table-cell office:value-type="float" office:value="-0.1715">
            <text:p>-0.1715</text:p>
          </table:table-cell>
          <table:table-cell office:value-type="float" office:value="0.9253">
            <text:p>0.9253</text:p>
          </table:table-cell>
          <table:table-cell office:value-type="float" office:value="-0.2733">
            <text:p>-0.2733</text:p>
          </table:table-cell>
          <table:table-cell office:value-type="float" office:value="0.7038">
            <text:p>0.7038</text:p>
          </table:table-cell>
          <table:table-cell office:value-type="float" office:value="0.3645">
            <text:p>0.3645</text:p>
          </table:table-cell>
          <table:table-cell office:value-type="float" office:value="-3.36">
            <text:p>-3.36</text:p>
          </table:table-cell>
          <table:table-cell office:value-type="float" office:value="1.1725">
            <text:p>1.1725</text:p>
          </table:table-cell>
          <table:table-cell office:value-type="float" office:value="-10.1325">
            <text:p>-10.13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9">
            <text:p>-0.2409</text:p>
          </table:table-cell>
          <table:table-cell office:value-type="float" office:value="-0.1705">
            <text:p>-0.1705</text:p>
          </table:table-cell>
          <table:table-cell office:value-type="float" office:value="0.9277">
            <text:p>0.9277</text:p>
          </table:table-cell>
          <table:table-cell office:value-type="float" office:value="-0.2742">
            <text:p>-0.2742</text:p>
          </table:table-cell>
          <table:table-cell office:value-type="float" office:value="0.7037">
            <text:p>0.7037</text:p>
          </table:table-cell>
          <table:table-cell office:value-type="float" office:value="0.3618">
            <text:p>0.3618</text:p>
          </table:table-cell>
          <table:table-cell office:value-type="float" office:value="-3.255">
            <text:p>-3.255</text:p>
          </table:table-cell>
          <table:table-cell office:value-type="float" office:value="1.2075">
            <text:p>1.2075</text:p>
          </table:table-cell>
          <table:table-cell office:value-type="float" office:value="-10.1587">
            <text:p>-10.15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8">
            <text:p>-0.2408</text:p>
          </table:table-cell>
          <table:table-cell office:value-type="float" office:value="-0.1722">
            <text:p>-0.1722</text:p>
          </table:table-cell>
          <table:table-cell office:value-type="float" office:value="0.9273">
            <text:p>0.9273</text:p>
          </table:table-cell>
          <table:table-cell office:value-type="float" office:value="-0.2742">
            <text:p>-0.2742</text:p>
          </table:table-cell>
          <table:table-cell office:value-type="float" office:value="0.7046">
            <text:p>0.7046</text:p>
          </table:table-cell>
          <table:table-cell office:value-type="float" office:value="0.3654">
            <text:p>0.3654</text:p>
          </table:table-cell>
          <table:table-cell office:value-type="float" office:value="-3.4563">
            <text:p>-3.4563</text:p>
          </table:table-cell>
          <table:table-cell office:value-type="float" office:value="1.2687">
            <text:p>1.2687</text:p>
          </table:table-cell>
          <table:table-cell office:value-type="float" office:value="-9.2837">
            <text:p>-9.28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67">
            <text:p>-0.2367</text:p>
          </table:table-cell>
          <table:table-cell office:value-type="float" office:value="-0.1704">
            <text:p>-0.1704</text:p>
          </table:table-cell>
          <table:table-cell office:value-type="float" office:value="0.9274">
            <text:p>0.9274</text:p>
          </table:table-cell>
          <table:table-cell office:value-type="float" office:value="-0.2736">
            <text:p>-0.2736</text:p>
          </table:table-cell>
          <table:table-cell office:value-type="float" office:value="0.7046">
            <text:p>0.7046</text:p>
          </table:table-cell>
          <table:table-cell office:value-type="float" office:value="0.3654">
            <text:p>0.3654</text:p>
          </table:table-cell>
          <table:table-cell office:value-type="float" office:value="-3.3163">
            <text:p>-3.3163</text:p>
          </table:table-cell>
          <table:table-cell office:value-type="float" office:value="1.0587">
            <text:p>1.0587</text:p>
          </table:table-cell>
          <table:table-cell office:value-type="float" office:value="-9.1525">
            <text:p>-9.15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6">
            <text:p>-0.2406</text:p>
          </table:table-cell>
          <table:table-cell office:value-type="float" office:value="-0.1714">
            <text:p>-0.1714</text:p>
          </table:table-cell>
          <table:table-cell office:value-type="float" office:value="0.9259">
            <text:p>0.9259</text:p>
          </table:table-cell>
          <table:table-cell office:value-type="float" office:value="-0.2754">
            <text:p>-0.2754</text:p>
          </table:table-cell>
          <table:table-cell office:value-type="float" office:value="0.7042">
            <text:p>0.7042</text:p>
          </table:table-cell>
          <table:table-cell office:value-type="float" office:value="0.3628">
            <text:p>0.3628</text:p>
          </table:table-cell>
          <table:table-cell office:value-type="float" office:value="-3.1675">
            <text:p>-3.1675</text:p>
          </table:table-cell>
          <table:table-cell office:value-type="float" office:value="1.1987">
            <text:p>1.1987</text:p>
          </table:table-cell>
          <table:table-cell office:value-type="float" office:value="-9.5375">
            <text:p>-9.53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9">
            <text:p>-0.2399</text:p>
          </table:table-cell>
          <table:table-cell office:value-type="float" office:value="-0.1702">
            <text:p>-0.1702</text:p>
          </table:table-cell>
          <table:table-cell office:value-type="float" office:value="0.923">
            <text:p>0.923</text:p>
          </table:table-cell>
          <table:table-cell office:value-type="float" office:value="-0.2754">
            <text:p>-0.2754</text:p>
          </table:table-cell>
          <table:table-cell office:value-type="float" office:value="0.7042">
            <text:p>0.7042</text:p>
          </table:table-cell>
          <table:table-cell office:value-type="float" office:value="0.3628">
            <text:p>0.3628</text:p>
          </table:table-cell>
          <table:table-cell office:value-type="float" office:value="-3.6312">
            <text:p>-3.6312</text:p>
          </table:table-cell>
          <table:table-cell office:value-type="float" office:value="1.12">
            <text:p>1.12</text:p>
          </table:table-cell>
          <table:table-cell office:value-type="float" office:value="-9.6687">
            <text:p>-9.66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2">
            <text:p>-0.2422</text:p>
          </table:table-cell>
          <table:table-cell office:value-type="float" office:value="-0.1706">
            <text:p>-0.1706</text:p>
          </table:table-cell>
          <table:table-cell office:value-type="float" office:value="0.9229">
            <text:p>0.9229</text:p>
          </table:table-cell>
          <table:table-cell office:value-type="float" office:value="-0.2743">
            <text:p>-0.2743</text:p>
          </table:table-cell>
          <table:table-cell office:value-type="float" office:value="0.7051">
            <text:p>0.7051</text:p>
          </table:table-cell>
          <table:table-cell office:value-type="float" office:value="0.3674">
            <text:p>0.3674</text:p>
          </table:table-cell>
          <table:table-cell office:value-type="float" office:value="-2.9838">
            <text:p>-2.9838</text:p>
          </table:table-cell>
          <table:table-cell office:value-type="float" office:value="0.91">
            <text:p>0.91</text:p>
          </table:table-cell>
          <table:table-cell office:value-type="float" office:value="-9.7562">
            <text:p>-9.75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37">
            <text:p>-0.2437</text:p>
          </table:table-cell>
          <table:table-cell office:value-type="float" office:value="-0.1692">
            <text:p>-0.1692</text:p>
          </table:table-cell>
          <table:table-cell office:value-type="float" office:value="0.9237">
            <text:p>0.9237</text:p>
          </table:table-cell>
          <table:table-cell office:value-type="float" office:value="-0.2743">
            <text:p>-0.2743</text:p>
          </table:table-cell>
          <table:table-cell office:value-type="float" office:value="0.7051">
            <text:p>0.7051</text:p>
          </table:table-cell>
          <table:table-cell office:value-type="float" office:value="0.3674">
            <text:p>0.3674</text:p>
          </table:table-cell>
          <table:table-cell office:value-type="float" office:value="-3.115">
            <text:p>-3.115</text:p>
          </table:table-cell>
          <table:table-cell office:value-type="float" office:value="1.2512">
            <text:p>1.2512</text:p>
          </table:table-cell>
          <table:table-cell office:value-type="float" office:value="-9.7212">
            <text:p>-9.72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2">
            <text:p>-0.2402</text:p>
          </table:table-cell>
          <table:table-cell office:value-type="float" office:value="-0.169">
            <text:p>-0.169</text:p>
          </table:table-cell>
          <table:table-cell office:value-type="float" office:value="0.9267">
            <text:p>0.9267</text:p>
          </table:table-cell>
          <table:table-cell office:value-type="float" office:value="-0.2763">
            <text:p>-0.2763</text:p>
          </table:table-cell>
          <table:table-cell office:value-type="float" office:value="0.7033">
            <text:p>0.7033</text:p>
          </table:table-cell>
          <table:table-cell office:value-type="float" office:value="0.3574">
            <text:p>0.3574</text:p>
          </table:table-cell>
          <table:table-cell office:value-type="float" office:value="-3.6575">
            <text:p>-3.6575</text:p>
          </table:table-cell>
          <table:table-cell office:value-type="float" office:value="1.6712">
            <text:p>1.6712</text:p>
          </table:table-cell>
          <table:table-cell office:value-type="float" office:value="-9.9663">
            <text:p>-9.966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2">
            <text:p>-0.2412</text:p>
          </table:table-cell>
          <table:table-cell office:value-type="float" office:value="-0.1697">
            <text:p>-0.1697</text:p>
          </table:table-cell>
          <table:table-cell office:value-type="float" office:value="0.9241">
            <text:p>0.9241</text:p>
          </table:table-cell>
          <table:table-cell office:value-type="float" office:value="-0.2762">
            <text:p>-0.2762</text:p>
          </table:table-cell>
          <table:table-cell office:value-type="float" office:value="0.7034">
            <text:p>0.7034</text:p>
          </table:table-cell>
          <table:table-cell office:value-type="float" office:value="0.3645">
            <text:p>0.3645</text:p>
          </table:table-cell>
          <table:table-cell office:value-type="float" office:value="-3.57">
            <text:p>-3.57</text:p>
          </table:table-cell>
          <table:table-cell office:value-type="float" office:value="1.3825">
            <text:p>1.3825</text:p>
          </table:table-cell>
          <table:table-cell office:value-type="float" office:value="-9.6425">
            <text:p>-9.64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4">
            <text:p>-0.2414</text:p>
          </table:table-cell>
          <table:table-cell office:value-type="float" office:value="-0.169">
            <text:p>-0.169</text:p>
          </table:table-cell>
          <table:table-cell office:value-type="float" office:value="0.9248">
            <text:p>0.9248</text:p>
          </table:table-cell>
          <table:table-cell office:value-type="float" office:value="-0.2762">
            <text:p>-0.2762</text:p>
          </table:table-cell>
          <table:table-cell office:value-type="float" office:value="0.7034">
            <text:p>0.7034</text:p>
          </table:table-cell>
          <table:table-cell office:value-type="float" office:value="0.3645">
            <text:p>0.3645</text:p>
          </table:table-cell>
          <table:table-cell office:value-type="float" office:value="-3.6663">
            <text:p>-3.6663</text:p>
          </table:table-cell>
          <table:table-cell office:value-type="float" office:value="0.8663">
            <text:p>0.8663</text:p>
          </table:table-cell>
          <table:table-cell office:value-type="float" office:value="-9.2312">
            <text:p>-9.23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">
            <text:p>-0.24</text:p>
          </table:table-cell>
          <table:table-cell office:value-type="float" office:value="-0.1688">
            <text:p>-0.1688</text:p>
          </table:table-cell>
          <table:table-cell office:value-type="float" office:value="0.9258">
            <text:p>0.9258</text:p>
          </table:table-cell>
          <table:table-cell office:value-type="float" office:value="-0.275">
            <text:p>-0.275</text:p>
          </table:table-cell>
          <table:table-cell office:value-type="float" office:value="0.7042">
            <text:p>0.7042</text:p>
          </table:table-cell>
          <table:table-cell office:value-type="float" office:value="0.3646">
            <text:p>0.3646</text:p>
          </table:table-cell>
          <table:table-cell office:value-type="float" office:value="-3.7188">
            <text:p>-3.7188</text:p>
          </table:table-cell>
          <table:table-cell office:value-type="float" office:value="1.3387">
            <text:p>1.3387</text:p>
          </table:table-cell>
          <table:table-cell office:value-type="float" office:value="-9.4937">
            <text:p>-9.49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">
            <text:p>-0.24</text:p>
          </table:table-cell>
          <table:table-cell office:value-type="float" office:value="-0.1706">
            <text:p>-0.1706</text:p>
          </table:table-cell>
          <table:table-cell office:value-type="float" office:value="0.921">
            <text:p>0.921</text:p>
          </table:table-cell>
          <table:table-cell office:value-type="float" office:value="-0.275">
            <text:p>-0.275</text:p>
          </table:table-cell>
          <table:table-cell office:value-type="float" office:value="0.7042">
            <text:p>0.7042</text:p>
          </table:table-cell>
          <table:table-cell office:value-type="float" office:value="0.3646">
            <text:p>0.3646</text:p>
          </table:table-cell>
          <table:table-cell office:value-type="float" office:value="-3.5438">
            <text:p>-3.5438</text:p>
          </table:table-cell>
          <table:table-cell office:value-type="float" office:value="1.54">
            <text:p>1.54</text:p>
          </table:table-cell>
          <table:table-cell office:value-type="float" office:value="-9.415">
            <text:p>-9.41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9">
            <text:p>-0.2419</text:p>
          </table:table-cell>
          <table:table-cell office:value-type="float" office:value="-0.169">
            <text:p>-0.169</text:p>
          </table:table-cell>
          <table:table-cell office:value-type="float" office:value="0.9226">
            <text:p>0.9226</text:p>
          </table:table-cell>
          <table:table-cell office:value-type="float" office:value="-0.2785">
            <text:p>-0.2785</text:p>
          </table:table-cell>
          <table:table-cell office:value-type="float" office:value="0.7046">
            <text:p>0.7046</text:p>
          </table:table-cell>
          <table:table-cell office:value-type="float" office:value="0.365">
            <text:p>0.365</text:p>
          </table:table-cell>
          <table:table-cell office:value-type="float" office:value="-3.8238">
            <text:p>-3.8238</text:p>
          </table:table-cell>
          <table:table-cell office:value-type="float" office:value="1.4525">
            <text:p>1.4525</text:p>
          </table:table-cell>
          <table:table-cell office:value-type="float" office:value="-9.17">
            <text:p>-9.1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1">
            <text:p>-0.2411</text:p>
          </table:table-cell>
          <table:table-cell office:value-type="float" office:value="-0.1706">
            <text:p>-0.1706</text:p>
          </table:table-cell>
          <table:table-cell office:value-type="float" office:value="0.9275">
            <text:p>0.9275</text:p>
          </table:table-cell>
          <table:table-cell office:value-type="float" office:value="-0.2726">
            <text:p>-0.2726</text:p>
          </table:table-cell>
          <table:table-cell office:value-type="float" office:value="0.7027">
            <text:p>0.7027</text:p>
          </table:table-cell>
          <table:table-cell office:value-type="float" office:value="0.3641">
            <text:p>0.3641</text:p>
          </table:table-cell>
          <table:table-cell office:value-type="float" office:value="-3.4738">
            <text:p>-3.4738</text:p>
          </table:table-cell>
          <table:table-cell office:value-type="float" office:value="1.3737">
            <text:p>1.3737</text:p>
          </table:table-cell>
          <table:table-cell office:value-type="float" office:value="-9.1875">
            <text:p>-9.18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9">
            <text:p>-0.2409</text:p>
          </table:table-cell>
          <table:table-cell office:value-type="float" office:value="-0.1701">
            <text:p>-0.1701</text:p>
          </table:table-cell>
          <table:table-cell office:value-type="float" office:value="0.9267">
            <text:p>0.9267</text:p>
          </table:table-cell>
          <table:table-cell office:value-type="float" office:value="-0.2726">
            <text:p>-0.2726</text:p>
          </table:table-cell>
          <table:table-cell office:value-type="float" office:value="0.7027">
            <text:p>0.7027</text:p>
          </table:table-cell>
          <table:table-cell office:value-type="float" office:value="0.3641">
            <text:p>0.3641</text:p>
          </table:table-cell>
          <table:table-cell office:value-type="float" office:value="-3.8063">
            <text:p>-3.8063</text:p>
          </table:table-cell>
          <table:table-cell office:value-type="float" office:value="0.9013">
            <text:p>0.9013</text:p>
          </table:table-cell>
          <table:table-cell office:value-type="float" office:value="-9.8087">
            <text:p>-9.80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1">
            <text:p>-0.2391</text:p>
          </table:table-cell>
          <table:table-cell office:value-type="float" office:value="-0.1706">
            <text:p>-0.1706</text:p>
          </table:table-cell>
          <table:table-cell office:value-type="float" office:value="0.9232">
            <text:p>0.9232</text:p>
          </table:table-cell>
          <table:table-cell office:value-type="float" office:value="-0.2754">
            <text:p>-0.2754</text:p>
          </table:table-cell>
          <table:table-cell office:value-type="float" office:value="0.7034">
            <text:p>0.7034</text:p>
          </table:table-cell>
          <table:table-cell office:value-type="float" office:value="0.3641">
            <text:p>0.3641</text:p>
          </table:table-cell>
          <table:table-cell office:value-type="float" office:value="-3.7362">
            <text:p>-3.7362</text:p>
          </table:table-cell>
          <table:table-cell office:value-type="float" office:value="1.1112">
            <text:p>1.1112</text:p>
          </table:table-cell>
          <table:table-cell office:value-type="float" office:value="-9.1525">
            <text:p>-9.15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2">
            <text:p>-0.2402</text:p>
          </table:table-cell>
          <table:table-cell office:value-type="float" office:value="-0.1708">
            <text:p>-0.1708</text:p>
          </table:table-cell>
          <table:table-cell office:value-type="float" office:value="0.9249">
            <text:p>0.9249</text:p>
          </table:table-cell>
          <table:table-cell office:value-type="float" office:value="-0.2754">
            <text:p>-0.2754</text:p>
          </table:table-cell>
          <table:table-cell office:value-type="float" office:value="0.7034">
            <text:p>0.7034</text:p>
          </table:table-cell>
          <table:table-cell office:value-type="float" office:value="0.3641">
            <text:p>0.3641</text:p>
          </table:table-cell>
          <table:table-cell office:value-type="float" office:value="-3.9288">
            <text:p>-3.9288</text:p>
          </table:table-cell>
          <table:table-cell office:value-type="float" office:value="1.3825">
            <text:p>1.3825</text:p>
          </table:table-cell>
          <table:table-cell office:value-type="float" office:value="-9.0913">
            <text:p>-9.091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3">
            <text:p>-0.2403</text:p>
          </table:table-cell>
          <table:table-cell office:value-type="float" office:value="-0.169">
            <text:p>-0.169</text:p>
          </table:table-cell>
          <table:table-cell office:value-type="float" office:value="0.9261">
            <text:p>0.9261</text:p>
          </table:table-cell>
          <table:table-cell office:value-type="float" office:value="-0.2785">
            <text:p>-0.2785</text:p>
          </table:table-cell>
          <table:table-cell office:value-type="float" office:value="0.7068">
            <text:p>0.7068</text:p>
          </table:table-cell>
          <table:table-cell office:value-type="float" office:value="0.3638">
            <text:p>0.3638</text:p>
          </table:table-cell>
          <table:table-cell office:value-type="float" office:value="-4.1125">
            <text:p>-4.1125</text:p>
          </table:table-cell>
          <table:table-cell office:value-type="float" office:value="1.3562">
            <text:p>1.3562</text:p>
          </table:table-cell>
          <table:table-cell office:value-type="float" office:value="-9.1087">
            <text:p>-9.10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6">
            <text:p>-0.2426</text:p>
          </table:table-cell>
          <table:table-cell office:value-type="float" office:value="-0.1706">
            <text:p>-0.1706</text:p>
          </table:table-cell>
          <table:table-cell office:value-type="float" office:value="0.9268">
            <text:p>0.9268</text:p>
          </table:table-cell>
          <table:table-cell office:value-type="float" office:value="-0.2736">
            <text:p>-0.2736</text:p>
          </table:table-cell>
          <table:table-cell office:value-type="float" office:value="0.7034">
            <text:p>0.7034</text:p>
          </table:table-cell>
          <table:table-cell office:value-type="float" office:value="0.3638">
            <text:p>0.3638</text:p>
          </table:table-cell>
          <table:table-cell office:value-type="float" office:value="-3.3338">
            <text:p>-3.3338</text:p>
          </table:table-cell>
          <table:table-cell office:value-type="float" office:value="0.9363">
            <text:p>0.9363</text:p>
          </table:table-cell>
          <table:table-cell office:value-type="float" office:value="-9.3975">
            <text:p>-9.39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5">
            <text:p>-0.245</text:p>
          </table:table-cell>
          <table:table-cell office:value-type="float" office:value="-0.1705">
            <text:p>-0.1705</text:p>
          </table:table-cell>
          <table:table-cell office:value-type="float" office:value="0.9245">
            <text:p>0.9245</text:p>
          </table:table-cell>
          <table:table-cell office:value-type="float" office:value="-0.2736">
            <text:p>-0.2736</text:p>
          </table:table-cell>
          <table:table-cell office:value-type="float" office:value="0.7034">
            <text:p>0.7034</text:p>
          </table:table-cell>
          <table:table-cell office:value-type="float" office:value="0.3638">
            <text:p>0.3638</text:p>
          </table:table-cell>
          <table:table-cell office:value-type="float" office:value="-3.5088">
            <text:p>-3.5088</text:p>
          </table:table-cell>
          <table:table-cell office:value-type="float" office:value="1.8463">
            <text:p>1.8463</text:p>
          </table:table-cell>
          <table:table-cell office:value-type="float" office:value="-10.1763">
            <text:p>-10.176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3">
            <text:p>-0.2403</text:p>
          </table:table-cell>
          <table:table-cell office:value-type="float" office:value="-0.1717">
            <text:p>-0.1717</text:p>
          </table:table-cell>
          <table:table-cell office:value-type="float" office:value="0.9225">
            <text:p>0.9225</text:p>
          </table:table-cell>
          <table:table-cell office:value-type="float" office:value="-0.275">
            <text:p>-0.275</text:p>
          </table:table-cell>
          <table:table-cell office:value-type="float" office:value="0.7036">
            <text:p>0.7036</text:p>
          </table:table-cell>
          <table:table-cell office:value-type="float" office:value="0.3632">
            <text:p>0.3632</text:p>
          </table:table-cell>
          <table:table-cell office:value-type="float" office:value="-3.4038">
            <text:p>-3.4038</text:p>
          </table:table-cell>
          <table:table-cell office:value-type="float" office:value="1.7062">
            <text:p>1.7062</text:p>
          </table:table-cell>
          <table:table-cell office:value-type="float" office:value="-10.0625">
            <text:p>-10.06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">
            <text:p>-0.238</text:p>
          </table:table-cell>
          <table:table-cell office:value-type="float" office:value="-0.171">
            <text:p>-0.171</text:p>
          </table:table-cell>
          <table:table-cell office:value-type="float" office:value="0.9252">
            <text:p>0.9252</text:p>
          </table:table-cell>
          <table:table-cell office:value-type="float" office:value="-0.275">
            <text:p>-0.275</text:p>
          </table:table-cell>
          <table:table-cell office:value-type="float" office:value="0.7036">
            <text:p>0.7036</text:p>
          </table:table-cell>
          <table:table-cell office:value-type="float" office:value="0.3632">
            <text:p>0.3632</text:p>
          </table:table-cell>
          <table:table-cell office:value-type="float" office:value="-3.5525">
            <text:p>-3.5525</text:p>
          </table:table-cell>
          <table:table-cell office:value-type="float" office:value="1.0587">
            <text:p>1.0587</text:p>
          </table:table-cell>
          <table:table-cell office:value-type="float" office:value="-9.6687">
            <text:p>-9.66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3">
            <text:p>-0.2383</text:p>
          </table:table-cell>
          <table:table-cell office:value-type="float" office:value="-0.1707">
            <text:p>-0.1707</text:p>
          </table:table-cell>
          <table:table-cell office:value-type="float" office:value="0.9237">
            <text:p>0.9237</text:p>
          </table:table-cell>
          <table:table-cell office:value-type="float" office:value="-0.2754">
            <text:p>-0.2754</text:p>
          </table:table-cell>
          <table:table-cell office:value-type="float" office:value="0.704">
            <text:p>0.704</text:p>
          </table:table-cell>
          <table:table-cell office:value-type="float" office:value="0.3605">
            <text:p>0.3605</text:p>
          </table:table-cell>
          <table:table-cell office:value-type="float" office:value="-3.5088">
            <text:p>-3.5088</text:p>
          </table:table-cell>
          <table:table-cell office:value-type="float" office:value="1.2163">
            <text:p>1.2163</text:p>
          </table:table-cell>
          <table:table-cell office:value-type="float" office:value="-9.8">
            <text:p>-9.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7">
            <text:p>-0.2387</text:p>
          </table:table-cell>
          <table:table-cell office:value-type="float" office:value="-0.1697">
            <text:p>-0.1697</text:p>
          </table:table-cell>
          <table:table-cell office:value-type="float" office:value="0.9322">
            <text:p>0.9322</text:p>
          </table:table-cell>
          <table:table-cell office:value-type="float" office:value="-0.2756">
            <text:p>-0.2756</text:p>
          </table:table-cell>
          <table:table-cell office:value-type="float" office:value="0.7056">
            <text:p>0.7056</text:p>
          </table:table-cell>
          <table:table-cell office:value-type="float" office:value="0.3674">
            <text:p>0.3674</text:p>
          </table:table-cell>
          <table:table-cell office:value-type="float" office:value="-2.4675">
            <text:p>-2.4675</text:p>
          </table:table-cell>
          <table:table-cell office:value-type="float" office:value="1.26">
            <text:p>1.26</text:p>
          </table:table-cell>
          <table:table-cell office:value-type="float" office:value="-10.3775">
            <text:p>-10.37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9">
            <text:p>-0.2399</text:p>
          </table:table-cell>
          <table:table-cell office:value-type="float" office:value="-0.1696">
            <text:p>-0.1696</text:p>
          </table:table-cell>
          <table:table-cell office:value-type="float" office:value="0.9249">
            <text:p>0.9249</text:p>
          </table:table-cell>
          <table:table-cell office:value-type="float" office:value="-0.2756">
            <text:p>-0.2756</text:p>
          </table:table-cell>
          <table:table-cell office:value-type="float" office:value="0.7056">
            <text:p>0.7056</text:p>
          </table:table-cell>
          <table:table-cell office:value-type="float" office:value="0.3674">
            <text:p>0.3674</text:p>
          </table:table-cell>
          <table:table-cell office:value-type="float" office:value="-2.485">
            <text:p>-2.485</text:p>
          </table:table-cell>
          <table:table-cell office:value-type="float" office:value="1.4262">
            <text:p>1.4262</text:p>
          </table:table-cell>
          <table:table-cell office:value-type="float" office:value="-9.8612">
            <text:p>-9.86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5">
            <text:p>-0.2425</text:p>
          </table:table-cell>
          <table:table-cell office:value-type="float" office:value="-0.1682">
            <text:p>-0.1682</text:p>
          </table:table-cell>
          <table:table-cell office:value-type="float" office:value="0.9267">
            <text:p>0.9267</text:p>
          </table:table-cell>
          <table:table-cell office:value-type="float" office:value="-0.275">
            <text:p>-0.275</text:p>
          </table:table-cell>
          <table:table-cell office:value-type="float" office:value="0.7026">
            <text:p>0.7026</text:p>
          </table:table-cell>
          <table:table-cell office:value-type="float" office:value="0.3642">
            <text:p>0.3642</text:p>
          </table:table-cell>
          <table:table-cell office:value-type="float" office:value="-2.6425">
            <text:p>-2.6425</text:p>
          </table:table-cell>
          <table:table-cell office:value-type="float" office:value="0.805">
            <text:p>0.805</text:p>
          </table:table-cell>
          <table:table-cell office:value-type="float" office:value="-9.7037">
            <text:p>-9.70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42">
            <text:p>-0.2442</text:p>
          </table:table-cell>
          <table:table-cell office:value-type="float" office:value="-0.1699">
            <text:p>-0.1699</text:p>
          </table:table-cell>
          <table:table-cell office:value-type="float" office:value="0.9244">
            <text:p>0.9244</text:p>
          </table:table-cell>
          <table:table-cell office:value-type="float" office:value="-0.275">
            <text:p>-0.275</text:p>
          </table:table-cell>
          <table:table-cell office:value-type="float" office:value="0.7026">
            <text:p>0.7026</text:p>
          </table:table-cell>
          <table:table-cell office:value-type="float" office:value="0.3642">
            <text:p>0.3642</text:p>
          </table:table-cell>
          <table:table-cell office:value-type="float" office:value="-3.9025">
            <text:p>-3.9025</text:p>
          </table:table-cell>
          <table:table-cell office:value-type="float" office:value="1.4962">
            <text:p>1.4962</text:p>
          </table:table-cell>
          <table:table-cell office:value-type="float" office:value="-9.6862">
            <text:p>-9.68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4">
            <text:p>-0.2424</text:p>
          </table:table-cell>
          <table:table-cell office:value-type="float" office:value="-0.1684">
            <text:p>-0.1684</text:p>
          </table:table-cell>
          <table:table-cell office:value-type="float" office:value="0.9207">
            <text:p>0.9207</text:p>
          </table:table-cell>
          <table:table-cell office:value-type="float" office:value="-0.2763">
            <text:p>-0.2763</text:p>
          </table:table-cell>
          <table:table-cell office:value-type="float" office:value="0.7033">
            <text:p>0.7033</text:p>
          </table:table-cell>
          <table:table-cell office:value-type="float" office:value="0.3629">
            <text:p>0.3629</text:p>
          </table:table-cell>
          <table:table-cell office:value-type="float" office:value="-4.0338">
            <text:p>-4.0338</text:p>
          </table:table-cell>
          <table:table-cell office:value-type="float" office:value="1.5837">
            <text:p>1.5837</text:p>
          </table:table-cell>
          <table:table-cell office:value-type="float" office:value="-9.7912">
            <text:p>-9.79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4">
            <text:p>-0.2404</text:p>
          </table:table-cell>
          <table:table-cell office:value-type="float" office:value="-0.1687">
            <text:p>-0.1687</text:p>
          </table:table-cell>
          <table:table-cell office:value-type="float" office:value="0.9212">
            <text:p>0.9212</text:p>
          </table:table-cell>
          <table:table-cell office:value-type="float" office:value="-0.2752">
            <text:p>-0.2752</text:p>
          </table:table-cell>
          <table:table-cell office:value-type="float" office:value="0.7035">
            <text:p>0.7035</text:p>
          </table:table-cell>
          <table:table-cell office:value-type="float" office:value="0.3685">
            <text:p>0.3685</text:p>
          </table:table-cell>
          <table:table-cell office:value-type="float" office:value="-3.1325">
            <text:p>-3.1325</text:p>
          </table:table-cell>
          <table:table-cell office:value-type="float" office:value="1.6625">
            <text:p>1.6625</text:p>
          </table:table-cell>
          <table:table-cell office:value-type="float" office:value="-10.0712">
            <text:p>-10.07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78">
            <text:p>-0.2378</text:p>
          </table:table-cell>
          <table:table-cell office:value-type="float" office:value="-0.1678">
            <text:p>-0.1678</text:p>
          </table:table-cell>
          <table:table-cell office:value-type="float" office:value="0.9262">
            <text:p>0.9262</text:p>
          </table:table-cell>
          <table:table-cell office:value-type="float" office:value="-0.2752">
            <text:p>-0.2752</text:p>
          </table:table-cell>
          <table:table-cell office:value-type="float" office:value="0.7035">
            <text:p>0.7035</text:p>
          </table:table-cell>
          <table:table-cell office:value-type="float" office:value="0.3685">
            <text:p>0.3685</text:p>
          </table:table-cell>
          <table:table-cell office:value-type="float" office:value="-2.8087">
            <text:p>-2.8087</text:p>
          </table:table-cell>
          <table:table-cell office:value-type="float" office:value="1.12">
            <text:p>1.12</text:p>
          </table:table-cell>
          <table:table-cell office:value-type="float" office:value="-9.8525">
            <text:p>-9.85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3">
            <text:p>-0.2393</text:p>
          </table:table-cell>
          <table:table-cell office:value-type="float" office:value="-0.1694">
            <text:p>-0.1694</text:p>
          </table:table-cell>
          <table:table-cell office:value-type="float" office:value="0.9216">
            <text:p>0.9216</text:p>
          </table:table-cell>
          <table:table-cell office:value-type="float" office:value="-0.2733">
            <text:p>-0.2733</text:p>
          </table:table-cell>
          <table:table-cell office:value-type="float" office:value="0.7038">
            <text:p>0.7038</text:p>
          </table:table-cell>
          <table:table-cell office:value-type="float" office:value="0.3636">
            <text:p>0.3636</text:p>
          </table:table-cell>
          <table:table-cell office:value-type="float" office:value="-4.2875">
            <text:p>-4.2875</text:p>
          </table:table-cell>
          <table:table-cell office:value-type="float" office:value="1.295">
            <text:p>1.295</text:p>
          </table:table-cell>
          <table:table-cell office:value-type="float" office:value="-9.6775">
            <text:p>-9.67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9">
            <text:p>-0.2419</text:p>
          </table:table-cell>
          <table:table-cell office:value-type="float" office:value="-0.1687">
            <text:p>-0.1687</text:p>
          </table:table-cell>
          <table:table-cell office:value-type="float" office:value="0.9287">
            <text:p>0.9287</text:p>
          </table:table-cell>
          <table:table-cell office:value-type="float" office:value="-0.2733">
            <text:p>-0.2733</text:p>
          </table:table-cell>
          <table:table-cell office:value-type="float" office:value="0.7038">
            <text:p>0.7038</text:p>
          </table:table-cell>
          <table:table-cell office:value-type="float" office:value="0.3636">
            <text:p>0.3636</text:p>
          </table:table-cell>
          <table:table-cell office:value-type="float" office:value="-3.8937">
            <text:p>-3.8937</text:p>
          </table:table-cell>
          <table:table-cell office:value-type="float" office:value="1.2075">
            <text:p>1.2075</text:p>
          </table:table-cell>
          <table:table-cell office:value-type="float" office:value="-9.2925">
            <text:p>-9.29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3">
            <text:p>-0.2413</text:p>
          </table:table-cell>
          <table:table-cell office:value-type="float" office:value="-0.1712">
            <text:p>-0.1712</text:p>
          </table:table-cell>
          <table:table-cell office:value-type="float" office:value="0.9222">
            <text:p>0.9222</text:p>
          </table:table-cell>
          <table:table-cell office:value-type="float" office:value="-0.2754">
            <text:p>-0.2754</text:p>
          </table:table-cell>
          <table:table-cell office:value-type="float" office:value="0.7037">
            <text:p>0.7037</text:p>
          </table:table-cell>
          <table:table-cell office:value-type="float" office:value="0.3664">
            <text:p>0.3664</text:p>
          </table:table-cell>
          <table:table-cell office:value-type="float" office:value="-3.3425">
            <text:p>-3.3425</text:p>
          </table:table-cell>
          <table:table-cell office:value-type="float" office:value="1.5575">
            <text:p>1.5575</text:p>
          </table:table-cell>
          <table:table-cell office:value-type="float" office:value="-9.6425">
            <text:p>-9.64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9">
            <text:p>-0.2429</text:p>
          </table:table-cell>
          <table:table-cell office:value-type="float" office:value="-0.1682">
            <text:p>-0.1682</text:p>
          </table:table-cell>
          <table:table-cell office:value-type="float" office:value="0.9235">
            <text:p>0.9235</text:p>
          </table:table-cell>
          <table:table-cell office:value-type="float" office:value="-0.2769">
            <text:p>-0.2769</text:p>
          </table:table-cell>
          <table:table-cell office:value-type="float" office:value="0.7038">
            <text:p>0.7038</text:p>
          </table:table-cell>
          <table:table-cell office:value-type="float" office:value="0.3625">
            <text:p>0.3625</text:p>
          </table:table-cell>
          <table:table-cell office:value-type="float" office:value="-3.1588">
            <text:p>-3.1588</text:p>
          </table:table-cell>
          <table:table-cell office:value-type="float" office:value="1.5837">
            <text:p>1.5837</text:p>
          </table:table-cell>
          <table:table-cell office:value-type="float" office:value="-9.7212">
            <text:p>-9.72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8">
            <text:p>-0.2418</text:p>
          </table:table-cell>
          <table:table-cell office:value-type="float" office:value="-0.169">
            <text:p>-0.169</text:p>
          </table:table-cell>
          <table:table-cell office:value-type="float" office:value="0.9259">
            <text:p>0.9259</text:p>
          </table:table-cell>
          <table:table-cell office:value-type="float" office:value="-0.2769">
            <text:p>-0.2769</text:p>
          </table:table-cell>
          <table:table-cell office:value-type="float" office:value="0.7038">
            <text:p>0.7038</text:p>
          </table:table-cell>
          <table:table-cell office:value-type="float" office:value="0.3625">
            <text:p>0.3625</text:p>
          </table:table-cell>
          <table:table-cell office:value-type="float" office:value="-3.85">
            <text:p>-3.85</text:p>
          </table:table-cell>
          <table:table-cell office:value-type="float" office:value="1.1462">
            <text:p>1.1462</text:p>
          </table:table-cell>
          <table:table-cell office:value-type="float" office:value="-9.5987">
            <text:p>-9.59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38">
            <text:p>-0.2438</text:p>
          </table:table-cell>
          <table:table-cell office:value-type="float" office:value="-0.1695">
            <text:p>-0.1695</text:p>
          </table:table-cell>
          <table:table-cell office:value-type="float" office:value="0.9248">
            <text:p>0.9248</text:p>
          </table:table-cell>
          <table:table-cell office:value-type="float" office:value="-0.2755">
            <text:p>-0.2755</text:p>
          </table:table-cell>
          <table:table-cell office:value-type="float" office:value="0.704">
            <text:p>0.704</text:p>
          </table:table-cell>
          <table:table-cell office:value-type="float" office:value="0.3642">
            <text:p>0.3642</text:p>
          </table:table-cell>
          <table:table-cell office:value-type="float" office:value="-3.3338">
            <text:p>-3.3338</text:p>
          </table:table-cell>
          <table:table-cell office:value-type="float" office:value="1.3562">
            <text:p>1.3562</text:p>
          </table:table-cell>
          <table:table-cell office:value-type="float" office:value="-9.4937">
            <text:p>-9.49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2">
            <text:p>-0.2422</text:p>
          </table:table-cell>
          <table:table-cell office:value-type="float" office:value="-0.1715">
            <text:p>-0.1715</text:p>
          </table:table-cell>
          <table:table-cell office:value-type="float" office:value="0.9211">
            <text:p>0.9211</text:p>
          </table:table-cell>
          <table:table-cell office:value-type="float" office:value="-0.2755">
            <text:p>-0.2755</text:p>
          </table:table-cell>
          <table:table-cell office:value-type="float" office:value="0.704">
            <text:p>0.704</text:p>
          </table:table-cell>
          <table:table-cell office:value-type="float" office:value="0.3642">
            <text:p>0.3642</text:p>
          </table:table-cell>
          <table:table-cell office:value-type="float" office:value="-3.6138">
            <text:p>-3.6138</text:p>
          </table:table-cell>
          <table:table-cell office:value-type="float" office:value="1.26">
            <text:p>1.26</text:p>
          </table:table-cell>
          <table:table-cell office:value-type="float" office:value="-10.0187">
            <text:p>-10.01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4">
            <text:p>-0.2394</text:p>
          </table:table-cell>
          <table:table-cell office:value-type="float" office:value="-0.1697">
            <text:p>-0.1697</text:p>
          </table:table-cell>
          <table:table-cell office:value-type="float" office:value="0.9279">
            <text:p>0.9279</text:p>
          </table:table-cell>
          <table:table-cell office:value-type="float" office:value="-0.274">
            <text:p>-0.274</text:p>
          </table:table-cell>
          <table:table-cell office:value-type="float" office:value="0.7046">
            <text:p>0.7046</text:p>
          </table:table-cell>
          <table:table-cell office:value-type="float" office:value="0.3645">
            <text:p>0.3645</text:p>
          </table:table-cell>
          <table:table-cell office:value-type="float" office:value="-3.4475">
            <text:p>-3.4475</text:p>
          </table:table-cell>
          <table:table-cell office:value-type="float" office:value="1.6187">
            <text:p>1.6187</text:p>
          </table:table-cell>
          <table:table-cell office:value-type="float" office:value="-9.6512">
            <text:p>-9.65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74">
            <text:p>-0.2374</text:p>
          </table:table-cell>
          <table:table-cell office:value-type="float" office:value="-0.1698">
            <text:p>-0.1698</text:p>
          </table:table-cell>
          <table:table-cell office:value-type="float" office:value="0.9235">
            <text:p>0.9235</text:p>
          </table:table-cell>
          <table:table-cell office:value-type="float" office:value="-0.274">
            <text:p>-0.274</text:p>
          </table:table-cell>
          <table:table-cell office:value-type="float" office:value="0.7044">
            <text:p>0.7044</text:p>
          </table:table-cell>
          <table:table-cell office:value-type="float" office:value="0.3602">
            <text:p>0.3602</text:p>
          </table:table-cell>
          <table:table-cell office:value-type="float" office:value="-2.8175">
            <text:p>-2.8175</text:p>
          </table:table-cell>
          <table:table-cell office:value-type="float" office:value="1.3562">
            <text:p>1.3562</text:p>
          </table:table-cell>
          <table:table-cell office:value-type="float" office:value="-10.045">
            <text:p>-10.04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67">
            <text:p>-0.2367</text:p>
          </table:table-cell>
          <table:table-cell office:value-type="float" office:value="-0.1709">
            <text:p>-0.1709</text:p>
          </table:table-cell>
          <table:table-cell office:value-type="float" office:value="0.9234">
            <text:p>0.9234</text:p>
          </table:table-cell>
          <table:table-cell office:value-type="float" office:value="-0.275">
            <text:p>-0.275</text:p>
          </table:table-cell>
          <table:table-cell office:value-type="float" office:value="0.7044">
            <text:p>0.7044</text:p>
          </table:table-cell>
          <table:table-cell office:value-type="float" office:value="0.3602">
            <text:p>0.3602</text:p>
          </table:table-cell>
          <table:table-cell office:value-type="float" office:value="-3.0363">
            <text:p>-3.0363</text:p>
          </table:table-cell>
          <table:table-cell office:value-type="float" office:value="1.5225">
            <text:p>1.5225</text:p>
          </table:table-cell>
          <table:table-cell office:value-type="float" office:value="-9.03">
            <text:p>-9.0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67">
            <text:p>-0.2367</text:p>
          </table:table-cell>
          <table:table-cell office:value-type="float" office:value="-0.1687">
            <text:p>-0.1687</text:p>
          </table:table-cell>
          <table:table-cell office:value-type="float" office:value="0.9248">
            <text:p>0.9248</text:p>
          </table:table-cell>
          <table:table-cell office:value-type="float" office:value="-0.2746">
            <text:p>-0.2746</text:p>
          </table:table-cell>
          <table:table-cell office:value-type="float" office:value="0.703">
            <text:p>0.703</text:p>
          </table:table-cell>
          <table:table-cell office:value-type="float" office:value="0.3644">
            <text:p>0.3644</text:p>
          </table:table-cell>
          <table:table-cell office:value-type="float" office:value="-3.22">
            <text:p>-3.22</text:p>
          </table:table-cell>
          <table:table-cell office:value-type="float" office:value="1.6362">
            <text:p>1.6362</text:p>
          </table:table-cell>
          <table:table-cell office:value-type="float" office:value="-9.2662">
            <text:p>-9.26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7">
            <text:p>-0.2427</text:p>
          </table:table-cell>
          <table:table-cell office:value-type="float" office:value="-0.1694">
            <text:p>-0.1694</text:p>
          </table:table-cell>
          <table:table-cell office:value-type="float" office:value="0.9271">
            <text:p>0.9271</text:p>
          </table:table-cell>
          <table:table-cell office:value-type="float" office:value="-0.2746">
            <text:p>-0.2746</text:p>
          </table:table-cell>
          <table:table-cell office:value-type="float" office:value="0.703">
            <text:p>0.703</text:p>
          </table:table-cell>
          <table:table-cell office:value-type="float" office:value="0.3644">
            <text:p>0.3644</text:p>
          </table:table-cell>
          <table:table-cell office:value-type="float" office:value="-2.8263">
            <text:p>-2.8263</text:p>
          </table:table-cell>
          <table:table-cell office:value-type="float" office:value="1.0762">
            <text:p>1.0762</text:p>
          </table:table-cell>
          <table:table-cell office:value-type="float" office:value="-9.9663">
            <text:p>-9.966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2">
            <text:p>-0.2402</text:p>
          </table:table-cell>
          <table:table-cell office:value-type="float" office:value="-0.1688">
            <text:p>-0.1688</text:p>
          </table:table-cell>
          <table:table-cell office:value-type="float" office:value="0.9265">
            <text:p>0.9265</text:p>
          </table:table-cell>
          <table:table-cell office:value-type="float" office:value="-0.2751">
            <text:p>-0.2751</text:p>
          </table:table-cell>
          <table:table-cell office:value-type="float" office:value="0.7042">
            <text:p>0.7042</text:p>
          </table:table-cell>
          <table:table-cell office:value-type="float" office:value="0.3598">
            <text:p>0.3598</text:p>
          </table:table-cell>
          <table:table-cell office:value-type="float" office:value="-3.5">
            <text:p>-3.5</text:p>
          </table:table-cell>
          <table:table-cell office:value-type="float" office:value="1.0237">
            <text:p>1.0237</text:p>
          </table:table-cell>
          <table:table-cell office:value-type="float" office:value="-9.94">
            <text:p>-9.94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81">
            <text:p>-0.2481</text:p>
          </table:table-cell>
          <table:table-cell office:value-type="float" office:value="-0.172">
            <text:p>-0.172</text:p>
          </table:table-cell>
          <table:table-cell office:value-type="float" office:value="0.9274">
            <text:p>0.9274</text:p>
          </table:table-cell>
          <table:table-cell office:value-type="float" office:value="-0.2751">
            <text:p>-0.2751</text:p>
          </table:table-cell>
          <table:table-cell office:value-type="float" office:value="0.7042">
            <text:p>0.7042</text:p>
          </table:table-cell>
          <table:table-cell office:value-type="float" office:value="0.3598">
            <text:p>0.3598</text:p>
          </table:table-cell>
          <table:table-cell office:value-type="float" office:value="-3.36">
            <text:p>-3.36</text:p>
          </table:table-cell>
          <table:table-cell office:value-type="float" office:value="1.0237">
            <text:p>1.0237</text:p>
          </table:table-cell>
          <table:table-cell office:value-type="float" office:value="-9.7037">
            <text:p>-9.70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6">
            <text:p>-0.2616</text:p>
          </table:table-cell>
          <table:table-cell office:value-type="float" office:value="-0.1595">
            <text:p>-0.1595</text:p>
          </table:table-cell>
          <table:table-cell office:value-type="float" office:value="0.9321">
            <text:p>0.9321</text:p>
          </table:table-cell>
          <table:table-cell office:value-type="float" office:value="-0.2746">
            <text:p>-0.2746</text:p>
          </table:table-cell>
          <table:table-cell office:value-type="float" office:value="0.7042">
            <text:p>0.7042</text:p>
          </table:table-cell>
          <table:table-cell office:value-type="float" office:value="0.3627">
            <text:p>0.3627</text:p>
          </table:table-cell>
          <table:table-cell office:value-type="float" office:value="-3.01">
            <text:p>-3.01</text:p>
          </table:table-cell>
          <table:table-cell office:value-type="float" office:value="0.7">
            <text:p>0.7</text:p>
          </table:table-cell>
          <table:table-cell office:value-type="float" office:value="-9.5375">
            <text:p>-9.53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3">
            <text:p>-0.2583</text:p>
          </table:table-cell>
          <table:table-cell office:value-type="float" office:value="-0.1511">
            <text:p>-0.1511</text:p>
          </table:table-cell>
          <table:table-cell office:value-type="float" office:value="0.8672">
            <text:p>0.8672</text:p>
          </table:table-cell>
          <table:table-cell office:value-type="float" office:value="-0.277">
            <text:p>-0.277</text:p>
          </table:table-cell>
          <table:table-cell office:value-type="float" office:value="0.7042">
            <text:p>0.7042</text:p>
          </table:table-cell>
          <table:table-cell office:value-type="float" office:value="0.3644">
            <text:p>0.3644</text:p>
          </table:table-cell>
          <table:table-cell office:value-type="float" office:value="-3.7275">
            <text:p>-3.7275</text:p>
          </table:table-cell>
          <table:table-cell office:value-type="float" office:value="0.175">
            <text:p>0.175</text:p>
          </table:table-cell>
          <table:table-cell office:value-type="float" office:value="-9.9488">
            <text:p>-9.948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1686">
            <text:p>-0.1686</text:p>
          </table:table-cell>
          <table:table-cell office:value-type="float" office:value="-0.1967">
            <text:p>-0.1967</text:p>
          </table:table-cell>
          <table:table-cell office:value-type="float" office:value="0.9488">
            <text:p>0.9488</text:p>
          </table:table-cell>
          <table:table-cell office:value-type="float" office:value="-0.277">
            <text:p>-0.277</text:p>
          </table:table-cell>
          <table:table-cell office:value-type="float" office:value="0.7042">
            <text:p>0.7042</text:p>
          </table:table-cell>
          <table:table-cell office:value-type="float" office:value="0.3644">
            <text:p>0.3644</text:p>
          </table:table-cell>
          <table:table-cell office:value-type="float" office:value="-3.325">
            <text:p>-3.325</text:p>
          </table:table-cell>
          <table:table-cell office:value-type="float" office:value="0.7437">
            <text:p>0.7437</text:p>
          </table:table-cell>
          <table:table-cell office:value-type="float" office:value="-10.08">
            <text:p>-10.0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77">
            <text:p>-0.2377</text:p>
          </table:table-cell>
          <table:table-cell office:value-type="float" office:value="-0.1785">
            <text:p>-0.1785</text:p>
          </table:table-cell>
          <table:table-cell office:value-type="float" office:value="0.8942">
            <text:p>0.8942</text:p>
          </table:table-cell>
          <table:table-cell office:value-type="float" office:value="-0.2738">
            <text:p>-0.2738</text:p>
          </table:table-cell>
          <table:table-cell office:value-type="float" office:value="0.7028">
            <text:p>0.7028</text:p>
          </table:table-cell>
          <table:table-cell office:value-type="float" office:value="0.3686">
            <text:p>0.3686</text:p>
          </table:table-cell>
          <table:table-cell office:value-type="float" office:value="-3.29">
            <text:p>-3.29</text:p>
          </table:table-cell>
          <table:table-cell office:value-type="float" office:value="1.89">
            <text:p>1.89</text:p>
          </table:table-cell>
          <table:table-cell office:value-type="float" office:value="-9.31">
            <text:p>-9.31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813">
            <text:p>-0.2813</text:p>
          </table:table-cell>
          <table:table-cell office:value-type="float" office:value="-0.1464">
            <text:p>-0.1464</text:p>
          </table:table-cell>
          <table:table-cell office:value-type="float" office:value="0.8939">
            <text:p>0.8939</text:p>
          </table:table-cell>
          <table:table-cell office:value-type="float" office:value="-0.2738">
            <text:p>-0.2738</text:p>
          </table:table-cell>
          <table:table-cell office:value-type="float" office:value="0.7028">
            <text:p>0.7028</text:p>
          </table:table-cell>
          <table:table-cell office:value-type="float" office:value="0.3686">
            <text:p>0.3686</text:p>
          </table:table-cell>
          <table:table-cell office:value-type="float" office:value="-3.815">
            <text:p>-3.815</text:p>
          </table:table-cell>
          <table:table-cell office:value-type="float" office:value="1.995">
            <text:p>1.995</text:p>
          </table:table-cell>
          <table:table-cell office:value-type="float" office:value="-9.9312">
            <text:p>-9.93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036">
            <text:p>-0.2036</text:p>
          </table:table-cell>
          <table:table-cell office:value-type="float" office:value="-0.1777">
            <text:p>-0.1777</text:p>
          </table:table-cell>
          <table:table-cell office:value-type="float" office:value="0.9394">
            <text:p>0.9394</text:p>
          </table:table-cell>
          <table:table-cell office:value-type="float" office:value="-0.2736">
            <text:p>-0.2736</text:p>
          </table:table-cell>
          <table:table-cell office:value-type="float" office:value="0.7049">
            <text:p>0.7049</text:p>
          </table:table-cell>
          <table:table-cell office:value-type="float" office:value="0.3684">
            <text:p>0.3684</text:p>
          </table:table-cell>
          <table:table-cell office:value-type="float" office:value="-4.0775">
            <text:p>-4.0775</text:p>
          </table:table-cell>
          <table:table-cell office:value-type="float" office:value="0.875">
            <text:p>0.875</text:p>
          </table:table-cell>
          <table:table-cell office:value-type="float" office:value="-9.6687">
            <text:p>-9.66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19">
            <text:p>-0.19</text:p>
          </table:table-cell>
          <table:table-cell office:value-type="float" office:value="-0.1848">
            <text:p>-0.1848</text:p>
          </table:table-cell>
          <table:table-cell office:value-type="float" office:value="0.9695">
            <text:p>0.9695</text:p>
          </table:table-cell>
          <table:table-cell office:value-type="float" office:value="-0.2754">
            <text:p>-0.2754</text:p>
          </table:table-cell>
          <table:table-cell office:value-type="float" office:value="0.703">
            <text:p>0.703</text:p>
          </table:table-cell>
          <table:table-cell office:value-type="float" office:value="0.3634">
            <text:p>0.3634</text:p>
          </table:table-cell>
          <table:table-cell office:value-type="float" office:value="-3.5438">
            <text:p>-3.5438</text:p>
          </table:table-cell>
          <table:table-cell office:value-type="float" office:value="1.75">
            <text:p>1.75</text:p>
          </table:table-cell>
          <table:table-cell office:value-type="float" office:value="-10.1412">
            <text:p>-10.14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3151">
            <text:p>-0.3151</text:p>
          </table:table-cell>
          <table:table-cell office:value-type="float" office:value="-0.1258">
            <text:p>-0.1258</text:p>
          </table:table-cell>
          <table:table-cell office:value-type="float" office:value="0.8818">
            <text:p>0.8818</text:p>
          </table:table-cell>
          <table:table-cell office:value-type="float" office:value="-0.2754">
            <text:p>-0.2754</text:p>
          </table:table-cell>
          <table:table-cell office:value-type="float" office:value="0.703">
            <text:p>0.703</text:p>
          </table:table-cell>
          <table:table-cell office:value-type="float" office:value="0.3634">
            <text:p>0.3634</text:p>
          </table:table-cell>
          <table:table-cell office:value-type="float" office:value="-2.6163">
            <text:p>-2.6163</text:p>
          </table:table-cell>
          <table:table-cell office:value-type="float" office:value="2.0913">
            <text:p>2.0913</text:p>
          </table:table-cell>
          <table:table-cell office:value-type="float" office:value="-10.2637">
            <text:p>-10.26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62">
            <text:p>-0.2662</text:p>
          </table:table-cell>
          <table:table-cell office:value-type="float" office:value="-0.1601">
            <text:p>-0.1601</text:p>
          </table:table-cell>
          <table:table-cell office:value-type="float" office:value="0.9506">
            <text:p>0.9506</text:p>
          </table:table-cell>
          <table:table-cell office:value-type="float" office:value="-0.2739">
            <text:p>-0.2739</text:p>
          </table:table-cell>
          <table:table-cell office:value-type="float" office:value="0.7036">
            <text:p>0.7036</text:p>
          </table:table-cell>
          <table:table-cell office:value-type="float" office:value="0.3654">
            <text:p>0.3654</text:p>
          </table:table-cell>
          <table:table-cell office:value-type="float" office:value="-2.8087">
            <text:p>-2.8087</text:p>
          </table:table-cell>
          <table:table-cell office:value-type="float" office:value="1.3125">
            <text:p>1.3125</text:p>
          </table:table-cell>
          <table:table-cell office:value-type="float" office:value="-9.7388">
            <text:p>-9.738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1887">
            <text:p>-0.1887</text:p>
          </table:table-cell>
          <table:table-cell office:value-type="float" office:value="-0.1789">
            <text:p>-0.1789</text:p>
          </table:table-cell>
          <table:table-cell office:value-type="float" office:value="0.9373">
            <text:p>0.9373</text:p>
          </table:table-cell>
          <table:table-cell office:value-type="float" office:value="-0.2739">
            <text:p>-0.2739</text:p>
          </table:table-cell>
          <table:table-cell office:value-type="float" office:value="0.7036">
            <text:p>0.7036</text:p>
          </table:table-cell>
          <table:table-cell office:value-type="float" office:value="0.3654">
            <text:p>0.3654</text:p>
          </table:table-cell>
          <table:table-cell office:value-type="float" office:value="-4.2875">
            <text:p>-4.2875</text:p>
          </table:table-cell>
          <table:table-cell office:value-type="float" office:value="0.6737">
            <text:p>0.6737</text:p>
          </table:table-cell>
          <table:table-cell office:value-type="float" office:value="-9.6862">
            <text:p>-9.68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68">
            <text:p>-0.2468</text:p>
          </table:table-cell>
          <table:table-cell office:value-type="float" office:value="-0.1885">
            <text:p>-0.1885</text:p>
          </table:table-cell>
          <table:table-cell office:value-type="float" office:value="0.9224">
            <text:p>0.9224</text:p>
          </table:table-cell>
          <table:table-cell office:value-type="float" office:value="-0.2758">
            <text:p>-0.2758</text:p>
          </table:table-cell>
          <table:table-cell office:value-type="float" office:value="0.7043">
            <text:p>0.7043</text:p>
          </table:table-cell>
          <table:table-cell office:value-type="float" office:value="0.3664">
            <text:p>0.3664</text:p>
          </table:table-cell>
          <table:table-cell office:value-type="float" office:value="-3.01">
            <text:p>-3.01</text:p>
          </table:table-cell>
          <table:table-cell office:value-type="float" office:value="1.715">
            <text:p>1.715</text:p>
          </table:table-cell>
          <table:table-cell office:value-type="float" office:value="-9.4675">
            <text:p>-9.46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86">
            <text:p>-0.2686</text:p>
          </table:table-cell>
          <table:table-cell office:value-type="float" office:value="-0.1583">
            <text:p>-0.1583</text:p>
          </table:table-cell>
          <table:table-cell office:value-type="float" office:value="0.9057">
            <text:p>0.9057</text:p>
          </table:table-cell>
          <table:table-cell office:value-type="float" office:value="-0.2754">
            <text:p>-0.2754</text:p>
          </table:table-cell>
          <table:table-cell office:value-type="float" office:value="0.7051">
            <text:p>0.7051</text:p>
          </table:table-cell>
          <table:table-cell office:value-type="float" office:value="0.3637">
            <text:p>0.3637</text:p>
          </table:table-cell>
          <table:table-cell office:value-type="float" office:value="-2.9575">
            <text:p>-2.9575</text:p>
          </table:table-cell>
          <table:table-cell office:value-type="float" office:value="0.4288">
            <text:p>0.4288</text:p>
          </table:table-cell>
          <table:table-cell office:value-type="float" office:value="-9.0125">
            <text:p>-9.01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197">
            <text:p>-0.197</text:p>
          </table:table-cell>
          <table:table-cell office:value-type="float" office:value="-0.1889">
            <text:p>-0.1889</text:p>
          </table:table-cell>
          <table:table-cell office:value-type="float" office:value="0.941">
            <text:p>0.941</text:p>
          </table:table-cell>
          <table:table-cell office:value-type="float" office:value="-0.2754">
            <text:p>-0.2754</text:p>
          </table:table-cell>
          <table:table-cell office:value-type="float" office:value="0.7051">
            <text:p>0.7051</text:p>
          </table:table-cell>
          <table:table-cell office:value-type="float" office:value="0.3637">
            <text:p>0.3637</text:p>
          </table:table-cell>
          <table:table-cell office:value-type="float" office:value="-3.1412">
            <text:p>-3.1412</text:p>
          </table:table-cell>
          <table:table-cell office:value-type="float" office:value="0.8838">
            <text:p>0.8838</text:p>
          </table:table-cell>
          <table:table-cell office:value-type="float" office:value="-9.1525">
            <text:p>-9.15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78">
            <text:p>-0.2378</text:p>
          </table:table-cell>
          <table:table-cell office:value-type="float" office:value="-0.1764">
            <text:p>-0.1764</text:p>
          </table:table-cell>
          <table:table-cell office:value-type="float" office:value="0.9095">
            <text:p>0.9095</text:p>
          </table:table-cell>
          <table:table-cell office:value-type="float" office:value="-0.2753">
            <text:p>-0.2753</text:p>
          </table:table-cell>
          <table:table-cell office:value-type="float" office:value="0.7044">
            <text:p>0.7044</text:p>
          </table:table-cell>
          <table:table-cell office:value-type="float" office:value="0.3634">
            <text:p>0.3634</text:p>
          </table:table-cell>
          <table:table-cell office:value-type="float" office:value="-3.5">
            <text:p>-3.5</text:p>
          </table:table-cell>
          <table:table-cell office:value-type="float" office:value="1.3475">
            <text:p>1.3475</text:p>
          </table:table-cell>
          <table:table-cell office:value-type="float" office:value="-9.345">
            <text:p>-9.34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711">
            <text:p>-0.2711</text:p>
          </table:table-cell>
          <table:table-cell office:value-type="float" office:value="-0.162">
            <text:p>-0.162</text:p>
          </table:table-cell>
          <table:table-cell office:value-type="float" office:value="0.9331">
            <text:p>0.9331</text:p>
          </table:table-cell>
          <table:table-cell office:value-type="float" office:value="-0.2753">
            <text:p>-0.2753</text:p>
          </table:table-cell>
          <table:table-cell office:value-type="float" office:value="0.7044">
            <text:p>0.7044</text:p>
          </table:table-cell>
          <table:table-cell office:value-type="float" office:value="0.3634">
            <text:p>0.3634</text:p>
          </table:table-cell>
          <table:table-cell office:value-type="float" office:value="-3.955">
            <text:p>-3.955</text:p>
          </table:table-cell>
          <table:table-cell office:value-type="float" office:value="1.61">
            <text:p>1.61</text:p>
          </table:table-cell>
          <table:table-cell office:value-type="float" office:value="-9.4675">
            <text:p>-9.46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02">
            <text:p>-0.2302</text:p>
          </table:table-cell>
          <table:table-cell office:value-type="float" office:value="-0.1648">
            <text:p>-0.1648</text:p>
          </table:table-cell>
          <table:table-cell office:value-type="float" office:value="0.9315">
            <text:p>0.9315</text:p>
          </table:table-cell>
          <table:table-cell office:value-type="float" office:value="-0.2746">
            <text:p>-0.2746</text:p>
          </table:table-cell>
          <table:table-cell office:value-type="float" office:value="0.7052">
            <text:p>0.7052</text:p>
          </table:table-cell>
          <table:table-cell office:value-type="float" office:value="0.3668">
            <text:p>0.3668</text:p>
          </table:table-cell>
          <table:table-cell office:value-type="float" office:value="-3.955">
            <text:p>-3.955</text:p>
          </table:table-cell>
          <table:table-cell office:value-type="float" office:value="1.3125">
            <text:p>1.3125</text:p>
          </table:table-cell>
          <table:table-cell office:value-type="float" office:value="-9.7825">
            <text:p>-9.78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56">
            <text:p>-0.2356</text:p>
          </table:table-cell>
          <table:table-cell office:value-type="float" office:value="-0.1612">
            <text:p>-0.1612</text:p>
          </table:table-cell>
          <table:table-cell office:value-type="float" office:value="0.9187">
            <text:p>0.9187</text:p>
          </table:table-cell>
          <table:table-cell office:value-type="float" office:value="-0.2782">
            <text:p>-0.2782</text:p>
          </table:table-cell>
          <table:table-cell office:value-type="float" office:value="0.7042">
            <text:p>0.7042</text:p>
          </table:table-cell>
          <table:table-cell office:value-type="float" office:value="0.365">
            <text:p>0.365</text:p>
          </table:table-cell>
          <table:table-cell office:value-type="float" office:value="-3.4213">
            <text:p>-3.4213</text:p>
          </table:table-cell>
          <table:table-cell office:value-type="float" office:value="1.1812">
            <text:p>1.1812</text:p>
          </table:table-cell>
          <table:table-cell office:value-type="float" office:value="-9.695">
            <text:p>-9.69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766">
            <text:p>-0.2766</text:p>
          </table:table-cell>
          <table:table-cell office:value-type="float" office:value="-0.1622">
            <text:p>-0.1622</text:p>
          </table:table-cell>
          <table:table-cell office:value-type="float" office:value="0.9231">
            <text:p>0.9231</text:p>
          </table:table-cell>
          <table:table-cell office:value-type="float" office:value="-0.2782">
            <text:p>-0.2782</text:p>
          </table:table-cell>
          <table:table-cell office:value-type="float" office:value="0.7042">
            <text:p>0.7042</text:p>
          </table:table-cell>
          <table:table-cell office:value-type="float" office:value="0.365">
            <text:p>0.365</text:p>
          </table:table-cell>
          <table:table-cell office:value-type="float" office:value="-4.1388">
            <text:p>-4.1388</text:p>
          </table:table-cell>
          <table:table-cell office:value-type="float" office:value="1.5312">
            <text:p>1.5312</text:p>
          </table:table-cell>
          <table:table-cell office:value-type="float" office:value="-9.065">
            <text:p>-9.06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219">
            <text:p>-0.2219</text:p>
          </table:table-cell>
          <table:table-cell office:value-type="float" office:value="-0.1688">
            <text:p>-0.1688</text:p>
          </table:table-cell>
          <table:table-cell office:value-type="float" office:value="0.9356">
            <text:p>0.9356</text:p>
          </table:table-cell>
          <table:table-cell office:value-type="float" office:value="-0.275">
            <text:p>-0.275</text:p>
          </table:table-cell>
          <table:table-cell office:value-type="float" office:value="0.7021">
            <text:p>0.7021</text:p>
          </table:table-cell>
          <table:table-cell office:value-type="float" office:value="0.3654">
            <text:p>0.3654</text:p>
          </table:table-cell>
          <table:table-cell office:value-type="float" office:value="-3.6663">
            <text:p>-3.6663</text:p>
          </table:table-cell>
          <table:table-cell office:value-type="float" office:value="0.7875">
            <text:p>0.7875</text:p>
          </table:table-cell>
          <table:table-cell office:value-type="float" office:value="-9.4237">
            <text:p>-9.42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04">
            <text:p>-0.2304</text:p>
          </table:table-cell>
          <table:table-cell office:value-type="float" office:value="-0.1674">
            <text:p>-0.1674</text:p>
          </table:table-cell>
          <table:table-cell office:value-type="float" office:value="0.9232">
            <text:p>0.9232</text:p>
          </table:table-cell>
          <table:table-cell office:value-type="float" office:value="-0.275">
            <text:p>-0.275</text:p>
          </table:table-cell>
          <table:table-cell office:value-type="float" office:value="0.7021">
            <text:p>0.7021</text:p>
          </table:table-cell>
          <table:table-cell office:value-type="float" office:value="0.3654">
            <text:p>0.3654</text:p>
          </table:table-cell>
          <table:table-cell office:value-type="float" office:value="-3.3075">
            <text:p>-3.3075</text:p>
          </table:table-cell>
          <table:table-cell office:value-type="float" office:value="1.2163">
            <text:p>1.2163</text:p>
          </table:table-cell>
          <table:table-cell office:value-type="float" office:value="-10.2112">
            <text:p>-10.21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4">
            <text:p>-0.2564</text:p>
          </table:table-cell>
          <table:table-cell office:value-type="float" office:value="-0.1693">
            <text:p>-0.1693</text:p>
          </table:table-cell>
          <table:table-cell office:value-type="float" office:value="0.9116">
            <text:p>0.9116</text:p>
          </table:table-cell>
          <table:table-cell office:value-type="float" office:value="-0.2762">
            <text:p>-0.2762</text:p>
          </table:table-cell>
          <table:table-cell office:value-type="float" office:value="0.7044">
            <text:p>0.7044</text:p>
          </table:table-cell>
          <table:table-cell office:value-type="float" office:value="0.3651">
            <text:p>0.3651</text:p>
          </table:table-cell>
          <table:table-cell office:value-type="float" office:value="-3.3688">
            <text:p>-3.3688</text:p>
          </table:table-cell>
          <table:table-cell office:value-type="float" office:value="1.7937">
            <text:p>1.7937</text:p>
          </table:table-cell>
          <table:table-cell office:value-type="float" office:value="-9.9312">
            <text:p>-9.93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272">
            <text:p>-0.2272</text:p>
          </table:table-cell>
          <table:table-cell office:value-type="float" office:value="-0.1825">
            <text:p>-0.1825</text:p>
          </table:table-cell>
          <table:table-cell office:value-type="float" office:value="0.9307">
            <text:p>0.9307</text:p>
          </table:table-cell>
          <table:table-cell office:value-type="float" office:value="-0.2738">
            <text:p>-0.2738</text:p>
          </table:table-cell>
          <table:table-cell office:value-type="float" office:value="0.7038">
            <text:p>0.7038</text:p>
          </table:table-cell>
          <table:table-cell office:value-type="float" office:value="0.366">
            <text:p>0.366</text:p>
          </table:table-cell>
          <table:table-cell office:value-type="float" office:value="-3.9375">
            <text:p>-3.9375</text:p>
          </table:table-cell>
          <table:table-cell office:value-type="float" office:value="1.3037">
            <text:p>1.3037</text:p>
          </table:table-cell>
          <table:table-cell office:value-type="float" office:value="-9.8787">
            <text:p>-9.87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</table:table-row>
        <table:table-row table:style-name="ro1">
          <table:table-cell office:value-type="float" office:value="-0.2116">
            <text:p>-0.2116</text:p>
          </table:table-cell>
          <table:table-cell office:value-type="float" office:value="-0.1789">
            <text:p>-0.1789</text:p>
          </table:table-cell>
          <table:table-cell office:value-type="float" office:value="0.932">
            <text:p>0.932</text:p>
          </table:table-cell>
          <table:table-cell office:value-type="float" office:value="-0.2738">
            <text:p>-0.2738</text:p>
          </table:table-cell>
          <table:table-cell office:value-type="float" office:value="0.7038">
            <text:p>0.7038</text:p>
          </table:table-cell>
          <table:table-cell office:value-type="float" office:value="0.366">
            <text:p>0.366</text:p>
          </table:table-cell>
          <table:table-cell office:value-type="float" office:value="-3.9638">
            <text:p>-3.9638</text:p>
          </table:table-cell>
          <table:table-cell office:value-type="float" office:value="1.1462">
            <text:p>1.1462</text:p>
          </table:table-cell>
          <table:table-cell office:value-type="float" office:value="-9.065">
            <text:p>-9.065</text:p>
          </table:table-cell>
          <table:table-cell office:value-type="float" office:value="-10.8404918370139">
            <text:p>-10.840491837</text:p>
          </table:table-cell>
          <table:table-cell office:value-type="float" office:value="-11.9775233920341">
            <text:p>-11.977523392</text:p>
          </table:table-cell>
          <table:table-cell office:value-type="float" office:value="-105.888701515376">
            <text:p>-105.8887015154</text:p>
          </table:table-cell>
          <table:table-cell/>
          <table:table-cell office:value-type="string">
            <text:p>Min</text:p>
          </table:table-cell>
          <table:table-cell table:formula="of:=MIN([.J205:.J555])" office:value-type="float" office:value="-10.8477934219088">
            <text:p>-10.8477934219</text:p>
          </table:table-cell>
          <table:table-cell table:formula="of:=MIN([.K205:.K555])" office:value-type="float" office:value="-15.5055020410672">
            <text:p>-15.5055020411</text:p>
          </table:table-cell>
          <table:table-cell table:formula="of:=MIN([.L205:.L555])" office:value-type="float" office:value="-105.888701515376">
            <text:p>-105.8887015154</text:p>
          </table:table-cell>
        </table:table-row>
        <table:table-row table:style-name="ro1">
          <table:table-cell table:number-columns-repeated="13"/>
          <table:table-cell office:value-type="string">
            <text:p>Max</text:p>
          </table:table-cell>
          <table:table-cell table:formula="of:=MAX([.J205:.J555])" office:value-type="float" office:value="-9.79744471483618">
            <text:p>-9.7974447148</text:p>
          </table:table-cell>
          <table:table-cell table:formula="of:=MAX([.K205:.K555])" office:value-type="float" office:value="-11.9775233920341">
            <text:p>-11.977523392</text:p>
          </table:table-cell>
          <table:table-cell table:formula="of:=MAX([.L205:.L555])" office:value-type="float" office:value="-104.924267878634">
            <text:p>-104.9242678786</text:p>
          </table:table-cell>
        </table:table-row>
        <table:table-row table:style-name="ro1">
          <table:table-cell office:value-type="float" office:value="-0.2566">
            <text:p>-0.2566</text:p>
          </table:table-cell>
          <table:table-cell office:value-type="float" office:value="-0.1665">
            <text:p>-0.1665</text:p>
          </table:table-cell>
          <table:table-cell office:value-type="float" office:value="0.9139">
            <text:p>0.9139</text:p>
          </table:table-cell>
          <table:table-cell office:value-type="float" office:value="-0.2754">
            <text:p>-0.2754</text:p>
          </table:table-cell>
          <table:table-cell office:value-type="float" office:value="0.7043">
            <text:p>0.7043</text:p>
          </table:table-cell>
          <table:table-cell office:value-type="float" office:value="0.3632">
            <text:p>0.3632</text:p>
          </table:table-cell>
          <table:table-cell office:value-type="float" office:value="-3.43">
            <text:p>-3.43</text:p>
          </table:table-cell>
          <table:table-cell office:value-type="float" office:value="1.5837">
            <text:p>1.5837</text:p>
          </table:table-cell>
          <table:table-cell office:value-type="float" office:value="-9.905">
            <text:p>-9.905</text:p>
          </table:table-cell>
          <table:table-cell office:value-type="float" office:value="-10.3264622864264">
            <text:p>-10.3264622864</text:p>
          </table:table-cell>
          <table:table-cell office:value-type="float" office:value="-15.2750506343026">
            <text:p>-15.2750506343</text:p>
          </table:table-cell>
          <table:table-cell office:value-type="float" office:value="-105.059185811876">
            <text:p>-105.0591858119</text:p>
          </table:table-cell>
          <table:table-cell/>
          <table:table-cell office:value-type="string">
            <text:p>Diff</text:p>
          </table:table-cell>
          <table:table-cell table:formula="of:=[.O206]-[.O205]" office:value-type="float" office:value="1.05034870707264">
            <text:p>1.0503487071</text:p>
          </table:table-cell>
          <table:table-cell table:formula="of:=[.P206]-[.P205]" office:value-type="float" office:value="3.52797864903307">
            <text:p>3.527978649</text:p>
          </table:table-cell>
          <table:table-cell table:formula="of:=[.Q206]-[.Q205]" office:value-type="float" office:value="0.964433636741831">
            <text:p>0.9644336367</text:p>
          </table:table-cell>
        </table:table-row>
        <table:table-row table:style-name="ro2">
          <table:table-cell table:number-columns-repeated="13"/>
          <table:table-cell office:value-type="string">
            <text:p>StdDev</text:p>
          </table:table-cell>
          <table:table-cell table:formula="of:=STDEV([.J205:.J555])" office:value-type="float" office:value="0.112288450250298">
            <text:p>0.1122884503</text:p>
          </table:table-cell>
          <table:table-cell table:formula="of:=STDEV([.K205:.K555])" office:value-type="float" office:value="0.271783959757066">
            <text:p>0.2717839598</text:p>
          </table:table-cell>
          <table:table-cell table:formula="of:=STDEV([.L205:.L555])" office:value-type="float" office:value="0.128603907051422">
            <text:p>0.1286039071</text:p>
          </table:table-cell>
        </table:table-row>
        <table:table-row table:style-name="ro1">
          <table:table-cell office:value-type="float" office:value="-0.2359">
            <text:p>-0.2359</text:p>
          </table:table-cell>
          <table:table-cell office:value-type="float" office:value="-0.1764">
            <text:p>-0.1764</text:p>
          </table:table-cell>
          <table:table-cell office:value-type="float" office:value="0.9315">
            <text:p>0.9315</text:p>
          </table:table-cell>
          <table:table-cell office:value-type="float" office:value="-0.2754">
            <text:p>-0.2754</text:p>
          </table:table-cell>
          <table:table-cell office:value-type="float" office:value="0.7043">
            <text:p>0.7043</text:p>
          </table:table-cell>
          <table:table-cell office:value-type="float" office:value="0.3632">
            <text:p>0.3632</text:p>
          </table:table-cell>
          <table:table-cell office:value-type="float" office:value="-4.095">
            <text:p>-4.095</text:p>
          </table:table-cell>
          <table:table-cell office:value-type="float" office:value="1.5925">
            <text:p>1.5925</text:p>
          </table:table-cell>
          <table:table-cell office:value-type="float" office:value="-9.5288">
            <text:p>-9.5288</text:p>
          </table:table-cell>
          <table:table-cell office:value-type="float" office:value="-10.7223052832543">
            <text:p>-10.7223052833</text:p>
          </table:table-cell>
          <table:table-cell office:value-type="float" office:value="-14.0355159299409">
            <text:p>-14.0355159299</text:p>
          </table:table-cell>
          <table:table-cell office:value-type="float" office:value="-105.644705937933">
            <text:p>-105.644705937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9">
            <text:p>-0.2389</text:p>
          </table:table-cell>
          <table:table-cell office:value-type="float" office:value="-0.1692">
            <text:p>-0.1692</text:p>
          </table:table-cell>
          <table:table-cell office:value-type="float" office:value="0.9306">
            <text:p>0.9306</text:p>
          </table:table-cell>
          <table:table-cell office:value-type="float" office:value="-0.2755">
            <text:p>-0.2755</text:p>
          </table:table-cell>
          <table:table-cell office:value-type="float" office:value="0.704">
            <text:p>0.704</text:p>
          </table:table-cell>
          <table:table-cell office:value-type="float" office:value="0.3658">
            <text:p>0.3658</text:p>
          </table:table-cell>
          <table:table-cell office:value-type="float" office:value="-4.0775">
            <text:p>-4.0775</text:p>
          </table:table-cell>
          <table:table-cell office:value-type="float" office:value="1.89">
            <text:p>1.89</text:p>
          </table:table-cell>
          <table:table-cell office:value-type="float" office:value="-9.415">
            <text:p>-9.415</text:p>
          </table:table-cell>
          <table:table-cell office:value-type="float" office:value="-10.3058235229636">
            <text:p>-10.305823523</text:p>
          </table:table-cell>
          <table:table-cell office:value-type="float" office:value="-14.1682208373831">
            <text:p>-14.1682208374</text:p>
          </table:table-cell>
          <table:table-cell office:value-type="float" office:value="-105.470897103838">
            <text:p>-105.470897103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6">
            <text:p>-0.2586</text:p>
          </table:table-cell>
          <table:table-cell office:value-type="float" office:value="-0.1579">
            <text:p>-0.1579</text:p>
          </table:table-cell>
          <table:table-cell office:value-type="float" office:value="0.9145">
            <text:p>0.9145</text:p>
          </table:table-cell>
          <table:table-cell office:value-type="float" office:value="-0.2748">
            <text:p>-0.2748</text:p>
          </table:table-cell>
          <table:table-cell office:value-type="float" office:value="0.7028">
            <text:p>0.7028</text:p>
          </table:table-cell>
          <table:table-cell office:value-type="float" office:value="0.3622">
            <text:p>0.3622</text:p>
          </table:table-cell>
          <table:table-cell office:value-type="float" office:value="-3.5">
            <text:p>-3.5</text:p>
          </table:table-cell>
          <table:table-cell office:value-type="float" office:value="0.875">
            <text:p>0.875</text:p>
          </table:table-cell>
          <table:table-cell office:value-type="float" office:value="-9.5375">
            <text:p>-9.5375</text:p>
          </table:table-cell>
          <table:table-cell office:value-type="float" office:value="-9.79744471483618">
            <text:p>-9.7974447148</text:p>
          </table:table-cell>
          <table:table-cell office:value-type="float" office:value="-15.5055020410672">
            <text:p>-15.5055020411</text:p>
          </table:table-cell>
          <table:table-cell office:value-type="float" office:value="-104.924267878634">
            <text:p>-104.924267878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74">
            <text:p>-0.2474</text:p>
          </table:table-cell>
          <table:table-cell office:value-type="float" office:value="-0.1643">
            <text:p>-0.1643</text:p>
          </table:table-cell>
          <table:table-cell office:value-type="float" office:value="0.9221">
            <text:p>0.9221</text:p>
          </table:table-cell>
          <table:table-cell office:value-type="float" office:value="-0.2748">
            <text:p>-0.2748</text:p>
          </table:table-cell>
          <table:table-cell office:value-type="float" office:value="0.7028">
            <text:p>0.7028</text:p>
          </table:table-cell>
          <table:table-cell office:value-type="float" office:value="0.3622">
            <text:p>0.3622</text:p>
          </table:table-cell>
          <table:table-cell office:value-type="float" office:value="-4.1038">
            <text:p>-4.1038</text:p>
          </table:table-cell>
          <table:table-cell office:value-type="float" office:value="0.8312">
            <text:p>0.8312</text:p>
          </table:table-cell>
          <table:table-cell office:value-type="float" office:value="-9.695">
            <text:p>-9.695</text:p>
          </table:table-cell>
          <table:table-cell office:value-type="float" office:value="-10.1022343303025">
            <text:p>-10.1022343303</text:p>
          </table:table-cell>
          <table:table-cell office:value-type="float" office:value="-14.8291154964115">
            <text:p>-14.8291154964</text:p>
          </table:table-cell>
          <table:table-cell office:value-type="float" office:value="-105.260316691798">
            <text:p>-105.260316691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3">
            <text:p>-0.233</text:p>
          </table:table-cell>
          <table:table-cell office:value-type="float" office:value="-0.1694">
            <text:p>-0.1694</text:p>
          </table:table-cell>
          <table:table-cell office:value-type="float" office:value="0.9267">
            <text:p>0.9267</text:p>
          </table:table-cell>
          <table:table-cell office:value-type="float" office:value="-0.2773">
            <text:p>-0.2773</text:p>
          </table:table-cell>
          <table:table-cell office:value-type="float" office:value="0.7024">
            <text:p>0.7024</text:p>
          </table:table-cell>
          <table:table-cell office:value-type="float" office:value="0.3643">
            <text:p>0.3643</text:p>
          </table:table-cell>
          <table:table-cell office:value-type="float" office:value="-3.6575">
            <text:p>-3.6575</text:p>
          </table:table-cell>
          <table:table-cell office:value-type="float" office:value="1.5575">
            <text:p>1.5575</text:p>
          </table:table-cell>
          <table:table-cell office:value-type="float" office:value="-8.96">
            <text:p>-8.96</text:p>
          </table:table-cell>
          <table:table-cell office:value-type="float" office:value="-10.3586445446691">
            <text:p>-10.3586445447</text:p>
          </table:table-cell>
          <table:table-cell office:value-type="float" office:value="-13.9372444482834">
            <text:p>-13.9372444483</text:p>
          </table:table-cell>
          <table:table-cell office:value-type="float" office:value="-105.758570631863">
            <text:p>-105.758570631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46">
            <text:p>-0.2446</text:p>
          </table:table-cell>
          <table:table-cell office:value-type="float" office:value="-0.1653">
            <text:p>-0.1653</text:p>
          </table:table-cell>
          <table:table-cell office:value-type="float" office:value="0.9173">
            <text:p>0.9173</text:p>
          </table:table-cell>
          <table:table-cell office:value-type="float" office:value="-0.2773">
            <text:p>-0.2773</text:p>
          </table:table-cell>
          <table:table-cell office:value-type="float" office:value="0.7024">
            <text:p>0.7024</text:p>
          </table:table-cell>
          <table:table-cell office:value-type="float" office:value="0.3643">
            <text:p>0.3643</text:p>
          </table:table-cell>
          <table:table-cell office:value-type="float" office:value="-3.7275">
            <text:p>-3.7275</text:p>
          </table:table-cell>
          <table:table-cell office:value-type="float" office:value="1.6712">
            <text:p>1.6712</text:p>
          </table:table-cell>
          <table:table-cell office:value-type="float" office:value="-9.1">
            <text:p>-9.1</text:p>
          </table:table-cell>
          <table:table-cell office:value-type="float" office:value="-10.2155619199696">
            <text:p>-10.21556192</text:p>
          </table:table-cell>
          <table:table-cell office:value-type="float" office:value="-14.6672569039824">
            <text:p>-14.667256904</text:p>
          </table:table-cell>
          <table:table-cell office:value-type="float" office:value="-105.444717853385">
            <text:p>-105.444717853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297">
            <text:p>-0.2297</text:p>
          </table:table-cell>
          <table:table-cell office:value-type="float" office:value="-0.1723">
            <text:p>-0.1723</text:p>
          </table:table-cell>
          <table:table-cell office:value-type="float" office:value="0.9262">
            <text:p>0.9262</text:p>
          </table:table-cell>
          <table:table-cell office:value-type="float" office:value="-0.2767">
            <text:p>-0.2767</text:p>
          </table:table-cell>
          <table:table-cell office:value-type="float" office:value="0.704">
            <text:p>0.704</text:p>
          </table:table-cell>
          <table:table-cell office:value-type="float" office:value="0.3619">
            <text:p>0.3619</text:p>
          </table:table-cell>
          <table:table-cell office:value-type="float" office:value="-3.43">
            <text:p>-3.43</text:p>
          </table:table-cell>
          <table:table-cell office:value-type="float" office:value="1.1987">
            <text:p>1.1987</text:p>
          </table:table-cell>
          <table:table-cell office:value-type="float" office:value="-9.7125">
            <text:p>-9.7125</text:p>
          </table:table-cell>
          <table:table-cell office:value-type="float" office:value="-10.5374563650408">
            <text:p>-10.537456365</text:p>
          </table:table-cell>
          <table:table-cell office:value-type="float" office:value="-13.7480312593866">
            <text:p>-13.7480312594</text:p>
          </table:table-cell>
          <table:table-cell office:value-type="float" office:value="-105.831940785607">
            <text:p>-105.831940785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55">
            <text:p>-0.2355</text:p>
          </table:table-cell>
          <table:table-cell office:value-type="float" office:value="-0.1783">
            <text:p>-0.1783</text:p>
          </table:table-cell>
          <table:table-cell office:value-type="float" office:value="0.9304">
            <text:p>0.9304</text:p>
          </table:table-cell>
          <table:table-cell office:value-type="float" office:value="-0.2767">
            <text:p>-0.2767</text:p>
          </table:table-cell>
          <table:table-cell office:value-type="float" office:value="0.7052">
            <text:p>0.7052</text:p>
          </table:table-cell>
          <table:table-cell office:value-type="float" office:value="0.3622">
            <text:p>0.3622</text:p>
          </table:table-cell>
          <table:table-cell office:value-type="float" office:value="-3.5875">
            <text:p>-3.5875</text:p>
          </table:table-cell>
          <table:table-cell office:value-type="float" office:value="1.4437">
            <text:p>1.4437</text:p>
          </table:table-cell>
          <table:table-cell office:value-type="float" office:value="-9.6425">
            <text:p>-9.6425</text:p>
          </table:table-cell>
          <table:table-cell office:value-type="float" office:value="-10.8477934219088">
            <text:p>-10.8477934219</text:p>
          </table:table-cell>
          <table:table-cell office:value-type="float" office:value="-13.9502183906206">
            <text:p>-13.9502183906</text:p>
          </table:table-cell>
          <table:table-cell office:value-type="float" office:value="-105.761914575323">
            <text:p>-105.761914575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37">
            <text:p>-0.2537</text:p>
          </table:table-cell>
          <table:table-cell office:value-type="float" office:value="-0.1711">
            <text:p>-0.1711</text:p>
          </table:table-cell>
          <table:table-cell office:value-type="float" office:value="0.9191">
            <text:p>0.9191</text:p>
          </table:table-cell>
          <table:table-cell office:value-type="float" office:value="-0.275">
            <text:p>-0.275</text:p>
          </table:table-cell>
          <table:table-cell office:value-type="float" office:value="0.7052">
            <text:p>0.7052</text:p>
          </table:table-cell>
          <table:table-cell office:value-type="float" office:value="0.3622">
            <text:p>0.3622</text:p>
          </table:table-cell>
          <table:table-cell office:value-type="float" office:value="-3.6837">
            <text:p>-3.6837</text:p>
          </table:table-cell>
          <table:table-cell office:value-type="float" office:value="1.3475">
            <text:p>1.3475</text:p>
          </table:table-cell>
          <table:table-cell office:value-type="float" office:value="-9.9925">
            <text:p>-9.9925</text:p>
          </table:table-cell>
          <table:table-cell office:value-type="float" office:value="-10.5461960771058">
            <text:p>-10.5461960771</text:p>
          </table:table-cell>
          <table:table-cell office:value-type="float" office:value="-15.1240426002153">
            <text:p>-15.1240426002</text:p>
          </table:table-cell>
          <table:table-cell office:value-type="float" office:value="-105.170591236259">
            <text:p>-105.170591236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94">
            <text:p>-0.2494</text:p>
          </table:table-cell>
          <table:table-cell office:value-type="float" office:value="-0.1669">
            <text:p>-0.1669</text:p>
          </table:table-cell>
          <table:table-cell office:value-type="float" office:value="0.9252">
            <text:p>0.9252</text:p>
          </table:table-cell>
          <table:table-cell office:value-type="float" office:value="-0.2756">
            <text:p>-0.2756</text:p>
          </table:table-cell>
          <table:table-cell office:value-type="float" office:value="0.7041">
            <text:p>0.7041</text:p>
          </table:table-cell>
          <table:table-cell office:value-type="float" office:value="0.3651">
            <text:p>0.3651</text:p>
          </table:table-cell>
          <table:table-cell office:value-type="float" office:value="-3.045">
            <text:p>-3.045</text:p>
          </table:table-cell>
          <table:table-cell office:value-type="float" office:value="1.435">
            <text:p>1.435</text:p>
          </table:table-cell>
          <table:table-cell office:value-type="float" office:value="-9.8087">
            <text:p>-9.8087</text:p>
          </table:table-cell>
          <table:table-cell office:value-type="float" office:value="-10.2265546371561">
            <text:p>-10.2265546372</text:p>
          </table:table-cell>
          <table:table-cell office:value-type="float" office:value="-14.87003421323">
            <text:p>-14.8700342132</text:p>
          </table:table-cell>
          <table:table-cell office:value-type="float" office:value="-105.230684648008">
            <text:p>-105.23068464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67">
            <text:p>-0.2467</text:p>
          </table:table-cell>
          <table:table-cell office:value-type="float" office:value="-0.1694">
            <text:p>-0.1694</text:p>
          </table:table-cell>
          <table:table-cell office:value-type="float" office:value="0.9276">
            <text:p>0.9276</text:p>
          </table:table-cell>
          <table:table-cell office:value-type="float" office:value="-0.2756">
            <text:p>-0.2756</text:p>
          </table:table-cell>
          <table:table-cell office:value-type="float" office:value="0.7041">
            <text:p>0.7041</text:p>
          </table:table-cell>
          <table:table-cell office:value-type="float" office:value="0.3651">
            <text:p>0.3651</text:p>
          </table:table-cell>
          <table:table-cell office:value-type="float" office:value="-3.5">
            <text:p>-3.5</text:p>
          </table:table-cell>
          <table:table-cell office:value-type="float" office:value="1.68">
            <text:p>1.68</text:p>
          </table:table-cell>
          <table:table-cell office:value-type="float" office:value="-9.4325">
            <text:p>-9.4325</text:p>
          </table:table-cell>
          <table:table-cell office:value-type="float" office:value="-10.3491246196116">
            <text:p>-10.3491246196</text:p>
          </table:table-cell>
          <table:table-cell office:value-type="float" office:value="-14.6716346628478">
            <text:p>-14.6716346628</text:p>
          </table:table-cell>
          <table:table-cell office:value-type="float" office:value="-105.321409804503">
            <text:p>-105.321409804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74">
            <text:p>-0.2474</text:p>
          </table:table-cell>
          <table:table-cell office:value-type="float" office:value="-0.1663">
            <text:p>-0.1663</text:p>
          </table:table-cell>
          <table:table-cell office:value-type="float" office:value="0.9201">
            <text:p>0.9201</text:p>
          </table:table-cell>
          <table:table-cell office:value-type="float" office:value="-0.2722">
            <text:p>-0.2722</text:p>
          </table:table-cell>
          <table:table-cell office:value-type="float" office:value="0.7025">
            <text:p>0.7025</text:p>
          </table:table-cell>
          <table:table-cell office:value-type="float" office:value="0.3624">
            <text:p>0.3624</text:p>
          </table:table-cell>
          <table:table-cell office:value-type="float" office:value="-3.3863">
            <text:p>-3.3863</text:p>
          </table:table-cell>
          <table:table-cell office:value-type="float" office:value="1.54">
            <text:p>1.54</text:p>
          </table:table-cell>
          <table:table-cell office:value-type="float" office:value="-9.7037">
            <text:p>-9.7037</text:p>
          </table:table-cell>
          <table:table-cell office:value-type="float" office:value="-10.2453476448234">
            <text:p>-10.2453476448</text:p>
          </table:table-cell>
          <table:table-cell office:value-type="float" office:value="-14.8134838712599">
            <text:p>-14.8134838713</text:p>
          </table:table-cell>
          <table:table-cell office:value-type="float" office:value="-105.097718242576">
            <text:p>-105.097718242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33">
            <text:p>-0.2333</text:p>
          </table:table-cell>
          <table:table-cell office:value-type="float" office:value="-0.1645">
            <text:p>-0.1645</text:p>
          </table:table-cell>
          <table:table-cell office:value-type="float" office:value="0.9269">
            <text:p>0.9269</text:p>
          </table:table-cell>
          <table:table-cell office:value-type="float" office:value="-0.2722">
            <text:p>-0.2722</text:p>
          </table:table-cell>
          <table:table-cell office:value-type="float" office:value="0.7025">
            <text:p>0.7025</text:p>
          </table:table-cell>
          <table:table-cell office:value-type="float" office:value="0.3624">
            <text:p>0.3624</text:p>
          </table:table-cell>
          <table:table-cell office:value-type="float" office:value="-3.9725">
            <text:p>-3.9725</text:p>
          </table:table-cell>
          <table:table-cell office:value-type="float" office:value="0.9887">
            <text:p>0.9887</text:p>
          </table:table-cell>
          <table:table-cell office:value-type="float" office:value="-9.5462">
            <text:p>-9.5462</text:p>
          </table:table-cell>
          <table:table-cell office:value-type="float" office:value="-10.0641112392515">
            <text:p>-10.0641112393</text:p>
          </table:table-cell>
          <table:table-cell office:value-type="float" office:value="-13.9608012363877">
            <text:p>-13.9608012364</text:p>
          </table:table-cell>
          <table:table-cell office:value-type="float" office:value="-105.395180646934">
            <text:p>-105.395180646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281">
            <text:p>-0.2281</text:p>
          </table:table-cell>
          <table:table-cell office:value-type="float" office:value="-0.1682">
            <text:p>-0.1682</text:p>
          </table:table-cell>
          <table:table-cell office:value-type="float" office:value="0.9288">
            <text:p>0.9288</text:p>
          </table:table-cell>
          <table:table-cell office:value-type="float" office:value="-0.2738">
            <text:p>-0.2738</text:p>
          </table:table-cell>
          <table:table-cell office:value-type="float" office:value="0.7039">
            <text:p>0.7039</text:p>
          </table:table-cell>
          <table:table-cell office:value-type="float" office:value="0.3614">
            <text:p>0.3614</text:p>
          </table:table-cell>
          <table:table-cell office:value-type="float" office:value="-3.3425">
            <text:p>-3.3425</text:p>
          </table:table-cell>
          <table:table-cell office:value-type="float" office:value="0.9538">
            <text:p>0.9538</text:p>
          </table:table-cell>
          <table:table-cell office:value-type="float" office:value="-9.1787">
            <text:p>-9.1787</text:p>
          </table:table-cell>
          <table:table-cell office:value-type="float" office:value="-10.264201554571">
            <text:p>-10.2642015546</text:p>
          </table:table-cell>
          <table:table-cell office:value-type="float" office:value="-13.60289004249">
            <text:p>-13.6028900425</text:p>
          </table:table-cell>
          <table:table-cell office:value-type="float" office:value="-105.649083949918">
            <text:p>-105.649083949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38">
            <text:p>-0.2438</text:p>
          </table:table-cell>
          <table:table-cell office:value-type="float" office:value="-0.1677">
            <text:p>-0.1677</text:p>
          </table:table-cell>
          <table:table-cell office:value-type="float" office:value="0.9235">
            <text:p>0.9235</text:p>
          </table:table-cell>
          <table:table-cell office:value-type="float" office:value="-0.2774">
            <text:p>-0.2774</text:p>
          </table:table-cell>
          <table:table-cell office:value-type="float" office:value="0.7042">
            <text:p>0.7042</text:p>
          </table:table-cell>
          <table:table-cell office:value-type="float" office:value="0.3638">
            <text:p>0.3638</text:p>
          </table:table-cell>
          <table:table-cell office:value-type="float" office:value="-3.2813">
            <text:p>-3.2813</text:p>
          </table:table-cell>
          <table:table-cell office:value-type="float" office:value="1.225">
            <text:p>1.225</text:p>
          </table:table-cell>
          <table:table-cell office:value-type="float" office:value="-9.9488">
            <text:p>-9.9488</text:p>
          </table:table-cell>
          <table:table-cell office:value-type="float" office:value="-10.2922230543294">
            <text:p>-10.2922230543</text:p>
          </table:table-cell>
          <table:table-cell office:value-type="float" office:value="-14.5153991233928">
            <text:p>-14.5153991234</text:p>
          </table:table-cell>
          <table:table-cell office:value-type="float" office:value="-105.497127273005">
            <text:p>-105.49712727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59">
            <text:p>-0.2359</text:p>
          </table:table-cell>
          <table:table-cell office:value-type="float" office:value="-0.1679">
            <text:p>-0.1679</text:p>
          </table:table-cell>
          <table:table-cell office:value-type="float" office:value="0.924">
            <text:p>0.924</text:p>
          </table:table-cell>
          <table:table-cell office:value-type="float" office:value="-0.2774">
            <text:p>-0.2774</text:p>
          </table:table-cell>
          <table:table-cell office:value-type="float" office:value="0.7042">
            <text:p>0.7042</text:p>
          </table:table-cell>
          <table:table-cell office:value-type="float" office:value="0.3638">
            <text:p>0.3638</text:p>
          </table:table-cell>
          <table:table-cell office:value-type="float" office:value="-3.6312">
            <text:p>-3.6312</text:p>
          </table:table-cell>
          <table:table-cell office:value-type="float" office:value="1.3387">
            <text:p>1.3387</text:p>
          </table:table-cell>
          <table:table-cell office:value-type="float" office:value="-9.5725">
            <text:p>-9.5725</text:p>
          </table:table-cell>
          <table:table-cell office:value-type="float" office:value="-10.2988284595748">
            <text:p>-10.2988284596</text:p>
          </table:table-cell>
          <table:table-cell office:value-type="float" office:value="-14.1201086892712">
            <text:p>-14.1201086893</text:p>
          </table:table-cell>
          <table:table-cell office:value-type="float" office:value="-105.663205470486">
            <text:p>-105.663205470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8">
            <text:p>-0.2418</text:p>
          </table:table-cell>
          <table:table-cell office:value-type="float" office:value="-0.1688">
            <text:p>-0.1688</text:p>
          </table:table-cell>
          <table:table-cell office:value-type="float" office:value="0.9234">
            <text:p>0.9234</text:p>
          </table:table-cell>
          <table:table-cell office:value-type="float" office:value="-0.2762">
            <text:p>-0.2762</text:p>
          </table:table-cell>
          <table:table-cell office:value-type="float" office:value="0.7045">
            <text:p>0.7045</text:p>
          </table:table-cell>
          <table:table-cell office:value-type="float" office:value="0.3626">
            <text:p>0.3626</text:p>
          </table:table-cell>
          <table:table-cell office:value-type="float" office:value="-3.5613">
            <text:p>-3.5613</text:p>
          </table:table-cell>
          <table:table-cell office:value-type="float" office:value="1.68">
            <text:p>1.68</text:p>
          </table:table-cell>
          <table:table-cell office:value-type="float" office:value="-9.4587">
            <text:p>-9.4587</text:p>
          </table:table-cell>
          <table:table-cell office:value-type="float" office:value="-10.3592981695524">
            <text:p>-10.3592981696</text:p>
          </table:table-cell>
          <table:table-cell office:value-type="float" office:value="-14.4291040318024">
            <text:p>-14.4291040318</text:p>
          </table:table-cell>
          <table:table-cell office:value-type="float" office:value="-105.4876924323">
            <text:p>-105.487692432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79">
            <text:p>-0.2479</text:p>
          </table:table-cell>
          <table:table-cell office:value-type="float" office:value="-0.1728">
            <text:p>-0.1728</text:p>
          </table:table-cell>
          <table:table-cell office:value-type="float" office:value="0.9234">
            <text:p>0.9234</text:p>
          </table:table-cell>
          <table:table-cell office:value-type="float" office:value="-0.2762">
            <text:p>-0.2762</text:p>
          </table:table-cell>
          <table:table-cell office:value-type="float" office:value="0.7045">
            <text:p>0.7045</text:p>
          </table:table-cell>
          <table:table-cell office:value-type="float" office:value="0.3626">
            <text:p>0.3626</text:p>
          </table:table-cell>
          <table:table-cell office:value-type="float" office:value="-4.0687">
            <text:p>-4.0687</text:p>
          </table:table-cell>
          <table:table-cell office:value-type="float" office:value="1.4875">
            <text:p>1.4875</text:p>
          </table:table-cell>
          <table:table-cell office:value-type="float" office:value="-9.4762">
            <text:p>-9.4762</text:p>
          </table:table-cell>
          <table:table-cell office:value-type="float" office:value="-10.5988617188584">
            <text:p>-10.5988617189</text:p>
          </table:table-cell>
          <table:table-cell office:value-type="float" office:value="-14.7655301522295">
            <text:p>-14.7655301522</text:p>
          </table:table-cell>
          <table:table-cell office:value-type="float" office:value="-105.405103864934">
            <text:p>-105.405103864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3">
            <text:p>-0.2403</text:p>
          </table:table-cell>
          <table:table-cell office:value-type="float" office:value="-0.1723">
            <text:p>-0.1723</text:p>
          </table:table-cell>
          <table:table-cell office:value-type="float" office:value="0.9294">
            <text:p>0.9294</text:p>
          </table:table-cell>
          <table:table-cell office:value-type="float" office:value="-0.2753">
            <text:p>-0.2753</text:p>
          </table:table-cell>
          <table:table-cell office:value-type="float" office:value="0.7059">
            <text:p>0.7059</text:p>
          </table:table-cell>
          <table:table-cell office:value-type="float" office:value="0.3614">
            <text:p>0.3614</text:p>
          </table:table-cell>
          <table:table-cell office:value-type="float" office:value="-3.8763">
            <text:p>-3.8763</text:p>
          </table:table-cell>
          <table:table-cell office:value-type="float" office:value="1.0587">
            <text:p>1.0587</text:p>
          </table:table-cell>
          <table:table-cell office:value-type="float" office:value="-9.9225">
            <text:p>-9.9225</text:p>
          </table:table-cell>
          <table:table-cell office:value-type="float" office:value="-10.502960031501">
            <text:p>-10.5029600315</text:p>
          </table:table-cell>
          <table:table-cell office:value-type="float" office:value="-14.2872357882062">
            <text:p>-14.2872357882</text:p>
          </table:table-cell>
          <table:table-cell office:value-type="float" office:value="-105.514703528143">
            <text:p>-105.514703528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1">
            <text:p>-0.2391</text:p>
          </table:table-cell>
          <table:table-cell office:value-type="float" office:value="-0.1704">
            <text:p>-0.1704</text:p>
          </table:table-cell>
          <table:table-cell office:value-type="float" office:value="0.9237">
            <text:p>0.9237</text:p>
          </table:table-cell>
          <table:table-cell office:value-type="float" office:value="-0.2755">
            <text:p>-0.2755</text:p>
          </table:table-cell>
          <table:table-cell office:value-type="float" office:value="0.7042">
            <text:p>0.7042</text:p>
          </table:table-cell>
          <table:table-cell office:value-type="float" office:value="0.3649">
            <text:p>0.3649</text:p>
          </table:table-cell>
          <table:table-cell office:value-type="float" office:value="-3.255">
            <text:p>-3.255</text:p>
          </table:table-cell>
          <table:table-cell office:value-type="float" office:value="1.3037">
            <text:p>1.3037</text:p>
          </table:table-cell>
          <table:table-cell office:value-type="float" office:value="-10.0712">
            <text:p>-10.0712</text:p>
          </table:table-cell>
          <table:table-cell office:value-type="float" office:value="-10.4522757790182">
            <text:p>-10.452275779</text:p>
          </table:table-cell>
          <table:table-cell office:value-type="float" office:value="-14.2818817076333">
            <text:p>-14.2818817076</text:p>
          </table:table-cell>
          <table:table-cell office:value-type="float" office:value="-105.469744907143">
            <text:p>-105.469744907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1">
            <text:p>-0.2401</text:p>
          </table:table-cell>
          <table:table-cell office:value-type="float" office:value="-0.1717">
            <text:p>-0.1717</text:p>
          </table:table-cell>
          <table:table-cell office:value-type="float" office:value="0.9251">
            <text:p>0.9251</text:p>
          </table:table-cell>
          <table:table-cell office:value-type="float" office:value="-0.2755">
            <text:p>-0.2755</text:p>
          </table:table-cell>
          <table:table-cell office:value-type="float" office:value="0.7042">
            <text:p>0.7042</text:p>
          </table:table-cell>
          <table:table-cell office:value-type="float" office:value="0.3649">
            <text:p>0.3649</text:p>
          </table:table-cell>
          <table:table-cell office:value-type="float" office:value="-3.2113">
            <text:p>-3.2113</text:p>
          </table:table-cell>
          <table:table-cell office:value-type="float" office:value="1.505">
            <text:p>1.505</text:p>
          </table:table-cell>
          <table:table-cell office:value-type="float" office:value="-9.45">
            <text:p>-9.45</text:p>
          </table:table-cell>
          <table:table-cell office:value-type="float" office:value="-10.5143951888417">
            <text:p>-10.5143951888</text:p>
          </table:table-cell>
          <table:table-cell office:value-type="float" office:value="-14.3137131614609">
            <text:p>-14.3137131615</text:p>
          </table:table-cell>
          <table:table-cell office:value-type="float" office:value="-105.467111615235">
            <text:p>-105.467111615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31">
            <text:p>-0.2331</text:p>
          </table:table-cell>
          <table:table-cell office:value-type="float" office:value="-0.1703">
            <text:p>-0.1703</text:p>
          </table:table-cell>
          <table:table-cell office:value-type="float" office:value="0.9282">
            <text:p>0.9282</text:p>
          </table:table-cell>
          <table:table-cell office:value-type="float" office:value="-0.2746">
            <text:p>-0.2746</text:p>
          </table:table-cell>
          <table:table-cell office:value-type="float" office:value="0.704">
            <text:p>0.704</text:p>
          </table:table-cell>
          <table:table-cell office:value-type="float" office:value="0.3645">
            <text:p>0.3645</text:p>
          </table:table-cell>
          <table:table-cell office:value-type="float" office:value="-3.3775">
            <text:p>-3.3775</text:p>
          </table:table-cell>
          <table:table-cell office:value-type="float" office:value="1.435">
            <text:p>1.435</text:p>
          </table:table-cell>
          <table:table-cell office:value-type="float" office:value="-9.905">
            <text:p>-9.905</text:p>
          </table:table-cell>
          <table:table-cell office:value-type="float" office:value="-10.3968964924861">
            <text:p>-10.3968964925</text:p>
          </table:table-cell>
          <table:table-cell office:value-type="float" office:value="-13.895752179305">
            <text:p>-13.8957521793</text:p>
          </table:table-cell>
          <table:table-cell office:value-type="float" office:value="-105.556576331111">
            <text:p>-105.556576331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5">
            <text:p>-0.2395</text:p>
          </table:table-cell>
          <table:table-cell office:value-type="float" office:value="-0.1664">
            <text:p>-0.1664</text:p>
          </table:table-cell>
          <table:table-cell office:value-type="float" office:value="0.9297">
            <text:p>0.9297</text:p>
          </table:table-cell>
          <table:table-cell office:value-type="float" office:value="-0.2746">
            <text:p>-0.2746</text:p>
          </table:table-cell>
          <table:table-cell office:value-type="float" office:value="0.704">
            <text:p>0.704</text:p>
          </table:table-cell>
          <table:table-cell office:value-type="float" office:value="0.3645">
            <text:p>0.3645</text:p>
          </table:table-cell>
          <table:table-cell office:value-type="float" office:value="-4.3575">
            <text:p>-4.3575</text:p>
          </table:table-cell>
          <table:table-cell office:value-type="float" office:value="1.6275">
            <text:p>1.6275</text:p>
          </table:table-cell>
          <table:table-cell office:value-type="float" office:value="-10.2025">
            <text:p>-10.2025</text:p>
          </table:table-cell>
          <table:table-cell office:value-type="float" office:value="-10.148077156384">
            <text:p>-10.1480771564</text:p>
          </table:table-cell>
          <table:table-cell office:value-type="float" office:value="-14.2130835325215">
            <text:p>-14.2130835325</text:p>
          </table:table-cell>
          <table:table-cell office:value-type="float" office:value="-105.393164074302">
            <text:p>-105.393164074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1">
            <text:p>-0.2411</text:p>
          </table:table-cell>
          <table:table-cell office:value-type="float" office:value="-0.1665">
            <text:p>-0.1665</text:p>
          </table:table-cell>
          <table:table-cell office:value-type="float" office:value="0.9223">
            <text:p>0.9223</text:p>
          </table:table-cell>
          <table:table-cell office:value-type="float" office:value="-0.2752">
            <text:p>-0.2752</text:p>
          </table:table-cell>
          <table:table-cell office:value-type="float" office:value="0.7056">
            <text:p>0.7056</text:p>
          </table:table-cell>
          <table:table-cell office:value-type="float" office:value="0.3654">
            <text:p>0.3654</text:p>
          </table:table-cell>
          <table:table-cell office:value-type="float" office:value="-4.0775">
            <text:p>-4.0775</text:p>
          </table:table-cell>
          <table:table-cell office:value-type="float" office:value="1.5662">
            <text:p>1.5662</text:p>
          </table:table-cell>
          <table:table-cell office:value-type="float" office:value="-9.975">
            <text:p>-9.975</text:p>
          </table:table-cell>
          <table:table-cell office:value-type="float" office:value="-10.2330158982678">
            <text:p>-10.2330158983</text:p>
          </table:table-cell>
          <table:table-cell office:value-type="float" office:value="-14.416446921047">
            <text:p>-14.416446921</text:p>
          </table:table-cell>
          <table:table-cell office:value-type="float" office:value="-105.33138461877">
            <text:p>-105.331384618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4">
            <text:p>-0.2384</text:p>
          </table:table-cell>
          <table:table-cell office:value-type="float" office:value="-0.1702">
            <text:p>-0.1702</text:p>
          </table:table-cell>
          <table:table-cell office:value-type="float" office:value="0.9232">
            <text:p>0.9232</text:p>
          </table:table-cell>
          <table:table-cell office:value-type="float" office:value="-0.2739">
            <text:p>-0.2739</text:p>
          </table:table-cell>
          <table:table-cell office:value-type="float" office:value="0.705">
            <text:p>0.705</text:p>
          </table:table-cell>
          <table:table-cell office:value-type="float" office:value="0.3642">
            <text:p>0.3642</text:p>
          </table:table-cell>
          <table:table-cell office:value-type="float" office:value="-3.605">
            <text:p>-3.605</text:p>
          </table:table-cell>
          <table:table-cell office:value-type="float" office:value="1.3387">
            <text:p>1.3387</text:p>
          </table:table-cell>
          <table:table-cell office:value-type="float" office:value="-9.555">
            <text:p>-9.555</text:p>
          </table:table-cell>
          <table:table-cell office:value-type="float" office:value="-10.4451919126824">
            <text:p>-10.4451919127</text:p>
          </table:table-cell>
          <table:table-cell office:value-type="float" office:value="-14.2571400067061">
            <text:p>-14.2571400067</text:p>
          </table:table-cell>
          <table:table-cell office:value-type="float" office:value="-105.373109874164">
            <text:p>-105.373109874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6">
            <text:p>-0.2406</text:p>
          </table:table-cell>
          <table:table-cell office:value-type="float" office:value="-0.1673">
            <text:p>-0.1673</text:p>
          </table:table-cell>
          <table:table-cell office:value-type="float" office:value="0.9235">
            <text:p>0.9235</text:p>
          </table:table-cell>
          <table:table-cell office:value-type="float" office:value="-0.2739">
            <text:p>-0.2739</text:p>
          </table:table-cell>
          <table:table-cell office:value-type="float" office:value="0.705">
            <text:p>0.705</text:p>
          </table:table-cell>
          <table:table-cell office:value-type="float" office:value="0.3642">
            <text:p>0.3642</text:p>
          </table:table-cell>
          <table:table-cell office:value-type="float" office:value="-3.9288">
            <text:p>-3.9288</text:p>
          </table:table-cell>
          <table:table-cell office:value-type="float" office:value="1.5575">
            <text:p>1.5575</text:p>
          </table:table-cell>
          <table:table-cell office:value-type="float" office:value="-10.0275">
            <text:p>-10.0275</text:p>
          </table:table-cell>
          <table:table-cell office:value-type="float" office:value="-10.268676224924">
            <text:p>-10.2686762249</text:p>
          </table:table-cell>
          <table:table-cell office:value-type="float" office:value="-14.3727479717033">
            <text:p>-14.3727479717</text:p>
          </table:table-cell>
          <table:table-cell office:value-type="float" office:value="-105.299926510986">
            <text:p>-105.29992651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4">
            <text:p>-0.2414</text:p>
          </table:table-cell>
          <table:table-cell office:value-type="float" office:value="-0.1684">
            <text:p>-0.1684</text:p>
          </table:table-cell>
          <table:table-cell office:value-type="float" office:value="0.9246">
            <text:p>0.9246</text:p>
          </table:table-cell>
          <table:table-cell office:value-type="float" office:value="-0.2759">
            <text:p>-0.2759</text:p>
          </table:table-cell>
          <table:table-cell office:value-type="float" office:value="0.705">
            <text:p>0.705</text:p>
          </table:table-cell>
          <table:table-cell office:value-type="float" office:value="0.3635">
            <text:p>0.3635</text:p>
          </table:table-cell>
          <table:table-cell office:value-type="float" office:value="-3.4913">
            <text:p>-3.4913</text:p>
          </table:table-cell>
          <table:table-cell office:value-type="float" office:value="1.2512">
            <text:p>1.2512</text:p>
          </table:table-cell>
          <table:table-cell office:value-type="float" office:value="-9.7737">
            <text:p>-9.7737</text:p>
          </table:table-cell>
          <table:table-cell office:value-type="float" office:value="-10.3221704180544">
            <text:p>-10.3221704181</text:p>
          </table:table-cell>
          <table:table-cell office:value-type="float" office:value="-14.404032549429">
            <text:p>-14.4040325494</text:p>
          </table:table-cell>
          <table:table-cell office:value-type="float" office:value="-105.448722667675">
            <text:p>-105.448722667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2">
            <text:p>-0.2392</text:p>
          </table:table-cell>
          <table:table-cell office:value-type="float" office:value="-0.1723">
            <text:p>-0.1723</text:p>
          </table:table-cell>
          <table:table-cell office:value-type="float" office:value="0.9216">
            <text:p>0.9216</text:p>
          </table:table-cell>
          <table:table-cell office:value-type="float" office:value="-0.2759">
            <text:p>-0.2759</text:p>
          </table:table-cell>
          <table:table-cell office:value-type="float" office:value="0.705">
            <text:p>0.705</text:p>
          </table:table-cell>
          <table:table-cell office:value-type="float" office:value="0.3635">
            <text:p>0.3635</text:p>
          </table:table-cell>
          <table:table-cell office:value-type="float" office:value="-3.22">
            <text:p>-3.22</text:p>
          </table:table-cell>
          <table:table-cell office:value-type="float" office:value="1.015">
            <text:p>1.015</text:p>
          </table:table-cell>
          <table:table-cell office:value-type="float" office:value="-10.0625">
            <text:p>-10.0625</text:p>
          </table:table-cell>
          <table:table-cell office:value-type="float" office:value="-10.5889983791015">
            <text:p>-10.5889983791</text:p>
          </table:table-cell>
          <table:table-cell office:value-type="float" office:value="-14.3167327365772">
            <text:p>-14.3167327366</text:p>
          </table:table-cell>
          <table:table-cell office:value-type="float" office:value="-105.522701062847">
            <text:p>-105.522701062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3">
            <text:p>-0.2423</text:p>
          </table:table-cell>
          <table:table-cell office:value-type="float" office:value="-0.1702">
            <text:p>-0.1702</text:p>
          </table:table-cell>
          <table:table-cell office:value-type="float" office:value="0.9238">
            <text:p>0.9238</text:p>
          </table:table-cell>
          <table:table-cell office:value-type="float" office:value="-0.276">
            <text:p>-0.276</text:p>
          </table:table-cell>
          <table:table-cell office:value-type="float" office:value="0.705">
            <text:p>0.705</text:p>
          </table:table-cell>
          <table:table-cell office:value-type="float" office:value="0.3718">
            <text:p>0.3718</text:p>
          </table:table-cell>
          <table:table-cell office:value-type="float" office:value="-3.8238">
            <text:p>-3.8238</text:p>
          </table:table-cell>
          <table:table-cell office:value-type="float" office:value="1.4088">
            <text:p>1.4088</text:p>
          </table:table-cell>
          <table:table-cell office:value-type="float" office:value="-9.8525">
            <text:p>-9.8525</text:p>
          </table:table-cell>
          <table:table-cell office:value-type="float" office:value="-10.4394046636877">
            <text:p>-10.4394046637</text:p>
          </table:table-cell>
          <table:table-cell office:value-type="float" office:value="-14.4568517315242">
            <text:p>-14.4568517315</text:p>
          </table:table-cell>
          <table:table-cell office:value-type="float" office:value="-105.281111613056">
            <text:p>-105.281111613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4">
            <text:p>-0.2394</text:p>
          </table:table-cell>
          <table:table-cell office:value-type="float" office:value="-0.1698">
            <text:p>-0.1698</text:p>
          </table:table-cell>
          <table:table-cell office:value-type="float" office:value="0.9234">
            <text:p>0.9234</text:p>
          </table:table-cell>
          <table:table-cell office:value-type="float" office:value="-0.2766">
            <text:p>-0.2766</text:p>
          </table:table-cell>
          <table:table-cell office:value-type="float" office:value="0.7065">
            <text:p>0.7065</text:p>
          </table:table-cell>
          <table:table-cell office:value-type="float" office:value="0.3653">
            <text:p>0.3653</text:p>
          </table:table-cell>
          <table:table-cell office:value-type="float" office:value="-3.7013">
            <text:p>-3.7013</text:p>
          </table:table-cell>
          <table:table-cell office:value-type="float" office:value="1.3037">
            <text:p>1.3037</text:p>
          </table:table-cell>
          <table:table-cell office:value-type="float" office:value="-9.4325">
            <text:p>-9.4325</text:p>
          </table:table-cell>
          <table:table-cell office:value-type="float" office:value="-10.4195172388608">
            <text:p>-10.4195172389</text:p>
          </table:table-cell>
          <table:table-cell office:value-type="float" office:value="-14.3119158204633">
            <text:p>-14.3119158205</text:p>
          </table:table-cell>
          <table:table-cell office:value-type="float" office:value="-105.486098110022">
            <text:p>-105.4860981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66">
            <text:p>-0.2366</text:p>
          </table:table-cell>
          <table:table-cell office:value-type="float" office:value="-0.171">
            <text:p>-0.171</text:p>
          </table:table-cell>
          <table:table-cell office:value-type="float" office:value="0.9234">
            <text:p>0.9234</text:p>
          </table:table-cell>
          <table:table-cell office:value-type="float" office:value="-0.2766">
            <text:p>-0.2766</text:p>
          </table:table-cell>
          <table:table-cell office:value-type="float" office:value="0.7065">
            <text:p>0.7065</text:p>
          </table:table-cell>
          <table:table-cell office:value-type="float" office:value="0.3653">
            <text:p>0.3653</text:p>
          </table:table-cell>
          <table:table-cell office:value-type="float" office:value="-3.5175">
            <text:p>-3.5175</text:p>
          </table:table-cell>
          <table:table-cell office:value-type="float" office:value="1.3912">
            <text:p>1.3912</text:p>
          </table:table-cell>
          <table:table-cell office:value-type="float" office:value="-10.1325">
            <text:p>-10.1325</text:p>
          </table:table-cell>
          <table:table-cell office:value-type="float" office:value="-10.4913088123425">
            <text:p>-10.4913088123</text:p>
          </table:table-cell>
          <table:table-cell office:value-type="float" office:value="-14.1491374709078">
            <text:p>-14.1491374709</text:p>
          </table:table-cell>
          <table:table-cell office:value-type="float" office:value="-105.555313740005">
            <text:p>-105.5553137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9">
            <text:p>-0.2419</text:p>
          </table:table-cell>
          <table:table-cell office:value-type="float" office:value="-0.171">
            <text:p>-0.171</text:p>
          </table:table-cell>
          <table:table-cell office:value-type="float" office:value="0.917">
            <text:p>0.917</text:p>
          </table:table-cell>
          <table:table-cell office:value-type="float" office:value="-0.2752">
            <text:p>-0.2752</text:p>
          </table:table-cell>
          <table:table-cell office:value-type="float" office:value="0.7069">
            <text:p>0.7069</text:p>
          </table:table-cell>
          <table:table-cell office:value-type="float" office:value="0.364">
            <text:p>0.364</text:p>
          </table:table-cell>
          <table:table-cell office:value-type="float" office:value="-3.3075">
            <text:p>-3.3075</text:p>
          </table:table-cell>
          <table:table-cell office:value-type="float" office:value="1.4175">
            <text:p>1.4175</text:p>
          </table:table-cell>
          <table:table-cell office:value-type="float" office:value="-10.255">
            <text:p>-10.255</text:p>
          </table:table-cell>
          <table:table-cell office:value-type="float" office:value="-10.5628899294135">
            <text:p>-10.5628899294</text:p>
          </table:table-cell>
          <table:table-cell office:value-type="float" office:value="-14.5194154917559">
            <text:p>-14.5194154918</text:p>
          </table:table-cell>
          <table:table-cell office:value-type="float" office:value="-105.351343173205">
            <text:p>-105.351343173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67">
            <text:p>-0.2367</text:p>
          </table:table-cell>
          <table:table-cell office:value-type="float" office:value="-0.1683">
            <text:p>-0.1683</text:p>
          </table:table-cell>
          <table:table-cell office:value-type="float" office:value="0.9256">
            <text:p>0.9256</text:p>
          </table:table-cell>
          <table:table-cell office:value-type="float" office:value="-0.2752">
            <text:p>-0.2752</text:p>
          </table:table-cell>
          <table:table-cell office:value-type="float" office:value="0.7069">
            <text:p>0.7069</text:p>
          </table:table-cell>
          <table:table-cell office:value-type="float" office:value="0.364">
            <text:p>0.364</text:p>
          </table:table-cell>
          <table:table-cell office:value-type="float" office:value="-3.7538">
            <text:p>-3.7538</text:p>
          </table:table-cell>
          <table:table-cell office:value-type="float" office:value="1.1987">
            <text:p>1.1987</text:p>
          </table:table-cell>
          <table:table-cell office:value-type="float" office:value="-9.8437">
            <text:p>-9.8437</text:p>
          </table:table-cell>
          <table:table-cell office:value-type="float" office:value="-10.3059934131597">
            <text:p>-10.3059934132</text:p>
          </table:table-cell>
          <table:table-cell office:value-type="float" office:value="-14.1412681008902">
            <text:p>-14.1412681009</text:p>
          </table:table-cell>
          <table:table-cell office:value-type="float" office:value="-105.45927606968">
            <text:p>-105.459276069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8">
            <text:p>-0.2408</text:p>
          </table:table-cell>
          <table:table-cell office:value-type="float" office:value="-0.1689">
            <text:p>-0.1689</text:p>
          </table:table-cell>
          <table:table-cell office:value-type="float" office:value="0.9216">
            <text:p>0.9216</text:p>
          </table:table-cell>
          <table:table-cell office:value-type="float" office:value="-0.2771">
            <text:p>-0.2771</text:p>
          </table:table-cell>
          <table:table-cell office:value-type="float" office:value="0.7042">
            <text:p>0.7042</text:p>
          </table:table-cell>
          <table:table-cell office:value-type="float" office:value="0.3632">
            <text:p>0.3632</text:p>
          </table:table-cell>
          <table:table-cell office:value-type="float" office:value="-3.9375">
            <text:p>-3.9375</text:p>
          </table:table-cell>
          <table:table-cell office:value-type="float" office:value="0.91">
            <text:p>0.91</text:p>
          </table:table-cell>
          <table:table-cell office:value-type="float" office:value="-10.0625">
            <text:p>-10.0625</text:p>
          </table:table-cell>
          <table:table-cell office:value-type="float" office:value="-10.3850634436845">
            <text:p>-10.3850634437</text:p>
          </table:table-cell>
          <table:table-cell office:value-type="float" office:value="-14.4006557767089">
            <text:p>-14.4006557767</text:p>
          </table:table-cell>
          <table:table-cell office:value-type="float" office:value="-105.556149066014">
            <text:p>-105.55614906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56">
            <text:p>-0.2456</text:p>
          </table:table-cell>
          <table:table-cell office:value-type="float" office:value="-0.1674">
            <text:p>-0.1674</text:p>
          </table:table-cell>
          <table:table-cell office:value-type="float" office:value="0.9236">
            <text:p>0.9236</text:p>
          </table:table-cell>
          <table:table-cell office:value-type="float" office:value="-0.2765">
            <text:p>-0.2765</text:p>
          </table:table-cell>
          <table:table-cell office:value-type="float" office:value="0.7066">
            <text:p>0.7066</text:p>
          </table:table-cell>
          <table:table-cell office:value-type="float" office:value="0.3643">
            <text:p>0.3643</text:p>
          </table:table-cell>
          <table:table-cell office:value-type="float" office:value="-3.4738">
            <text:p>-3.4738</text:p>
          </table:table-cell>
          <table:table-cell office:value-type="float" office:value="0.9975">
            <text:p>0.9975</text:p>
          </table:table-cell>
          <table:table-cell office:value-type="float" office:value="-9.625">
            <text:p>-9.625</text:p>
          </table:table-cell>
          <table:table-cell office:value-type="float" office:value="-10.2734419766128">
            <text:p>-10.2734419766</text:p>
          </table:table-cell>
          <table:table-cell office:value-type="float" office:value="-14.6506274692505">
            <text:p>-14.6506274693</text:p>
          </table:table-cell>
          <table:table-cell office:value-type="float" office:value="-105.347696994835">
            <text:p>-105.347696994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44">
            <text:p>-0.2444</text:p>
          </table:table-cell>
          <table:table-cell office:value-type="float" office:value="-0.1687">
            <text:p>-0.1687</text:p>
          </table:table-cell>
          <table:table-cell office:value-type="float" office:value="0.9266">
            <text:p>0.9266</text:p>
          </table:table-cell>
          <table:table-cell office:value-type="float" office:value="-0.2765">
            <text:p>-0.2765</text:p>
          </table:table-cell>
          <table:table-cell office:value-type="float" office:value="0.7066">
            <text:p>0.7066</text:p>
          </table:table-cell>
          <table:table-cell office:value-type="float" office:value="0.3643">
            <text:p>0.3643</text:p>
          </table:table-cell>
          <table:table-cell office:value-type="float" office:value="-3.9288">
            <text:p>-3.9288</text:p>
          </table:table-cell>
          <table:table-cell office:value-type="float" office:value="1.2775">
            <text:p>1.2775</text:p>
          </table:table-cell>
          <table:table-cell office:value-type="float" office:value="-9.4675">
            <text:p>-9.4675</text:p>
          </table:table-cell>
          <table:table-cell office:value-type="float" office:value="-10.318344152624">
            <text:p>-10.3183441526</text:p>
          </table:table-cell>
          <table:table-cell office:value-type="float" office:value="-14.5519806548361">
            <text:p>-14.5519806548</text:p>
          </table:table-cell>
          <table:table-cell office:value-type="float" office:value="-105.396210138926">
            <text:p>-105.396210138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6">
            <text:p>-0.2416</text:p>
          </table:table-cell>
          <table:table-cell office:value-type="float" office:value="-0.1681">
            <text:p>-0.1681</text:p>
          </table:table-cell>
          <table:table-cell office:value-type="float" office:value="0.923">
            <text:p>0.923</text:p>
          </table:table-cell>
          <table:table-cell office:value-type="float" office:value="-0.2742">
            <text:p>-0.2742</text:p>
          </table:table-cell>
          <table:table-cell office:value-type="float" office:value="0.7042">
            <text:p>0.7042</text:p>
          </table:table-cell>
          <table:table-cell office:value-type="float" office:value="0.3647">
            <text:p>0.3647</text:p>
          </table:table-cell>
          <table:table-cell office:value-type="float" office:value="-3.675">
            <text:p>-3.675</text:p>
          </table:table-cell>
          <table:table-cell office:value-type="float" office:value="1.4875">
            <text:p>1.4875</text:p>
          </table:table-cell>
          <table:table-cell office:value-type="float" office:value="-9.5812">
            <text:p>-9.5812</text:p>
          </table:table-cell>
          <table:table-cell office:value-type="float" office:value="-10.3217717487485">
            <text:p>-10.3217717487</text:p>
          </table:table-cell>
          <table:table-cell office:value-type="float" office:value="-14.4463073886812">
            <text:p>-14.4463073887</text:p>
          </table:table-cell>
          <table:table-cell office:value-type="float" office:value="-105.308414168628">
            <text:p>-105.308414168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43">
            <text:p>-0.2443</text:p>
          </table:table-cell>
          <table:table-cell office:value-type="float" office:value="-0.1688">
            <text:p>-0.1688</text:p>
          </table:table-cell>
          <table:table-cell office:value-type="float" office:value="0.9217">
            <text:p>0.9217</text:p>
          </table:table-cell>
          <table:table-cell office:value-type="float" office:value="-0.2742">
            <text:p>-0.2742</text:p>
          </table:table-cell>
          <table:table-cell office:value-type="float" office:value="0.7042">
            <text:p>0.7042</text:p>
          </table:table-cell>
          <table:table-cell office:value-type="float" office:value="0.3647">
            <text:p>0.3647</text:p>
          </table:table-cell>
          <table:table-cell office:value-type="float" office:value="-3.0363">
            <text:p>-3.0363</text:p>
          </table:table-cell>
          <table:table-cell office:value-type="float" office:value="1.3912">
            <text:p>1.3912</text:p>
          </table:table-cell>
          <table:table-cell office:value-type="float" office:value="-10.1412">
            <text:p>-10.1412</text:p>
          </table:table-cell>
          <table:table-cell office:value-type="float" office:value="-10.3780005835352">
            <text:p>-10.3780005835</text:p>
          </table:table-cell>
          <table:table-cell office:value-type="float" office:value="-14.6047873825475">
            <text:p>-14.6047873825</text:p>
          </table:table-cell>
          <table:table-cell office:value-type="float" office:value="-105.25527220247">
            <text:p>-105.255272202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64">
            <text:p>-0.2364</text:p>
          </table:table-cell>
          <table:table-cell office:value-type="float" office:value="-0.1706">
            <text:p>-0.1706</text:p>
          </table:table-cell>
          <table:table-cell office:value-type="float" office:value="0.9267">
            <text:p>0.9267</text:p>
          </table:table-cell>
          <table:table-cell office:value-type="float" office:value="-0.2776">
            <text:p>-0.2776</text:p>
          </table:table-cell>
          <table:table-cell office:value-type="float" office:value="0.7035">
            <text:p>0.7035</text:p>
          </table:table-cell>
          <table:table-cell office:value-type="float" office:value="0.3693">
            <text:p>0.3693</text:p>
          </table:table-cell>
          <table:table-cell office:value-type="float" office:value="-3.4738">
            <text:p>-3.4738</text:p>
          </table:table-cell>
          <table:table-cell office:value-type="float" office:value="1.2862">
            <text:p>1.2862</text:p>
          </table:table-cell>
          <table:table-cell office:value-type="float" office:value="-10.1763">
            <text:p>-10.1763</text:p>
          </table:table-cell>
          <table:table-cell office:value-type="float" office:value="-10.4308993420421">
            <text:p>-10.430899342</text:p>
          </table:table-cell>
          <table:table-cell office:value-type="float" office:value="-14.1085410227083">
            <text:p>-14.1085410227</text:p>
          </table:table-cell>
          <table:table-cell office:value-type="float" office:value="-105.601487042388">
            <text:p>-105.601487042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65">
            <text:p>-0.2365</text:p>
          </table:table-cell>
          <table:table-cell office:value-type="float" office:value="-0.1712">
            <text:p>-0.1712</text:p>
          </table:table-cell>
          <table:table-cell office:value-type="float" office:value="0.9221">
            <text:p>0.9221</text:p>
          </table:table-cell>
          <table:table-cell office:value-type="float" office:value="-0.2754">
            <text:p>-0.2754</text:p>
          </table:table-cell>
          <table:table-cell office:value-type="float" office:value="0.7036">
            <text:p>0.7036</text:p>
          </table:table-cell>
          <table:table-cell office:value-type="float" office:value="0.3651">
            <text:p>0.3651</text:p>
          </table:table-cell>
          <table:table-cell office:value-type="float" office:value="-2.94">
            <text:p>-2.94</text:p>
          </table:table-cell>
          <table:table-cell office:value-type="float" office:value="0.8138">
            <text:p>0.8138</text:p>
          </table:table-cell>
          <table:table-cell office:value-type="float" office:value="-9.6862">
            <text:p>-9.6862</text:p>
          </table:table-cell>
          <table:table-cell office:value-type="float" office:value="-10.5177494666447">
            <text:p>-10.5177494666</text:p>
          </table:table-cell>
          <table:table-cell office:value-type="float" office:value="-14.1511482149929">
            <text:p>-14.151148215</text:p>
          </table:table-cell>
          <table:table-cell office:value-type="float" office:value="-105.524126350484">
            <text:p>-105.524126350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3">
            <text:p>-0.2413</text:p>
          </table:table-cell>
          <table:table-cell office:value-type="float" office:value="-0.171">
            <text:p>-0.171</text:p>
          </table:table-cell>
          <table:table-cell office:value-type="float" office:value="0.923">
            <text:p>0.923</text:p>
          </table:table-cell>
          <table:table-cell office:value-type="float" office:value="-0.2754">
            <text:p>-0.2754</text:p>
          </table:table-cell>
          <table:table-cell office:value-type="float" office:value="0.7036">
            <text:p>0.7036</text:p>
          </table:table-cell>
          <table:table-cell office:value-type="float" office:value="0.3651">
            <text:p>0.3651</text:p>
          </table:table-cell>
          <table:table-cell office:value-type="float" office:value="-3.745">
            <text:p>-3.745</text:p>
          </table:table-cell>
          <table:table-cell office:value-type="float" office:value="1.8025">
            <text:p>1.8025</text:p>
          </table:table-cell>
          <table:table-cell office:value-type="float" office:value="-9.1525">
            <text:p>-9.1525</text:p>
          </table:table-cell>
          <table:table-cell office:value-type="float" office:value="-10.4959737265651">
            <text:p>-10.4959737266</text:p>
          </table:table-cell>
          <table:table-cell office:value-type="float" office:value="-14.4032198284872">
            <text:p>-14.4032198285</text:p>
          </table:table-cell>
          <table:table-cell office:value-type="float" office:value="-105.426974115712">
            <text:p>-105.426974115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9">
            <text:p>-0.2409</text:p>
          </table:table-cell>
          <table:table-cell office:value-type="float" office:value="-0.1706">
            <text:p>-0.1706</text:p>
          </table:table-cell>
          <table:table-cell office:value-type="float" office:value="0.9248">
            <text:p>0.9248</text:p>
          </table:table-cell>
          <table:table-cell office:value-type="float" office:value="-0.2758">
            <text:p>-0.2758</text:p>
          </table:table-cell>
          <table:table-cell office:value-type="float" office:value="0.7043">
            <text:p>0.7043</text:p>
          </table:table-cell>
          <table:table-cell office:value-type="float" office:value="0.3652">
            <text:p>0.3652</text:p>
          </table:table-cell>
          <table:table-cell office:value-type="float" office:value="-3.5">
            <text:p>-3.5</text:p>
          </table:table-cell>
          <table:table-cell office:value-type="float" office:value="1.5225">
            <text:p>1.5225</text:p>
          </table:table-cell>
          <table:table-cell office:value-type="float" office:value="-10.0887">
            <text:p>-10.0887</text:p>
          </table:table-cell>
          <table:table-cell office:value-type="float" office:value="-10.4520847915668">
            <text:p>-10.4520847916</text:p>
          </table:table-cell>
          <table:table-cell office:value-type="float" office:value="-14.3699660685658">
            <text:p>-14.3699660686</text:p>
          </table:table-cell>
          <table:table-cell office:value-type="float" office:value="-105.451258598377">
            <text:p>-105.451258598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36">
            <text:p>-0.2436</text:p>
          </table:table-cell>
          <table:table-cell office:value-type="float" office:value="-0.1675">
            <text:p>-0.1675</text:p>
          </table:table-cell>
          <table:table-cell office:value-type="float" office:value="0.9295">
            <text:p>0.9295</text:p>
          </table:table-cell>
          <table:table-cell office:value-type="float" office:value="-0.2758">
            <text:p>-0.2758</text:p>
          </table:table-cell>
          <table:table-cell office:value-type="float" office:value="0.7043">
            <text:p>0.7043</text:p>
          </table:table-cell>
          <table:table-cell office:value-type="float" office:value="0.3652">
            <text:p>0.3652</text:p>
          </table:table-cell>
          <table:table-cell office:value-type="float" office:value="-3.605">
            <text:p>-3.605</text:p>
          </table:table-cell>
          <table:table-cell office:value-type="float" office:value="1.4262">
            <text:p>1.4262</text:p>
          </table:table-cell>
          <table:table-cell office:value-type="float" office:value="-9.3712">
            <text:p>-9.3712</text:p>
          </table:table-cell>
          <table:table-cell office:value-type="float" office:value="-10.2158711838163">
            <text:p>-10.2158711838</text:p>
          </table:table-cell>
          <table:table-cell office:value-type="float" office:value="-14.4582156585636">
            <text:p>-14.4582156586</text:p>
          </table:table-cell>
          <table:table-cell office:value-type="float" office:value="-105.381204725327">
            <text:p>-105.381204725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9">
            <text:p>-0.2399</text:p>
          </table:table-cell>
          <table:table-cell office:value-type="float" office:value="-0.1662">
            <text:p>-0.1662</text:p>
          </table:table-cell>
          <table:table-cell office:value-type="float" office:value="0.9282">
            <text:p>0.9282</text:p>
          </table:table-cell>
          <table:table-cell office:value-type="float" office:value="-0.2757">
            <text:p>-0.2757</text:p>
          </table:table-cell>
          <table:table-cell office:value-type="float" office:value="0.7054">
            <text:p>0.7054</text:p>
          </table:table-cell>
          <table:table-cell office:value-type="float" office:value="0.3568">
            <text:p>0.3568</text:p>
          </table:table-cell>
          <table:table-cell office:value-type="float" office:value="-2.8525">
            <text:p>-2.8525</text:p>
          </table:table-cell>
          <table:table-cell office:value-type="float" office:value="1.54">
            <text:p>1.54</text:p>
          </table:table-cell>
          <table:table-cell office:value-type="float" office:value="-10.0975">
            <text:p>-10.0975</text:p>
          </table:table-cell>
          <table:table-cell office:value-type="float" office:value="-10.1517385537231">
            <text:p>-10.1517385537</text:p>
          </table:table-cell>
          <table:table-cell office:value-type="float" office:value="-14.2827100488437">
            <text:p>-14.2827100488</text:p>
          </table:table-cell>
          <table:table-cell office:value-type="float" office:value="-105.587314400852">
            <text:p>-105.587314400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1">
            <text:p>-0.2391</text:p>
          </table:table-cell>
          <table:table-cell office:value-type="float" office:value="-0.1699">
            <text:p>-0.1699</text:p>
          </table:table-cell>
          <table:table-cell office:value-type="float" office:value="0.9235">
            <text:p>0.9235</text:p>
          </table:table-cell>
          <table:table-cell office:value-type="float" office:value="-0.2762">
            <text:p>-0.2762</text:p>
          </table:table-cell>
          <table:table-cell office:value-type="float" office:value="0.7048">
            <text:p>0.7048</text:p>
          </table:table-cell>
          <table:table-cell office:value-type="float" office:value="0.3632">
            <text:p>0.3632</text:p>
          </table:table-cell>
          <table:table-cell office:value-type="float" office:value="-2.4763">
            <text:p>-2.4763</text:p>
          </table:table-cell>
          <table:table-cell office:value-type="float" office:value="1.0675">
            <text:p>1.0675</text:p>
          </table:table-cell>
          <table:table-cell office:value-type="float" office:value="-10.3863">
            <text:p>-10.3863</text:p>
          </table:table-cell>
          <table:table-cell office:value-type="float" office:value="-10.4237325702282">
            <text:p>-10.4237325702</text:p>
          </table:table-cell>
          <table:table-cell office:value-type="float" office:value="-14.2856602570104">
            <text:p>-14.285660257</text:p>
          </table:table-cell>
          <table:table-cell office:value-type="float" office:value="-105.536941364321">
            <text:p>-105.536941364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77">
            <text:p>-0.2377</text:p>
          </table:table-cell>
          <table:table-cell office:value-type="float" office:value="-0.1666">
            <text:p>-0.1666</text:p>
          </table:table-cell>
          <table:table-cell office:value-type="float" office:value="0.9243">
            <text:p>0.9243</text:p>
          </table:table-cell>
          <table:table-cell office:value-type="float" office:value="-0.2762">
            <text:p>-0.2762</text:p>
          </table:table-cell>
          <table:table-cell office:value-type="float" office:value="0.7048">
            <text:p>0.7048</text:p>
          </table:table-cell>
          <table:table-cell office:value-type="float" office:value="0.3632">
            <text:p>0.3632</text:p>
          </table:table-cell>
          <table:table-cell office:value-type="float" office:value="-3.255">
            <text:p>-3.255</text:p>
          </table:table-cell>
          <table:table-cell office:value-type="float" office:value="1.3037">
            <text:p>1.3037</text:p>
          </table:table-cell>
          <table:table-cell office:value-type="float" office:value="-9.8962">
            <text:p>-9.8962</text:p>
          </table:table-cell>
          <table:table-cell office:value-type="float" office:value="-10.2180244949823">
            <text:p>-10.218024495</text:p>
          </table:table-cell>
          <table:table-cell office:value-type="float" office:value="-14.2066472766877">
            <text:p>-14.2066472767</text:p>
          </table:table-cell>
          <table:table-cell office:value-type="float" office:value="-105.535597654193">
            <text:p>-105.535597654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2">
            <text:p>-0.2382</text:p>
          </table:table-cell>
          <table:table-cell office:value-type="float" office:value="-0.1679">
            <text:p>-0.1679</text:p>
          </table:table-cell>
          <table:table-cell office:value-type="float" office:value="0.9226">
            <text:p>0.9226</text:p>
          </table:table-cell>
          <table:table-cell office:value-type="float" office:value="-0.277">
            <text:p>-0.277</text:p>
          </table:table-cell>
          <table:table-cell office:value-type="float" office:value="0.7036">
            <text:p>0.7036</text:p>
          </table:table-cell>
          <table:table-cell office:value-type="float" office:value="0.3651">
            <text:p>0.3651</text:p>
          </table:table-cell>
          <table:table-cell office:value-type="float" office:value="-3.7888">
            <text:p>-3.7888</text:p>
          </table:table-cell>
          <table:table-cell office:value-type="float" office:value="0.8663">
            <text:p>0.8663</text:p>
          </table:table-cell>
          <table:table-cell office:value-type="float" office:value="-9.5637">
            <text:p>-9.5637</text:p>
          </table:table-cell>
          <table:table-cell office:value-type="float" office:value="-10.3139119339847">
            <text:p>-10.313911934</text:p>
          </table:table-cell>
          <table:table-cell office:value-type="float" office:value="-14.2502292786292">
            <text:p>-14.2502292786</text:p>
          </table:table-cell>
          <table:table-cell office:value-type="float" office:value="-105.567009579561">
            <text:p>-105.567009579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1">
            <text:p>-0.2391</text:p>
          </table:table-cell>
          <table:table-cell office:value-type="float" office:value="-0.1727">
            <text:p>-0.1727</text:p>
          </table:table-cell>
          <table:table-cell office:value-type="float" office:value="0.9218">
            <text:p>0.9218</text:p>
          </table:table-cell>
          <table:table-cell office:value-type="float" office:value="-0.277">
            <text:p>-0.277</text:p>
          </table:table-cell>
          <table:table-cell office:value-type="float" office:value="0.7036">
            <text:p>0.7036</text:p>
          </table:table-cell>
          <table:table-cell office:value-type="float" office:value="0.3651">
            <text:p>0.3651</text:p>
          </table:table-cell>
          <table:table-cell office:value-type="float" office:value="-3.6925">
            <text:p>-3.6925</text:p>
          </table:table-cell>
          <table:table-cell office:value-type="float" office:value="1.2775">
            <text:p>1.2775</text:p>
          </table:table-cell>
          <table:table-cell office:value-type="float" office:value="-9.1087">
            <text:p>-9.1087</text:p>
          </table:table-cell>
          <table:table-cell office:value-type="float" office:value="-10.6107031699726">
            <text:p>-10.61070317</text:p>
          </table:table-cell>
          <table:table-cell office:value-type="float" office:value="-14.3002662668934">
            <text:p>-14.3002662669</text:p>
          </table:table-cell>
          <table:table-cell office:value-type="float" office:value="-105.593542157485">
            <text:p>-105.593542157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34">
            <text:p>-0.2434</text:p>
          </table:table-cell>
          <table:table-cell office:value-type="float" office:value="-0.1701">
            <text:p>-0.1701</text:p>
          </table:table-cell>
          <table:table-cell office:value-type="float" office:value="0.924">
            <text:p>0.924</text:p>
          </table:table-cell>
          <table:table-cell office:value-type="float" office:value="-0.2746">
            <text:p>-0.2746</text:p>
          </table:table-cell>
          <table:table-cell office:value-type="float" office:value="0.7043">
            <text:p>0.7043</text:p>
          </table:table-cell>
          <table:table-cell office:value-type="float" office:value="0.3608">
            <text:p>0.3608</text:p>
          </table:table-cell>
          <table:table-cell office:value-type="float" office:value="-3.5963">
            <text:p>-3.5963</text:p>
          </table:table-cell>
          <table:table-cell office:value-type="float" office:value="1.5225">
            <text:p>1.5225</text:p>
          </table:table-cell>
          <table:table-cell office:value-type="float" office:value="-9.5113">
            <text:p>-9.5113</text:p>
          </table:table-cell>
          <table:table-cell office:value-type="float" office:value="-10.4312670577266">
            <text:p>-10.4312670577</text:p>
          </table:table-cell>
          <table:table-cell office:value-type="float" office:value="-14.5133821229453">
            <text:p>-14.5133821229</text:p>
          </table:table-cell>
          <table:table-cell office:value-type="float" office:value="-105.402353025268">
            <text:p>-105.402353025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2">
            <text:p>-0.2412</text:p>
          </table:table-cell>
          <table:table-cell office:value-type="float" office:value="-0.1701">
            <text:p>-0.1701</text:p>
          </table:table-cell>
          <table:table-cell office:value-type="float" office:value="0.9213">
            <text:p>0.9213</text:p>
          </table:table-cell>
          <table:table-cell office:value-type="float" office:value="-0.2753">
            <text:p>-0.2753</text:p>
          </table:table-cell>
          <table:table-cell office:value-type="float" office:value="0.7055">
            <text:p>0.7055</text:p>
          </table:table-cell>
          <table:table-cell office:value-type="float" office:value="0.3671">
            <text:p>0.3671</text:p>
          </table:table-cell>
          <table:table-cell office:value-type="float" office:value="-3.0975">
            <text:p>-3.0975</text:p>
          </table:table-cell>
          <table:table-cell office:value-type="float" office:value="1.225">
            <text:p>1.225</text:p>
          </table:table-cell>
          <table:table-cell office:value-type="float" office:value="-9.6512">
            <text:p>-9.6512</text:p>
          </table:table-cell>
          <table:table-cell office:value-type="float" office:value="-10.4606729765672">
            <text:p>-10.4606729766</text:p>
          </table:table-cell>
          <table:table-cell office:value-type="float" office:value="-14.4410128499287">
            <text:p>-14.4410128499</text:p>
          </table:table-cell>
          <table:table-cell office:value-type="float" office:value="-105.335697554744">
            <text:p>-105.335697554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5">
            <text:p>-0.2425</text:p>
          </table:table-cell>
          <table:table-cell office:value-type="float" office:value="-0.1705">
            <text:p>-0.1705</text:p>
          </table:table-cell>
          <table:table-cell office:value-type="float" office:value="0.9251">
            <text:p>0.9251</text:p>
          </table:table-cell>
          <table:table-cell office:value-type="float" office:value="-0.2753">
            <text:p>-0.2753</text:p>
          </table:table-cell>
          <table:table-cell office:value-type="float" office:value="0.7055">
            <text:p>0.7055</text:p>
          </table:table-cell>
          <table:table-cell office:value-type="float" office:value="0.3671">
            <text:p>0.3671</text:p>
          </table:table-cell>
          <table:table-cell office:value-type="float" office:value="-2.9838">
            <text:p>-2.9838</text:p>
          </table:table-cell>
          <table:table-cell office:value-type="float" office:value="1.4525">
            <text:p>1.4525</text:p>
          </table:table-cell>
          <table:table-cell office:value-type="float" office:value="-9.7825">
            <text:p>-9.7825</text:p>
          </table:table-cell>
          <table:table-cell office:value-type="float" office:value="-10.4427192910981">
            <text:p>-10.4427192911</text:p>
          </table:table-cell>
          <table:table-cell office:value-type="float" office:value="-14.4549559986528">
            <text:p>-14.4549559987</text:p>
          </table:table-cell>
          <table:table-cell office:value-type="float" office:value="-105.326295906303">
            <text:p>-105.326295906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8">
            <text:p>-0.2418</text:p>
          </table:table-cell>
          <table:table-cell office:value-type="float" office:value="-0.1689">
            <text:p>-0.1689</text:p>
          </table:table-cell>
          <table:table-cell office:value-type="float" office:value="0.9268">
            <text:p>0.9268</text:p>
          </table:table-cell>
          <table:table-cell office:value-type="float" office:value="-0.2762">
            <text:p>-0.2762</text:p>
          </table:table-cell>
          <table:table-cell office:value-type="float" office:value="0.704">
            <text:p>0.704</text:p>
          </table:table-cell>
          <table:table-cell office:value-type="float" office:value="0.3642">
            <text:p>0.3642</text:p>
          </table:table-cell>
          <table:table-cell office:value-type="float" office:value="-3.1763">
            <text:p>-3.1763</text:p>
          </table:table-cell>
          <table:table-cell office:value-type="float" office:value="0.9625">
            <text:p>0.9625</text:p>
          </table:table-cell>
          <table:table-cell office:value-type="float" office:value="-9.7388">
            <text:p>-9.7388</text:p>
          </table:table-cell>
          <table:table-cell office:value-type="float" office:value="-10.3285052064164">
            <text:p>-10.3285052064</text:p>
          </table:table-cell>
          <table:table-cell office:value-type="float" office:value="-14.3981578351006">
            <text:p>-14.3981578351</text:p>
          </table:table-cell>
          <table:table-cell office:value-type="float" office:value="-105.475204009416">
            <text:p>-105.475204009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6">
            <text:p>-0.2416</text:p>
          </table:table-cell>
          <table:table-cell office:value-type="float" office:value="-0.1684">
            <text:p>-0.1684</text:p>
          </table:table-cell>
          <table:table-cell office:value-type="float" office:value="0.9212">
            <text:p>0.9212</text:p>
          </table:table-cell>
          <table:table-cell office:value-type="float" office:value="-0.2762">
            <text:p>-0.2762</text:p>
          </table:table-cell>
          <table:table-cell office:value-type="float" office:value="0.704">
            <text:p>0.704</text:p>
          </table:table-cell>
          <table:table-cell office:value-type="float" office:value="0.3642">
            <text:p>0.3642</text:p>
          </table:table-cell>
          <table:table-cell office:value-type="float" office:value="-2.765">
            <text:p>-2.765</text:p>
          </table:table-cell>
          <table:table-cell office:value-type="float" office:value="1.085">
            <text:p>1.085</text:p>
          </table:table-cell>
          <table:table-cell office:value-type="float" office:value="-9.415">
            <text:p>-9.415</text:p>
          </table:table-cell>
          <table:table-cell office:value-type="float" office:value="-10.3594977304118">
            <text:p>-10.3594977304</text:p>
          </table:table-cell>
          <table:table-cell office:value-type="float" office:value="-14.4631578538307">
            <text:p>-14.4631578538</text:p>
          </table:table-cell>
          <table:table-cell office:value-type="float" office:value="-105.454638841552">
            <text:p>-105.454638841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6">
            <text:p>-0.2406</text:p>
          </table:table-cell>
          <table:table-cell office:value-type="float" office:value="-0.1684">
            <text:p>-0.1684</text:p>
          </table:table-cell>
          <table:table-cell office:value-type="float" office:value="0.9221">
            <text:p>0.9221</text:p>
          </table:table-cell>
          <table:table-cell office:value-type="float" office:value="-0.2755">
            <text:p>-0.2755</text:p>
          </table:table-cell>
          <table:table-cell office:value-type="float" office:value="0.7038">
            <text:p>0.7038</text:p>
          </table:table-cell>
          <table:table-cell office:value-type="float" office:value="0.359">
            <text:p>0.359</text:p>
          </table:table-cell>
          <table:table-cell office:value-type="float" office:value="-4.1213">
            <text:p>-4.1213</text:p>
          </table:table-cell>
          <table:table-cell office:value-type="float" office:value="1.6187">
            <text:p>1.6187</text:p>
          </table:table-cell>
          <table:table-cell office:value-type="float" office:value="-8.715">
            <text:p>-8.715</text:p>
          </table:table-cell>
          <table:table-cell office:value-type="float" office:value="-10.349700540857">
            <text:p>-10.3497005409</text:p>
          </table:table-cell>
          <table:table-cell office:value-type="float" office:value="-14.3991755581018">
            <text:p>-14.3991755581</text:p>
          </table:table-cell>
          <table:table-cell office:value-type="float" office:value="-105.541449548007">
            <text:p>-105.54144954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6">
            <text:p>-0.2416</text:p>
          </table:table-cell>
          <table:table-cell office:value-type="float" office:value="-0.1685">
            <text:p>-0.1685</text:p>
          </table:table-cell>
          <table:table-cell office:value-type="float" office:value="0.9231">
            <text:p>0.9231</text:p>
          </table:table-cell>
          <table:table-cell office:value-type="float" office:value="-0.2755">
            <text:p>-0.2755</text:p>
          </table:table-cell>
          <table:table-cell office:value-type="float" office:value="0.704">
            <text:p>0.704</text:p>
          </table:table-cell>
          <table:table-cell office:value-type="float" office:value="0.3643">
            <text:p>0.3643</text:p>
          </table:table-cell>
          <table:table-cell office:value-type="float" office:value="-3.465">
            <text:p>-3.465</text:p>
          </table:table-cell>
          <table:table-cell office:value-type="float" office:value="1.7237">
            <text:p>1.7237</text:p>
          </table:table-cell>
          <table:table-cell office:value-type="float" office:value="-9.205">
            <text:p>-9.205</text:p>
          </table:table-cell>
          <table:table-cell office:value-type="float" office:value="-10.3447261169336">
            <text:p>-10.3447261169</text:p>
          </table:table-cell>
          <table:table-cell office:value-type="float" office:value="-14.4365827999677">
            <text:p>-14.4365828</text:p>
          </table:table-cell>
          <table:table-cell office:value-type="float" office:value="-105.41280768901">
            <text:p>-105.41280768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2">
            <text:p>-0.2382</text:p>
          </table:table-cell>
          <table:table-cell office:value-type="float" office:value="-0.1697">
            <text:p>-0.1697</text:p>
          </table:table-cell>
          <table:table-cell office:value-type="float" office:value="0.9247">
            <text:p>0.9247</text:p>
          </table:table-cell>
          <table:table-cell office:value-type="float" office:value="-0.2753">
            <text:p>-0.2753</text:p>
          </table:table-cell>
          <table:table-cell office:value-type="float" office:value="0.704">
            <text:p>0.704</text:p>
          </table:table-cell>
          <table:table-cell office:value-type="float" office:value="0.3643">
            <text:p>0.3643</text:p>
          </table:table-cell>
          <table:table-cell office:value-type="float" office:value="-3.7625">
            <text:p>-3.7625</text:p>
          </table:table-cell>
          <table:table-cell office:value-type="float" office:value="1.0675">
            <text:p>1.0675</text:p>
          </table:table-cell>
          <table:table-cell office:value-type="float" office:value="-9.485">
            <text:p>-9.485</text:p>
          </table:table-cell>
          <table:table-cell office:value-type="float" office:value="-10.399021030436">
            <text:p>-10.3990210304</text:p>
          </table:table-cell>
          <table:table-cell office:value-type="float" office:value="-14.227877443136">
            <text:p>-14.2278774431</text:p>
          </table:table-cell>
          <table:table-cell office:value-type="float" office:value="-105.486437325988">
            <text:p>-105.48643732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3">
            <text:p>-0.2423</text:p>
          </table:table-cell>
          <table:table-cell office:value-type="float" office:value="-0.1684">
            <text:p>-0.1684</text:p>
          </table:table-cell>
          <table:table-cell office:value-type="float" office:value="0.9251">
            <text:p>0.9251</text:p>
          </table:table-cell>
          <table:table-cell office:value-type="float" office:value="-0.2742">
            <text:p>-0.2742</text:p>
          </table:table-cell>
          <table:table-cell office:value-type="float" office:value="0.7036">
            <text:p>0.7036</text:p>
          </table:table-cell>
          <table:table-cell office:value-type="float" office:value="0.3655">
            <text:p>0.3655</text:p>
          </table:table-cell>
          <table:table-cell office:value-type="float" office:value="-3.955">
            <text:p>-3.955</text:p>
          </table:table-cell>
          <table:table-cell office:value-type="float" office:value="0.9013">
            <text:p>0.9013</text:p>
          </table:table-cell>
          <table:table-cell office:value-type="float" office:value="-9.3712">
            <text:p>-9.3712</text:p>
          </table:table-cell>
          <table:table-cell office:value-type="float" office:value="-10.3170288638864">
            <text:p>-10.3170288639</text:p>
          </table:table-cell>
          <table:table-cell office:value-type="float" office:value="-14.4394683171274">
            <text:p>-14.4394683171</text:p>
          </table:table-cell>
          <table:table-cell office:value-type="float" office:value="-105.297482341435">
            <text:p>-105.297482341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2">
            <text:p>-0.2392</text:p>
          </table:table-cell>
          <table:table-cell office:value-type="float" office:value="-0.1697">
            <text:p>-0.1697</text:p>
          </table:table-cell>
          <table:table-cell office:value-type="float" office:value="0.9248">
            <text:p>0.9248</text:p>
          </table:table-cell>
          <table:table-cell office:value-type="float" office:value="-0.2742">
            <text:p>-0.2742</text:p>
          </table:table-cell>
          <table:table-cell office:value-type="float" office:value="0.7036">
            <text:p>0.7036</text:p>
          </table:table-cell>
          <table:table-cell office:value-type="float" office:value="0.3655">
            <text:p>0.3655</text:p>
          </table:table-cell>
          <table:table-cell office:value-type="float" office:value="-3.57">
            <text:p>-3.57</text:p>
          </table:table-cell>
          <table:table-cell office:value-type="float" office:value="1.155">
            <text:p>1.155</text:p>
          </table:table-cell>
          <table:table-cell office:value-type="float" office:value="-9.9575">
            <text:p>-9.9575</text:p>
          </table:table-cell>
          <table:table-cell office:value-type="float" office:value="-10.3978589646406">
            <text:p>-10.3978589646</text:p>
          </table:table-cell>
          <table:table-cell office:value-type="float" office:value="-14.2812463246744">
            <text:p>-14.2812463247</text:p>
          </table:table-cell>
          <table:table-cell office:value-type="float" office:value="-105.373174889713">
            <text:p>-105.373174889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2">
            <text:p>-0.2392</text:p>
          </table:table-cell>
          <table:table-cell office:value-type="float" office:value="-0.1712">
            <text:p>-0.1712</text:p>
          </table:table-cell>
          <table:table-cell office:value-type="float" office:value="0.9244">
            <text:p>0.9244</text:p>
          </table:table-cell>
          <table:table-cell office:value-type="float" office:value="-0.275">
            <text:p>-0.275</text:p>
          </table:table-cell>
          <table:table-cell office:value-type="float" office:value="0.7025">
            <text:p>0.7025</text:p>
          </table:table-cell>
          <table:table-cell office:value-type="float" office:value="0.3623">
            <text:p>0.3623</text:p>
          </table:table-cell>
          <table:table-cell office:value-type="float" office:value="-3.8413">
            <text:p>-3.8413</text:p>
          </table:table-cell>
          <table:table-cell office:value-type="float" office:value="1.645">
            <text:p>1.645</text:p>
          </table:table-cell>
          <table:table-cell office:value-type="float" office:value="-9.3625">
            <text:p>-9.3625</text:p>
          </table:table-cell>
          <table:table-cell office:value-type="float" office:value="-10.4921437428384">
            <text:p>-10.4921437428</text:p>
          </table:table-cell>
          <table:table-cell office:value-type="float" office:value="-14.275482966427">
            <text:p>-14.2754829664</text:p>
          </table:table-cell>
          <table:table-cell office:value-type="float" office:value="-105.524556005366">
            <text:p>-105.524556005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32">
            <text:p>-0.2432</text:p>
          </table:table-cell>
          <table:table-cell office:value-type="float" office:value="-0.1692">
            <text:p>-0.1692</text:p>
          </table:table-cell>
          <table:table-cell office:value-type="float" office:value="0.9203">
            <text:p>0.9203</text:p>
          </table:table-cell>
          <table:table-cell office:value-type="float" office:value="-0.275">
            <text:p>-0.275</text:p>
          </table:table-cell>
          <table:table-cell office:value-type="float" office:value="0.7025">
            <text:p>0.7025</text:p>
          </table:table-cell>
          <table:table-cell office:value-type="float" office:value="0.3623">
            <text:p>0.3623</text:p>
          </table:table-cell>
          <table:table-cell office:value-type="float" office:value="-4.1563">
            <text:p>-4.1563</text:p>
          </table:table-cell>
          <table:table-cell office:value-type="float" office:value="1.6625">
            <text:p>1.6625</text:p>
          </table:table-cell>
          <table:table-cell office:value-type="float" office:value="-9.59">
            <text:p>-9.59</text:p>
          </table:table-cell>
          <table:table-cell office:value-type="float" office:value="-10.417841055606">
            <text:p>-10.4178410556</text:p>
          </table:table-cell>
          <table:table-cell office:value-type="float" office:value="-14.5549689795142">
            <text:p>-14.5549689795</text:p>
          </table:table-cell>
          <table:table-cell office:value-type="float" office:value="-105.408653638025">
            <text:p>-105.40865363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9">
            <text:p>-0.2409</text:p>
          </table:table-cell>
          <table:table-cell office:value-type="float" office:value="-0.171">
            <text:p>-0.171</text:p>
          </table:table-cell>
          <table:table-cell office:value-type="float" office:value="0.9245">
            <text:p>0.9245</text:p>
          </table:table-cell>
          <table:table-cell office:value-type="float" office:value="-0.2764">
            <text:p>-0.2764</text:p>
          </table:table-cell>
          <table:table-cell office:value-type="float" office:value="0.7053">
            <text:p>0.7053</text:p>
          </table:table-cell>
          <table:table-cell office:value-type="float" office:value="0.3574">
            <text:p>0.3574</text:p>
          </table:table-cell>
          <table:table-cell office:value-type="float" office:value="-3.5088">
            <text:p>-3.5088</text:p>
          </table:table-cell>
          <table:table-cell office:value-type="float" office:value="1.5575">
            <text:p>1.5575</text:p>
          </table:table-cell>
          <table:table-cell office:value-type="float" office:value="-9.3975">
            <text:p>-9.3975</text:p>
          </table:table-cell>
          <table:table-cell office:value-type="float" office:value="-10.4791270188389">
            <text:p>-10.4791270188</text:p>
          </table:table-cell>
          <table:table-cell office:value-type="float" office:value="-14.3803580533335">
            <text:p>-14.3803580533</text:p>
          </table:table-cell>
          <table:table-cell office:value-type="float" office:value="-105.639862026468">
            <text:p>-105.639862026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2">
            <text:p>-0.2392</text:p>
          </table:table-cell>
          <table:table-cell office:value-type="float" office:value="-0.1688">
            <text:p>-0.1688</text:p>
          </table:table-cell>
          <table:table-cell office:value-type="float" office:value="0.9284">
            <text:p>0.9284</text:p>
          </table:table-cell>
          <table:table-cell office:value-type="float" office:value="-0.2766">
            <text:p>-0.2766</text:p>
          </table:table-cell>
          <table:table-cell office:value-type="float" office:value="0.7041">
            <text:p>0.7041</text:p>
          </table:table-cell>
          <table:table-cell office:value-type="float" office:value="0.3633">
            <text:p>0.3633</text:p>
          </table:table-cell>
          <table:table-cell office:value-type="float" office:value="-3.3513">
            <text:p>-3.3513</text:p>
          </table:table-cell>
          <table:table-cell office:value-type="float" office:value="1.4175">
            <text:p>1.4175</text:p>
          </table:table-cell>
          <table:table-cell office:value-type="float" office:value="-9.7388">
            <text:p>-9.7388</text:p>
          </table:table-cell>
          <table:table-cell office:value-type="float" office:value="-10.3052536768737">
            <text:p>-10.3052536769</text:p>
          </table:table-cell>
          <table:table-cell office:value-type="float" office:value="-14.2318203906792">
            <text:p>-14.2318203907</text:p>
          </table:table-cell>
          <table:table-cell office:value-type="float" office:value="-105.577350811996">
            <text:p>-105.57735081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3">
            <text:p>-0.2403</text:p>
          </table:table-cell>
          <table:table-cell office:value-type="float" office:value="-0.1704">
            <text:p>-0.1704</text:p>
          </table:table-cell>
          <table:table-cell office:value-type="float" office:value="0.9233">
            <text:p>0.9233</text:p>
          </table:table-cell>
          <table:table-cell office:value-type="float" office:value="-0.2766">
            <text:p>-0.2766</text:p>
          </table:table-cell>
          <table:table-cell office:value-type="float" office:value="0.7041">
            <text:p>0.7041</text:p>
          </table:table-cell>
          <table:table-cell office:value-type="float" office:value="0.3633">
            <text:p>0.3633</text:p>
          </table:table-cell>
          <table:table-cell office:value-type="float" office:value="-3.675">
            <text:p>-3.675</text:p>
          </table:table-cell>
          <table:table-cell office:value-type="float" office:value="1.3037">
            <text:p>1.3037</text:p>
          </table:table-cell>
          <table:table-cell office:value-type="float" office:value="-10.255">
            <text:p>-10.255</text:p>
          </table:table-cell>
          <table:table-cell office:value-type="float" office:value="-10.4562315645109">
            <text:p>-10.4562315645</text:p>
          </table:table-cell>
          <table:table-cell office:value-type="float" office:value="-14.3502052145027">
            <text:p>-14.3502052145</text:p>
          </table:table-cell>
          <table:table-cell office:value-type="float" office:value="-105.553117579538">
            <text:p>-105.553117579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3">
            <text:p>-0.2393</text:p>
          </table:table-cell>
          <table:table-cell office:value-type="float" office:value="-0.1697">
            <text:p>-0.1697</text:p>
          </table:table-cell>
          <table:table-cell office:value-type="float" office:value="0.9242">
            <text:p>0.9242</text:p>
          </table:table-cell>
          <table:table-cell office:value-type="float" office:value="-0.275">
            <text:p>-0.275</text:p>
          </table:table-cell>
          <table:table-cell office:value-type="float" office:value="0.7044">
            <text:p>0.7044</text:p>
          </table:table-cell>
          <table:table-cell office:value-type="float" office:value="0.3645">
            <text:p>0.3645</text:p>
          </table:table-cell>
          <table:table-cell office:value-type="float" office:value="-3.3688">
            <text:p>-3.3688</text:p>
          </table:table-cell>
          <table:table-cell office:value-type="float" office:value="1.4962">
            <text:p>1.4962</text:p>
          </table:table-cell>
          <table:table-cell office:value-type="float" office:value="-10.2987">
            <text:p>-10.2987</text:p>
          </table:table-cell>
          <table:table-cell office:value-type="float" office:value="-10.4047720192273">
            <text:p>-10.4047720192</text:p>
          </table:table-cell>
          <table:table-cell office:value-type="float" office:value="-14.2907376385103">
            <text:p>-14.2907376385</text:p>
          </table:table-cell>
          <table:table-cell office:value-type="float" office:value="-105.431487500465">
            <text:p>-105.431487500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68">
            <text:p>-0.2368</text:p>
          </table:table-cell>
          <table:table-cell office:value-type="float" office:value="-0.1708">
            <text:p>-0.1708</text:p>
          </table:table-cell>
          <table:table-cell office:value-type="float" office:value="0.9255">
            <text:p>0.9255</text:p>
          </table:table-cell>
          <table:table-cell office:value-type="float" office:value="-0.275">
            <text:p>-0.275</text:p>
          </table:table-cell>
          <table:table-cell office:value-type="float" office:value="0.7044">
            <text:p>0.7044</text:p>
          </table:table-cell>
          <table:table-cell office:value-type="float" office:value="0.3645">
            <text:p>0.3645</text:p>
          </table:table-cell>
          <table:table-cell office:value-type="float" office:value="-3.045">
            <text:p>-3.045</text:p>
          </table:table-cell>
          <table:table-cell office:value-type="float" office:value="1.2425">
            <text:p>1.2425</text:p>
          </table:table-cell>
          <table:table-cell office:value-type="float" office:value="-10.2987">
            <text:p>-10.2987</text:p>
          </table:table-cell>
          <table:table-cell office:value-type="float" office:value="-10.4561047632853">
            <text:p>-10.4561047633</text:p>
          </table:table-cell>
          <table:table-cell office:value-type="float" office:value="-14.131109875018">
            <text:p>-14.131109875</text:p>
          </table:table-cell>
          <table:table-cell office:value-type="float" office:value="-105.497725385093">
            <text:p>-105.497725385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4">
            <text:p>-0.2414</text:p>
          </table:table-cell>
          <table:table-cell office:value-type="float" office:value="-0.1674">
            <text:p>-0.1674</text:p>
          </table:table-cell>
          <table:table-cell office:value-type="float" office:value="0.9206">
            <text:p>0.9206</text:p>
          </table:table-cell>
          <table:table-cell office:value-type="float" office:value="-0.2754">
            <text:p>-0.2754</text:p>
          </table:table-cell>
          <table:table-cell office:value-type="float" office:value="0.7038">
            <text:p>0.7038</text:p>
          </table:table-cell>
          <table:table-cell office:value-type="float" office:value="0.3674">
            <text:p>0.3674</text:p>
          </table:table-cell>
          <table:table-cell office:value-type="float" office:value="-3.605">
            <text:p>-3.605</text:p>
          </table:table-cell>
          <table:table-cell office:value-type="float" office:value="1.8112">
            <text:p>1.8112</text:p>
          </table:table-cell>
          <table:table-cell office:value-type="float" office:value="-9.415">
            <text:p>-9.415</text:p>
          </table:table-cell>
          <table:table-cell office:value-type="float" office:value="-10.3062929088981">
            <text:p>-10.3062929089</text:p>
          </table:table-cell>
          <table:table-cell office:value-type="float" office:value="-14.4499819467826">
            <text:p>-14.4499819468</text:p>
          </table:table-cell>
          <table:table-cell office:value-type="float" office:value="-105.328995039359">
            <text:p>-105.328995039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6">
            <text:p>-0.2416</text:p>
          </table:table-cell>
          <table:table-cell office:value-type="float" office:value="-0.1688">
            <text:p>-0.1688</text:p>
          </table:table-cell>
          <table:table-cell office:value-type="float" office:value="0.9244">
            <text:p>0.9244</text:p>
          </table:table-cell>
          <table:table-cell office:value-type="float" office:value="-0.2753">
            <text:p>-0.2753</text:p>
          </table:table-cell>
          <table:table-cell office:value-type="float" office:value="0.7043">
            <text:p>0.7043</text:p>
          </table:table-cell>
          <table:table-cell office:value-type="float" office:value="0.365">
            <text:p>0.365</text:p>
          </table:table-cell>
          <table:table-cell office:value-type="float" office:value="-4.0862">
            <text:p>-4.0862</text:p>
          </table:table-cell>
          <table:table-cell office:value-type="float" office:value="1.1375">
            <text:p>1.1375</text:p>
          </table:table-cell>
          <table:table-cell office:value-type="float" office:value="-9.6775">
            <text:p>-9.6775</text:p>
          </table:table-cell>
          <table:table-cell office:value-type="float" office:value="-10.3483767272872">
            <text:p>-10.3483767273</text:p>
          </table:table-cell>
          <table:table-cell office:value-type="float" office:value="-14.420327465667">
            <text:p>-14.4203274657</text:p>
          </table:table-cell>
          <table:table-cell office:value-type="float" office:value="-105.387403738921">
            <text:p>-105.387403738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4">
            <text:p>-0.2414</text:p>
          </table:table-cell>
          <table:table-cell office:value-type="float" office:value="-0.1702">
            <text:p>-0.1702</text:p>
          </table:table-cell>
          <table:table-cell office:value-type="float" office:value="0.9213">
            <text:p>0.9213</text:p>
          </table:table-cell>
          <table:table-cell office:value-type="float" office:value="-0.2753">
            <text:p>-0.2753</text:p>
          </table:table-cell>
          <table:table-cell office:value-type="float" office:value="0.7043">
            <text:p>0.7043</text:p>
          </table:table-cell>
          <table:table-cell office:value-type="float" office:value="0.365">
            <text:p>0.365</text:p>
          </table:table-cell>
          <table:table-cell office:value-type="float" office:value="-3.4038">
            <text:p>-3.4038</text:p>
          </table:table-cell>
          <table:table-cell office:value-type="float" office:value="1.0675">
            <text:p>1.0675</text:p>
          </table:table-cell>
          <table:table-cell office:value-type="float" office:value="-9.2487">
            <text:p>-9.2487</text:p>
          </table:table-cell>
          <table:table-cell office:value-type="float" office:value="-10.4664790663057">
            <text:p>-10.4664790663</text:p>
          </table:table-cell>
          <table:table-cell office:value-type="float" office:value="-14.447296187381">
            <text:p>-14.4472961874</text:p>
          </table:table-cell>
          <table:table-cell office:value-type="float" office:value="-105.394926627756">
            <text:p>-105.394926627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">
            <text:p>-0.241</text:p>
          </table:table-cell>
          <table:table-cell office:value-type="float" office:value="-0.169">
            <text:p>-0.169</text:p>
          </table:table-cell>
          <table:table-cell office:value-type="float" office:value="0.9237">
            <text:p>0.9237</text:p>
          </table:table-cell>
          <table:table-cell office:value-type="float" office:value="-0.2755">
            <text:p>-0.2755</text:p>
          </table:table-cell>
          <table:table-cell office:value-type="float" office:value="0.7044">
            <text:p>0.7044</text:p>
          </table:table-cell>
          <table:table-cell office:value-type="float" office:value="0.3625">
            <text:p>0.3625</text:p>
          </table:table-cell>
          <table:table-cell office:value-type="float" office:value="-3.6138">
            <text:p>-3.6138</text:p>
          </table:table-cell>
          <table:table-cell office:value-type="float" office:value="1.5925">
            <text:p>1.5925</text:p>
          </table:table-cell>
          <table:table-cell office:value-type="float" office:value="-10.0625">
            <text:p>-10.0625</text:p>
          </table:table-cell>
          <table:table-cell office:value-type="float" office:value="-10.3683823573822">
            <text:p>-10.3683823574</text:p>
          </table:table-cell>
          <table:table-cell office:value-type="float" office:value="-14.3966816747561">
            <text:p>-14.3966816748</text:p>
          </table:table-cell>
          <table:table-cell office:value-type="float" office:value="-105.462951265149">
            <text:p>-105.462951265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2">
            <text:p>-0.2402</text:p>
          </table:table-cell>
          <table:table-cell office:value-type="float" office:value="-0.1698">
            <text:p>-0.1698</text:p>
          </table:table-cell>
          <table:table-cell office:value-type="float" office:value="0.9224">
            <text:p>0.9224</text:p>
          </table:table-cell>
          <table:table-cell office:value-type="float" office:value="-0.2755">
            <text:p>-0.2755</text:p>
          </table:table-cell>
          <table:table-cell office:value-type="float" office:value="0.7044">
            <text:p>0.7044</text:p>
          </table:table-cell>
          <table:table-cell office:value-type="float" office:value="0.3625">
            <text:p>0.3625</text:p>
          </table:table-cell>
          <table:table-cell office:value-type="float" office:value="-4.06">
            <text:p>-4.06</text:p>
          </table:table-cell>
          <table:table-cell office:value-type="float" office:value="1.0675">
            <text:p>1.0675</text:p>
          </table:table-cell>
          <table:table-cell office:value-type="float" office:value="-10.0275">
            <text:p>-10.0275</text:p>
          </table:table-cell>
          <table:table-cell office:value-type="float" office:value="-10.4303734481991">
            <text:p>-10.4303734482</text:p>
          </table:table-cell>
          <table:table-cell office:value-type="float" office:value="-14.366441314024">
            <text:p>-14.366441314</text:p>
          </table:table-cell>
          <table:table-cell office:value-type="float" office:value="-105.482918819661">
            <text:p>-105.482918819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79">
            <text:p>-0.2379</text:p>
          </table:table-cell>
          <table:table-cell office:value-type="float" office:value="-0.1684">
            <text:p>-0.1684</text:p>
          </table:table-cell>
          <table:table-cell office:value-type="float" office:value="0.9281">
            <text:p>0.9281</text:p>
          </table:table-cell>
          <table:table-cell office:value-type="float" office:value="-0.274">
            <text:p>-0.274</text:p>
          </table:table-cell>
          <table:table-cell office:value-type="float" office:value="0.7058">
            <text:p>0.7058</text:p>
          </table:table-cell>
          <table:table-cell office:value-type="float" office:value="0.3658">
            <text:p>0.3658</text:p>
          </table:table-cell>
          <table:table-cell office:value-type="float" office:value="-4.025">
            <text:p>-4.025</text:p>
          </table:table-cell>
          <table:table-cell office:value-type="float" office:value="1.0412">
            <text:p>1.0412</text:p>
          </table:table-cell>
          <table:table-cell office:value-type="float" office:value="-9.3362">
            <text:p>-9.3362</text:p>
          </table:table-cell>
          <table:table-cell office:value-type="float" office:value="-10.2845431754414">
            <text:p>-10.2845431754</text:p>
          </table:table-cell>
          <table:table-cell office:value-type="float" office:value="-14.1653527836968">
            <text:p>-14.1653527837</text:p>
          </table:table-cell>
          <table:table-cell office:value-type="float" office:value="-105.344069587621">
            <text:p>-105.344069587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6">
            <text:p>-0.2416</text:p>
          </table:table-cell>
          <table:table-cell office:value-type="float" office:value="-0.1706">
            <text:p>-0.1706</text:p>
          </table:table-cell>
          <table:table-cell office:value-type="float" office:value="0.9221">
            <text:p>0.9221</text:p>
          </table:table-cell>
          <table:table-cell office:value-type="float" office:value="-0.2754">
            <text:p>-0.2754</text:p>
          </table:table-cell>
          <table:table-cell office:value-type="float" office:value="0.7039">
            <text:p>0.7039</text:p>
          </table:table-cell>
          <table:table-cell office:value-type="float" office:value="0.3638">
            <text:p>0.3638</text:p>
          </table:table-cell>
          <table:table-cell office:value-type="float" office:value="-3.1325">
            <text:p>-3.1325</text:p>
          </table:table-cell>
          <table:table-cell office:value-type="float" office:value="1.05">
            <text:p>1.05</text:p>
          </table:table-cell>
          <table:table-cell office:value-type="float" office:value="-9.73">
            <text:p>-9.73</text:p>
          </table:table-cell>
          <table:table-cell office:value-type="float" office:value="-10.4814481504626">
            <text:p>-10.4814481505</text:p>
          </table:table-cell>
          <table:table-cell office:value-type="float" office:value="-14.4341723120137">
            <text:p>-14.434172312</text:p>
          </table:table-cell>
          <table:table-cell office:value-type="float" office:value="-105.435639893967">
            <text:p>-105.43563989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74">
            <text:p>-0.2374</text:p>
          </table:table-cell>
          <table:table-cell office:value-type="float" office:value="-0.1704">
            <text:p>-0.1704</text:p>
          </table:table-cell>
          <table:table-cell office:value-type="float" office:value="0.9272">
            <text:p>0.9272</text:p>
          </table:table-cell>
          <table:table-cell office:value-type="float" office:value="-0.2754">
            <text:p>-0.2754</text:p>
          </table:table-cell>
          <table:table-cell office:value-type="float" office:value="0.7039">
            <text:p>0.7039</text:p>
          </table:table-cell>
          <table:table-cell office:value-type="float" office:value="0.3638">
            <text:p>0.3638</text:p>
          </table:table-cell>
          <table:table-cell office:value-type="float" office:value="-3.0275">
            <text:p>-3.0275</text:p>
          </table:table-cell>
          <table:table-cell office:value-type="float" office:value="1.3037">
            <text:p>1.3037</text:p>
          </table:table-cell>
          <table:table-cell office:value-type="float" office:value="-10.01">
            <text:p>-10.01</text:p>
          </table:table-cell>
          <table:table-cell office:value-type="float" office:value="-10.4137254675853">
            <text:p>-10.4137254676</text:p>
          </table:table-cell>
          <table:table-cell office:value-type="float" office:value="-14.148694718955">
            <text:p>-14.148694719</text:p>
          </table:table-cell>
          <table:table-cell office:value-type="float" office:value="-105.536832502263">
            <text:p>-105.536832502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8">
            <text:p>-0.2408</text:p>
          </table:table-cell>
          <table:table-cell office:value-type="float" office:value="-0.1692">
            <text:p>-0.1692</text:p>
          </table:table-cell>
          <table:table-cell office:value-type="float" office:value="0.924">
            <text:p>0.924</text:p>
          </table:table-cell>
          <table:table-cell office:value-type="float" office:value="-0.2755">
            <text:p>-0.2755</text:p>
          </table:table-cell>
          <table:table-cell office:value-type="float" office:value="0.7051">
            <text:p>0.7051</text:p>
          </table:table-cell>
          <table:table-cell office:value-type="float" office:value="0.3642">
            <text:p>0.3642</text:p>
          </table:table-cell>
          <table:table-cell office:value-type="float" office:value="-3.0713">
            <text:p>-3.0713</text:p>
          </table:table-cell>
          <table:table-cell office:value-type="float" office:value="1.2775">
            <text:p>1.2775</text:p>
          </table:table-cell>
          <table:table-cell office:value-type="float" office:value="-10.535">
            <text:p>-10.535</text:p>
          </table:table-cell>
          <table:table-cell office:value-type="float" office:value="-10.37694503344">
            <text:p>-10.3769450334</text:p>
          </table:table-cell>
          <table:table-cell office:value-type="float" office:value="-14.3669563123272">
            <text:p>-14.3669563123</text:p>
          </table:table-cell>
          <table:table-cell office:value-type="float" office:value="-105.424052661825">
            <text:p>-105.424052661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9">
            <text:p>-0.2389</text:p>
          </table:table-cell>
          <table:table-cell office:value-type="float" office:value="-0.1702">
            <text:p>-0.1702</text:p>
          </table:table-cell>
          <table:table-cell office:value-type="float" office:value="0.9232">
            <text:p>0.9232</text:p>
          </table:table-cell>
          <table:table-cell office:value-type="float" office:value="-0.2755">
            <text:p>-0.2755</text:p>
          </table:table-cell>
          <table:table-cell office:value-type="float" office:value="0.7051">
            <text:p>0.7051</text:p>
          </table:table-cell>
          <table:table-cell office:value-type="float" office:value="0.3642">
            <text:p>0.3642</text:p>
          </table:table-cell>
          <table:table-cell office:value-type="float" office:value="-3.7538">
            <text:p>-3.7538</text:p>
          </table:table-cell>
          <table:table-cell office:value-type="float" office:value="1.0762">
            <text:p>1.0762</text:p>
          </table:table-cell>
          <table:table-cell office:value-type="float" office:value="-10.0975">
            <text:p>-10.0975</text:p>
          </table:table-cell>
          <table:table-cell office:value-type="float" office:value="-10.4455283479635">
            <text:p>-10.445528348</text:p>
          </table:table-cell>
          <table:table-cell office:value-type="float" office:value="-14.2820375076651">
            <text:p>-14.2820375077</text:p>
          </table:table-cell>
          <table:table-cell office:value-type="float" office:value="-105.470036179034">
            <text:p>-105.47003617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7">
            <text:p>-0.2387</text:p>
          </table:table-cell>
          <table:table-cell office:value-type="float" office:value="-0.1693">
            <text:p>-0.1693</text:p>
          </table:table-cell>
          <table:table-cell office:value-type="float" office:value="0.9237">
            <text:p>0.9237</text:p>
          </table:table-cell>
          <table:table-cell office:value-type="float" office:value="-0.2763">
            <text:p>-0.2763</text:p>
          </table:table-cell>
          <table:table-cell office:value-type="float" office:value="0.7034">
            <text:p>0.7034</text:p>
          </table:table-cell>
          <table:table-cell office:value-type="float" office:value="0.3594">
            <text:p>0.3594</text:p>
          </table:table-cell>
          <table:table-cell office:value-type="float" office:value="-3.71">
            <text:p>-3.71</text:p>
          </table:table-cell>
          <table:table-cell office:value-type="float" office:value="1.3125">
            <text:p>1.3125</text:p>
          </table:table-cell>
          <table:table-cell office:value-type="float" office:value="-9.7212">
            <text:p>-9.7212</text:p>
          </table:table-cell>
          <table:table-cell office:value-type="float" office:value="-10.3862961118236">
            <text:p>-10.3862961118</text:p>
          </table:table-cell>
          <table:table-cell office:value-type="float" office:value="-14.2625654914284">
            <text:p>-14.2625654914</text:p>
          </table:table-cell>
          <table:table-cell office:value-type="float" office:value="-105.646983462436">
            <text:p>-105.646983462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8">
            <text:p>-0.2388</text:p>
          </table:table-cell>
          <table:table-cell office:value-type="float" office:value="-0.1686">
            <text:p>-0.1686</text:p>
          </table:table-cell>
          <table:table-cell office:value-type="float" office:value="0.9284">
            <text:p>0.9284</text:p>
          </table:table-cell>
          <table:table-cell office:value-type="float" office:value="-0.2766">
            <text:p>-0.2766</text:p>
          </table:table-cell>
          <table:table-cell office:value-type="float" office:value="0.7048">
            <text:p>0.7048</text:p>
          </table:table-cell>
          <table:table-cell office:value-type="float" office:value="0.3653">
            <text:p>0.3653</text:p>
          </table:table-cell>
          <table:table-cell office:value-type="float" office:value="-4.025">
            <text:p>-4.025</text:p>
          </table:table-cell>
          <table:table-cell office:value-type="float" office:value="1.4262">
            <text:p>1.4262</text:p>
          </table:table-cell>
          <table:table-cell office:value-type="float" office:value="-9.3625">
            <text:p>-9.3625</text:p>
          </table:table-cell>
          <table:table-cell office:value-type="float" office:value="-10.293116650265">
            <text:p>-10.2931166503</text:p>
          </table:table-cell>
          <table:table-cell office:value-type="float" office:value="-14.2049590976637">
            <text:p>-14.2049590977</text:p>
          </table:table-cell>
          <table:table-cell office:value-type="float" office:value="-105.531481533771">
            <text:p>-105.531481533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9">
            <text:p>-0.2409</text:p>
          </table:table-cell>
          <table:table-cell office:value-type="float" office:value="-0.1696">
            <text:p>-0.1696</text:p>
          </table:table-cell>
          <table:table-cell office:value-type="float" office:value="0.922">
            <text:p>0.922</text:p>
          </table:table-cell>
          <table:table-cell office:value-type="float" office:value="-0.2766">
            <text:p>-0.2766</text:p>
          </table:table-cell>
          <table:table-cell office:value-type="float" office:value="0.7048">
            <text:p>0.7048</text:p>
          </table:table-cell>
          <table:table-cell office:value-type="float" office:value="0.3653">
            <text:p>0.3653</text:p>
          </table:table-cell>
          <table:table-cell office:value-type="float" office:value="-3.5875">
            <text:p>-3.5875</text:p>
          </table:table-cell>
          <table:table-cell office:value-type="float" office:value="1.3212">
            <text:p>1.3212</text:p>
          </table:table-cell>
          <table:table-cell office:value-type="float" office:value="-10.1325">
            <text:p>-10.1325</text:p>
          </table:table-cell>
          <table:table-cell office:value-type="float" office:value="-10.4226198573148">
            <text:p>-10.4226198573</text:p>
          </table:table-cell>
          <table:table-cell office:value-type="float" office:value="-14.4015981085862">
            <text:p>-14.4015981086</text:p>
          </table:table-cell>
          <table:table-cell office:value-type="float" office:value="-105.475761698542">
            <text:p>-105.475761698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2">
            <text:p>-0.2392</text:p>
          </table:table-cell>
          <table:table-cell office:value-type="float" office:value="-0.17">
            <text:p>-0.17</text:p>
          </table:table-cell>
          <table:table-cell office:value-type="float" office:value="0.9219">
            <text:p>0.9219</text:p>
          </table:table-cell>
          <table:table-cell office:value-type="float" office:value="-0.2746">
            <text:p>-0.2746</text:p>
          </table:table-cell>
          <table:table-cell office:value-type="float" office:value="0.7055">
            <text:p>0.7055</text:p>
          </table:table-cell>
          <table:table-cell office:value-type="float" office:value="0.3639">
            <text:p>0.3639</text:p>
          </table:table-cell>
          <table:table-cell office:value-type="float" office:value="-3.7713">
            <text:p>-3.7713</text:p>
          </table:table-cell>
          <table:table-cell office:value-type="float" office:value="1.3125">
            <text:p>1.3125</text:p>
          </table:table-cell>
          <table:table-cell office:value-type="float" office:value="-9.9837">
            <text:p>-9.9837</text:p>
          </table:table-cell>
          <table:table-cell office:value-type="float" office:value="-10.4480137885027">
            <text:p>-10.4480137885</text:p>
          </table:table-cell>
          <table:table-cell office:value-type="float" office:value="-14.3184198531012">
            <text:p>-14.3184198531</text:p>
          </table:table-cell>
          <table:table-cell office:value-type="float" office:value="-105.396241219994">
            <text:p>-105.3962412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1">
            <text:p>-0.2391</text:p>
          </table:table-cell>
          <table:table-cell office:value-type="float" office:value="-0.1693">
            <text:p>-0.1693</text:p>
          </table:table-cell>
          <table:table-cell office:value-type="float" office:value="0.922">
            <text:p>0.922</text:p>
          </table:table-cell>
          <table:table-cell office:value-type="float" office:value="-0.2746">
            <text:p>-0.2746</text:p>
          </table:table-cell>
          <table:table-cell office:value-type="float" office:value="0.7055">
            <text:p>0.7055</text:p>
          </table:table-cell>
          <table:table-cell office:value-type="float" office:value="0.3639">
            <text:p>0.3639</text:p>
          </table:table-cell>
          <table:table-cell office:value-type="float" office:value="-3.5788">
            <text:p>-3.5788</text:p>
          </table:table-cell>
          <table:table-cell office:value-type="float" office:value="1.3212">
            <text:p>1.3212</text:p>
          </table:table-cell>
          <table:table-cell office:value-type="float" office:value="-9.52">
            <text:p>-9.52</text:p>
          </table:table-cell>
          <table:table-cell office:value-type="float" office:value="-10.4049903811251">
            <text:p>-10.4049903811</text:p>
          </table:table-cell>
          <table:table-cell office:value-type="float" office:value="-14.3094005463979">
            <text:p>-14.3094005464</text:p>
          </table:table-cell>
          <table:table-cell office:value-type="float" office:value="-105.391488579814">
            <text:p>-105.391488579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2">
            <text:p>-0.2412</text:p>
          </table:table-cell>
          <table:table-cell office:value-type="float" office:value="-0.1704">
            <text:p>-0.1704</text:p>
          </table:table-cell>
          <table:table-cell office:value-type="float" office:value="0.9224">
            <text:p>0.9224</text:p>
          </table:table-cell>
          <table:table-cell office:value-type="float" office:value="-0.2765">
            <text:p>-0.2765</text:p>
          </table:table-cell>
          <table:table-cell office:value-type="float" office:value="0.7043">
            <text:p>0.7043</text:p>
          </table:table-cell>
          <table:table-cell office:value-type="float" office:value="0.3686">
            <text:p>0.3686</text:p>
          </table:table-cell>
          <table:table-cell office:value-type="float" office:value="-3.4388">
            <text:p>-3.4388</text:p>
          </table:table-cell>
          <table:table-cell office:value-type="float" office:value="1.1287">
            <text:p>1.1287</text:p>
          </table:table-cell>
          <table:table-cell office:value-type="float" office:value="-9.7825">
            <text:p>-9.7825</text:p>
          </table:table-cell>
          <table:table-cell office:value-type="float" office:value="-10.4664188167415">
            <text:p>-10.4664188167</text:p>
          </table:table-cell>
          <table:table-cell office:value-type="float" office:value="-14.4154278426977">
            <text:p>-14.4154278427</text:p>
          </table:table-cell>
          <table:table-cell office:value-type="float" office:value="-105.411931542477">
            <text:p>-105.411931542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4">
            <text:p>-0.2404</text:p>
          </table:table-cell>
          <table:table-cell office:value-type="float" office:value="-0.1713">
            <text:p>-0.1713</text:p>
          </table:table-cell>
          <table:table-cell office:value-type="float" office:value="0.9274">
            <text:p>0.9274</text:p>
          </table:table-cell>
          <table:table-cell office:value-type="float" office:value="-0.2769">
            <text:p>-0.2769</text:p>
          </table:table-cell>
          <table:table-cell office:value-type="float" office:value="0.7033">
            <text:p>0.7033</text:p>
          </table:table-cell>
          <table:table-cell office:value-type="float" office:value="0.3646">
            <text:p>0.3646</text:p>
          </table:table-cell>
          <table:table-cell office:value-type="float" office:value="-2.9575">
            <text:p>-2.9575</text:p>
          </table:table-cell>
          <table:table-cell office:value-type="float" office:value="1.0937">
            <text:p>1.0937</text:p>
          </table:table-cell>
          <table:table-cell office:value-type="float" office:value="-9.8525">
            <text:p>-9.8525</text:p>
          </table:table-cell>
          <table:table-cell office:value-type="float" office:value="-10.4651511311965">
            <text:p>-10.4651511312</text:p>
          </table:table-cell>
          <table:table-cell office:value-type="float" office:value="-14.3059641930724">
            <text:p>-14.3059641931</text:p>
          </table:table-cell>
          <table:table-cell office:value-type="float" office:value="-105.580469809193">
            <text:p>-105.580469809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78">
            <text:p>-0.2378</text:p>
          </table:table-cell>
          <table:table-cell office:value-type="float" office:value="-0.1697">
            <text:p>-0.1697</text:p>
          </table:table-cell>
          <table:table-cell office:value-type="float" office:value="0.9233">
            <text:p>0.9233</text:p>
          </table:table-cell>
          <table:table-cell office:value-type="float" office:value="-0.2769">
            <text:p>-0.2769</text:p>
          </table:table-cell>
          <table:table-cell office:value-type="float" office:value="0.7033">
            <text:p>0.7033</text:p>
          </table:table-cell>
          <table:table-cell office:value-type="float" office:value="0.3646">
            <text:p>0.3646</text:p>
          </table:table-cell>
          <table:table-cell office:value-type="float" office:value="-3.3163">
            <text:p>-3.3163</text:p>
          </table:table-cell>
          <table:table-cell office:value-type="float" office:value="1.0587">
            <text:p>1.0587</text:p>
          </table:table-cell>
          <table:table-cell office:value-type="float" office:value="-9.975">
            <text:p>-9.975</text:p>
          </table:table-cell>
          <table:table-cell office:value-type="float" office:value="-10.4146899315105">
            <text:p>-10.4146899315</text:p>
          </table:table-cell>
          <table:table-cell office:value-type="float" office:value="-14.2189520802126">
            <text:p>-14.2189520802</text:p>
          </table:table-cell>
          <table:table-cell office:value-type="float" office:value="-105.603783511548">
            <text:p>-105.603783511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6">
            <text:p>-0.2416</text:p>
          </table:table-cell>
          <table:table-cell office:value-type="float" office:value="-0.1696">
            <text:p>-0.1696</text:p>
          </table:table-cell>
          <table:table-cell office:value-type="float" office:value="0.9209">
            <text:p>0.9209</text:p>
          </table:table-cell>
          <table:table-cell office:value-type="float" office:value="-0.275">
            <text:p>-0.275</text:p>
          </table:table-cell>
          <table:table-cell office:value-type="float" office:value="0.7034">
            <text:p>0.7034</text:p>
          </table:table-cell>
          <table:table-cell office:value-type="float" office:value="0.3656">
            <text:p>0.3656</text:p>
          </table:table-cell>
          <table:table-cell office:value-type="float" office:value="-3.5788">
            <text:p>-3.5788</text:p>
          </table:table-cell>
          <table:table-cell office:value-type="float" office:value="1.0587">
            <text:p>1.0587</text:p>
          </table:table-cell>
          <table:table-cell office:value-type="float" office:value="-9.73">
            <text:p>-9.73</text:p>
          </table:table-cell>
          <table:table-cell office:value-type="float" office:value="-10.435052282457">
            <text:p>-10.4350522825</text:p>
          </table:table-cell>
          <table:table-cell office:value-type="float" office:value="-14.4558636512554">
            <text:p>-14.4558636513</text:p>
          </table:table-cell>
          <table:table-cell office:value-type="float" office:value="-105.364894091511">
            <text:p>-105.364894091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">
            <text:p>-0.238</text:p>
          </table:table-cell>
          <table:table-cell office:value-type="float" office:value="-0.1687">
            <text:p>-0.1687</text:p>
          </table:table-cell>
          <table:table-cell office:value-type="float" office:value="0.9289">
            <text:p>0.9289</text:p>
          </table:table-cell>
          <table:table-cell office:value-type="float" office:value="-0.275">
            <text:p>-0.275</text:p>
          </table:table-cell>
          <table:table-cell office:value-type="float" office:value="0.7034">
            <text:p>0.7034</text:p>
          </table:table-cell>
          <table:table-cell office:value-type="float" office:value="0.3656">
            <text:p>0.3656</text:p>
          </table:table-cell>
          <table:table-cell office:value-type="float" office:value="-2.8963">
            <text:p>-2.8963</text:p>
          </table:table-cell>
          <table:table-cell office:value-type="float" office:value="0.8138">
            <text:p>0.8138</text:p>
          </table:table-cell>
          <table:table-cell office:value-type="float" office:value="-10.0625">
            <text:p>-10.0625</text:p>
          </table:table-cell>
          <table:table-cell office:value-type="float" office:value="-10.2937778582435">
            <text:p>-10.2937778582</text:p>
          </table:table-cell>
          <table:table-cell office:value-type="float" office:value="-14.1632986367671">
            <text:p>-14.1632986368</text:p>
          </table:table-cell>
          <table:table-cell office:value-type="float" office:value="-105.457961283014">
            <text:p>-105.45796128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2">
            <text:p>-0.2422</text:p>
          </table:table-cell>
          <table:table-cell office:value-type="float" office:value="-0.1703">
            <text:p>-0.1703</text:p>
          </table:table-cell>
          <table:table-cell office:value-type="float" office:value="0.9187">
            <text:p>0.9187</text:p>
          </table:table-cell>
          <table:table-cell office:value-type="float" office:value="-0.2742">
            <text:p>-0.2742</text:p>
          </table:table-cell>
          <table:table-cell office:value-type="float" office:value="0.7034">
            <text:p>0.7034</text:p>
          </table:table-cell>
          <table:table-cell office:value-type="float" office:value="0.3701">
            <text:p>0.3701</text:p>
          </table:table-cell>
          <table:table-cell office:value-type="float" office:value="-2.905">
            <text:p>-2.905</text:p>
          </table:table-cell>
          <table:table-cell office:value-type="float" office:value="1.12">
            <text:p>1.12</text:p>
          </table:table-cell>
          <table:table-cell office:value-type="float" office:value="-10.1937">
            <text:p>-10.1937</text:p>
          </table:table-cell>
          <table:table-cell office:value-type="float" office:value="-10.5012642935867">
            <text:p>-10.5012642936</text:p>
          </table:table-cell>
          <table:table-cell office:value-type="float" office:value="-14.5148523288029">
            <text:p>-14.5148523288</text:p>
          </table:table-cell>
          <table:table-cell office:value-type="float" office:value="-105.203768883961">
            <text:p>-105.20376888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2">
            <text:p>-0.2402</text:p>
          </table:table-cell>
          <table:table-cell office:value-type="float" office:value="-0.1692">
            <text:p>-0.1692</text:p>
          </table:table-cell>
          <table:table-cell office:value-type="float" office:value="0.9257">
            <text:p>0.9257</text:p>
          </table:table-cell>
          <table:table-cell office:value-type="float" office:value="-0.2729">
            <text:p>-0.2729</text:p>
          </table:table-cell>
          <table:table-cell office:value-type="float" office:value="0.7036">
            <text:p>0.7036</text:p>
          </table:table-cell>
          <table:table-cell office:value-type="float" office:value="0.3638">
            <text:p>0.3638</text:p>
          </table:table-cell>
          <table:table-cell office:value-type="float" office:value="-3.0538">
            <text:p>-3.0538</text:p>
          </table:table-cell>
          <table:table-cell office:value-type="float" office:value="0.9013">
            <text:p>0.9013</text:p>
          </table:table-cell>
          <table:table-cell office:value-type="float" office:value="-9.2575">
            <text:p>-9.2575</text:p>
          </table:table-cell>
          <table:table-cell office:value-type="float" office:value="-10.3585492714993">
            <text:p>-10.3585492715</text:p>
          </table:table-cell>
          <table:table-cell office:value-type="float" office:value="-14.3281472900097">
            <text:p>-14.32814729</text:p>
          </table:table-cell>
          <table:table-cell office:value-type="float" office:value="-105.297112841411">
            <text:p>-105.297112841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1">
            <text:p>-0.2401</text:p>
          </table:table-cell>
          <table:table-cell office:value-type="float" office:value="-0.17">
            <text:p>-0.17</text:p>
          </table:table-cell>
          <table:table-cell office:value-type="float" office:value="0.9249">
            <text:p>0.9249</text:p>
          </table:table-cell>
          <table:table-cell office:value-type="float" office:value="-0.2729">
            <text:p>-0.2729</text:p>
          </table:table-cell>
          <table:table-cell office:value-type="float" office:value="0.7036">
            <text:p>0.7036</text:p>
          </table:table-cell>
          <table:table-cell office:value-type="float" office:value="0.3638">
            <text:p>0.3638</text:p>
          </table:table-cell>
          <table:table-cell office:value-type="float" office:value="-2.7125">
            <text:p>-2.7125</text:p>
          </table:table-cell>
          <table:table-cell office:value-type="float" office:value="1.2862">
            <text:p>1.2862</text:p>
          </table:table-cell>
          <table:table-cell office:value-type="float" office:value="-9.52">
            <text:p>-9.52</text:p>
          </table:table-cell>
          <table:table-cell office:value-type="float" office:value="-10.4147952438504">
            <text:p>-10.4147952439</text:p>
          </table:table-cell>
          <table:table-cell office:value-type="float" office:value="-14.3229512302233">
            <text:p>-14.3229512302</text:p>
          </table:table-cell>
          <table:table-cell office:value-type="float" office:value="-105.30453788519">
            <text:p>-105.304537885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4">
            <text:p>-0.2414</text:p>
          </table:table-cell>
          <table:table-cell office:value-type="float" office:value="-0.1698">
            <text:p>-0.1698</text:p>
          </table:table-cell>
          <table:table-cell office:value-type="float" office:value="0.9208">
            <text:p>0.9208</text:p>
          </table:table-cell>
          <table:table-cell office:value-type="float" office:value="-0.277">
            <text:p>-0.277</text:p>
          </table:table-cell>
          <table:table-cell office:value-type="float" office:value="0.7048">
            <text:p>0.7048</text:p>
          </table:table-cell>
          <table:table-cell office:value-type="float" office:value="0.365">
            <text:p>0.365</text:p>
          </table:table-cell>
          <table:table-cell office:value-type="float" office:value="-2.59">
            <text:p>-2.59</text:p>
          </table:table-cell>
          <table:table-cell office:value-type="float" office:value="1.365">
            <text:p>1.365</text:p>
          </table:table-cell>
          <table:table-cell office:value-type="float" office:value="-9.695">
            <text:p>-9.695</text:p>
          </table:table-cell>
          <table:table-cell office:value-type="float" office:value="-10.4481663259574">
            <text:p>-10.448166326</text:p>
          </table:table-cell>
          <table:table-cell office:value-type="float" office:value="-14.4505893489884">
            <text:p>-14.450589349</text:p>
          </table:table-cell>
          <table:table-cell office:value-type="float" office:value="-105.496410468591">
            <text:p>-105.496410468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8">
            <text:p>-0.2408</text:p>
          </table:table-cell>
          <table:table-cell office:value-type="float" office:value="-0.1704">
            <text:p>-0.1704</text:p>
          </table:table-cell>
          <table:table-cell office:value-type="float" office:value="0.9259">
            <text:p>0.9259</text:p>
          </table:table-cell>
          <table:table-cell office:value-type="float" office:value="-0.277">
            <text:p>-0.277</text:p>
          </table:table-cell>
          <table:table-cell office:value-type="float" office:value="0.7048">
            <text:p>0.7048</text:p>
          </table:table-cell>
          <table:table-cell office:value-type="float" office:value="0.365">
            <text:p>0.365</text:p>
          </table:table-cell>
          <table:table-cell office:value-type="float" office:value="-3.2025">
            <text:p>-3.2025</text:p>
          </table:table-cell>
          <table:table-cell office:value-type="float" office:value="1.0412">
            <text:p>1.0412</text:p>
          </table:table-cell>
          <table:table-cell office:value-type="float" office:value="-9.1787">
            <text:p>-9.1787</text:p>
          </table:table-cell>
          <table:table-cell office:value-type="float" office:value="-10.4279149269492">
            <text:p>-10.4279149269</text:p>
          </table:table-cell>
          <table:table-cell office:value-type="float" office:value="-14.3521234389276">
            <text:p>-14.3521234389</text:p>
          </table:table-cell>
          <table:table-cell office:value-type="float" office:value="-105.532744496827">
            <text:p>-105.532744496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1">
            <text:p>-0.2381</text:p>
          </table:table-cell>
          <table:table-cell office:value-type="float" office:value="-0.1703">
            <text:p>-0.1703</text:p>
          </table:table-cell>
          <table:table-cell office:value-type="float" office:value="0.9264">
            <text:p>0.9264</text:p>
          </table:table-cell>
          <table:table-cell office:value-type="float" office:value="-0.2747">
            <text:p>-0.2747</text:p>
          </table:table-cell>
          <table:table-cell office:value-type="float" office:value="0.7034">
            <text:p>0.7034</text:p>
          </table:table-cell>
          <table:table-cell office:value-type="float" office:value="0.3658">
            <text:p>0.3658</text:p>
          </table:table-cell>
          <table:table-cell office:value-type="float" office:value="-3.3425">
            <text:p>-3.3425</text:p>
          </table:table-cell>
          <table:table-cell office:value-type="float" office:value="0.9625">
            <text:p>0.9625</text:p>
          </table:table-cell>
          <table:table-cell office:value-type="float" office:value="-8.9687">
            <text:p>-8.9687</text:p>
          </table:table-cell>
          <table:table-cell office:value-type="float" office:value="-10.4164071762828">
            <text:p>-10.4164071763</text:p>
          </table:table-cell>
          <table:table-cell office:value-type="float" office:value="-14.1938496839587">
            <text:p>-14.193849684</text:p>
          </table:table-cell>
          <table:table-cell office:value-type="float" office:value="-105.438541710124">
            <text:p>-105.438541710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7">
            <text:p>-0.2417</text:p>
          </table:table-cell>
          <table:table-cell office:value-type="float" office:value="-0.1688">
            <text:p>-0.1688</text:p>
          </table:table-cell>
          <table:table-cell office:value-type="float" office:value="0.921">
            <text:p>0.921</text:p>
          </table:table-cell>
          <table:table-cell office:value-type="float" office:value="-0.2739">
            <text:p>-0.2739</text:p>
          </table:table-cell>
          <table:table-cell office:value-type="float" office:value="0.7042">
            <text:p>0.7042</text:p>
          </table:table-cell>
          <table:table-cell office:value-type="float" office:value="0.3634">
            <text:p>0.3634</text:p>
          </table:table-cell>
          <table:table-cell office:value-type="float" office:value="-3.955">
            <text:p>-3.955</text:p>
          </table:table-cell>
          <table:table-cell office:value-type="float" office:value="1.1725">
            <text:p>1.1725</text:p>
          </table:table-cell>
          <table:table-cell office:value-type="float" office:value="-9.3275">
            <text:p>-9.3275</text:p>
          </table:table-cell>
          <table:table-cell office:value-type="float" office:value="-10.3859199164452">
            <text:p>-10.3859199164</text:p>
          </table:table-cell>
          <table:table-cell office:value-type="float" office:value="-14.4607355167045">
            <text:p>-14.4607355167</text:p>
          </table:table-cell>
          <table:table-cell office:value-type="float" office:value="-105.313036698653">
            <text:p>-105.313036698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5">
            <text:p>-0.2395</text:p>
          </table:table-cell>
          <table:table-cell office:value-type="float" office:value="-0.1697">
            <text:p>-0.1697</text:p>
          </table:table-cell>
          <table:table-cell office:value-type="float" office:value="0.9268">
            <text:p>0.9268</text:p>
          </table:table-cell>
          <table:table-cell office:value-type="float" office:value="-0.2739">
            <text:p>-0.2739</text:p>
          </table:table-cell>
          <table:table-cell office:value-type="float" office:value="0.7042">
            <text:p>0.7042</text:p>
          </table:table-cell>
          <table:table-cell office:value-type="float" office:value="0.3634">
            <text:p>0.3634</text:p>
          </table:table-cell>
          <table:table-cell office:value-type="float" office:value="-3.2987">
            <text:p>-3.2987</text:p>
          </table:table-cell>
          <table:table-cell office:value-type="float" office:value="0.8838">
            <text:p>0.8838</text:p>
          </table:table-cell>
          <table:table-cell office:value-type="float" office:value="-9.2925">
            <text:p>-9.2925</text:p>
          </table:table-cell>
          <table:table-cell office:value-type="float" office:value="-10.3761206094359">
            <text:p>-10.3761206094</text:p>
          </table:table-cell>
          <table:table-cell office:value-type="float" office:value="-14.2712197035824">
            <text:p>-14.2712197036</text:p>
          </table:table-cell>
          <table:table-cell office:value-type="float" office:value="-105.387086507749">
            <text:p>-105.387086507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1">
            <text:p>-0.2411</text:p>
          </table:table-cell>
          <table:table-cell office:value-type="float" office:value="-0.1678">
            <text:p>-0.1678</text:p>
          </table:table-cell>
          <table:table-cell office:value-type="float" office:value="0.9221">
            <text:p>0.9221</text:p>
          </table:table-cell>
          <table:table-cell office:value-type="float" office:value="-0.2762">
            <text:p>-0.2762</text:p>
          </table:table-cell>
          <table:table-cell office:value-type="float" office:value="0.7032">
            <text:p>0.7032</text:p>
          </table:table-cell>
          <table:table-cell office:value-type="float" office:value="0.3649">
            <text:p>0.3649</text:p>
          </table:table-cell>
          <table:table-cell office:value-type="float" office:value="-3.3688">
            <text:p>-3.3688</text:p>
          </table:table-cell>
          <table:table-cell office:value-type="float" office:value="0.9538">
            <text:p>0.9538</text:p>
          </table:table-cell>
          <table:table-cell office:value-type="float" office:value="-9.4587">
            <text:p>-9.4587</text:p>
          </table:table-cell>
          <table:table-cell office:value-type="float" office:value="-10.313741098803">
            <text:p>-10.3137410988</text:p>
          </table:table-cell>
          <table:table-cell office:value-type="float" office:value="-14.4189608844553">
            <text:p>-14.4189608845</text:p>
          </table:table-cell>
          <table:table-cell office:value-type="float" office:value="-105.460255138581">
            <text:p>-105.460255138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7">
            <text:p>-0.2397</text:p>
          </table:table-cell>
          <table:table-cell office:value-type="float" office:value="-0.1665">
            <text:p>-0.1665</text:p>
          </table:table-cell>
          <table:table-cell office:value-type="float" office:value="0.9238">
            <text:p>0.9238</text:p>
          </table:table-cell>
          <table:table-cell office:value-type="float" office:value="-0.2762">
            <text:p>-0.2762</text:p>
          </table:table-cell>
          <table:table-cell office:value-type="float" office:value="0.7032">
            <text:p>0.7032</text:p>
          </table:table-cell>
          <table:table-cell office:value-type="float" office:value="0.3649">
            <text:p>0.3649</text:p>
          </table:table-cell>
          <table:table-cell office:value-type="float" office:value="-3.465">
            <text:p>-3.465</text:p>
          </table:table-cell>
          <table:table-cell office:value-type="float" office:value="1.19">
            <text:p>1.19</text:p>
          </table:table-cell>
          <table:table-cell office:value-type="float" office:value="-9.765">
            <text:p>-9.765</text:p>
          </table:table-cell>
          <table:table-cell office:value-type="float" office:value="-10.2171756937666">
            <text:p>-10.2171756938</text:p>
          </table:table-cell>
          <table:table-cell office:value-type="float" office:value="-14.3292199264655">
            <text:p>-14.3292199265</text:p>
          </table:table-cell>
          <table:table-cell office:value-type="float" office:value="-105.482402697554">
            <text:p>-105.482402697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">
            <text:p>-0.239</text:p>
          </table:table-cell>
          <table:table-cell office:value-type="float" office:value="-0.1696">
            <text:p>-0.1696</text:p>
          </table:table-cell>
          <table:table-cell office:value-type="float" office:value="0.9248">
            <text:p>0.9248</text:p>
          </table:table-cell>
          <table:table-cell office:value-type="float" office:value="-0.2742">
            <text:p>-0.2742</text:p>
          </table:table-cell>
          <table:table-cell office:value-type="float" office:value="0.7044">
            <text:p>0.7044</text:p>
          </table:table-cell>
          <table:table-cell office:value-type="float" office:value="0.3605">
            <text:p>0.3605</text:p>
          </table:table-cell>
          <table:table-cell office:value-type="float" office:value="-3.5788">
            <text:p>-3.5788</text:p>
          </table:table-cell>
          <table:table-cell office:value-type="float" office:value="1.575">
            <text:p>1.575</text:p>
          </table:table-cell>
          <table:table-cell office:value-type="float" office:value="-9.9575">
            <text:p>-9.9575</text:p>
          </table:table-cell>
          <table:table-cell office:value-type="float" office:value="-10.3916457659566">
            <text:p>-10.391645766</text:p>
          </table:table-cell>
          <table:table-cell office:value-type="float" office:value="-14.26545771499">
            <text:p>-14.265457715</text:p>
          </table:table-cell>
          <table:table-cell office:value-type="float" office:value="-105.466222502116">
            <text:p>-105.466222502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6">
            <text:p>-0.2406</text:p>
          </table:table-cell>
          <table:table-cell office:value-type="float" office:value="-0.1682">
            <text:p>-0.1682</text:p>
          </table:table-cell>
          <table:table-cell office:value-type="float" office:value="0.9247">
            <text:p>0.9247</text:p>
          </table:table-cell>
          <table:table-cell office:value-type="float" office:value="-0.2754">
            <text:p>-0.2754</text:p>
          </table:table-cell>
          <table:table-cell office:value-type="float" office:value="0.7053">
            <text:p>0.7053</text:p>
          </table:table-cell>
          <table:table-cell office:value-type="float" office:value="0.3654">
            <text:p>0.3654</text:p>
          </table:table-cell>
          <table:table-cell office:value-type="float" office:value="-3.99">
            <text:p>-3.99</text:p>
          </table:table-cell>
          <table:table-cell office:value-type="float" office:value="1.54">
            <text:p>1.54</text:p>
          </table:table-cell>
          <table:table-cell office:value-type="float" office:value="-9.4762">
            <text:p>-9.4762</text:p>
          </table:table-cell>
          <table:table-cell office:value-type="float" office:value="-10.3094013998028">
            <text:p>-10.3094013998</text:p>
          </table:table-cell>
          <table:table-cell office:value-type="float" office:value="-14.3544230854797">
            <text:p>-14.3544230855</text:p>
          </table:table-cell>
          <table:table-cell office:value-type="float" office:value="-105.385823675162">
            <text:p>-105.385823675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9">
            <text:p>-0.2399</text:p>
          </table:table-cell>
          <table:table-cell office:value-type="float" office:value="-0.1684">
            <text:p>-0.1684</text:p>
          </table:table-cell>
          <table:table-cell office:value-type="float" office:value="0.9232">
            <text:p>0.9232</text:p>
          </table:table-cell>
          <table:table-cell office:value-type="float" office:value="-0.2754">
            <text:p>-0.2754</text:p>
          </table:table-cell>
          <table:table-cell office:value-type="float" office:value="0.7053">
            <text:p>0.7053</text:p>
          </table:table-cell>
          <table:table-cell office:value-type="float" office:value="0.3654">
            <text:p>0.3654</text:p>
          </table:table-cell>
          <table:table-cell office:value-type="float" office:value="-3.57">
            <text:p>-3.57</text:p>
          </table:table-cell>
          <table:table-cell office:value-type="float" office:value="1.6362">
            <text:p>1.6362</text:p>
          </table:table-cell>
          <table:table-cell office:value-type="float" office:value="-9.2925">
            <text:p>-9.2925</text:p>
          </table:table-cell>
          <table:table-cell office:value-type="float" office:value="-10.3375459270189">
            <text:p>-10.337545927</text:p>
          </table:table-cell>
          <table:table-cell office:value-type="float" office:value="-14.3406160097181">
            <text:p>-14.3406160097</text:p>
          </table:table-cell>
          <table:table-cell office:value-type="float" office:value="-105.396881720355">
            <text:p>-105.396881720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1">
            <text:p>-0.2411</text:p>
          </table:table-cell>
          <table:table-cell office:value-type="float" office:value="-0.1705">
            <text:p>-0.1705</text:p>
          </table:table-cell>
          <table:table-cell office:value-type="float" office:value="0.9216">
            <text:p>0.9216</text:p>
          </table:table-cell>
          <table:table-cell office:value-type="float" office:value="-0.2741">
            <text:p>-0.2741</text:p>
          </table:table-cell>
          <table:table-cell office:value-type="float" office:value="0.7044">
            <text:p>0.7044</text:p>
          </table:table-cell>
          <table:table-cell office:value-type="float" office:value="0.3643">
            <text:p>0.3643</text:p>
          </table:table-cell>
          <table:table-cell office:value-type="float" office:value="-3.85">
            <text:p>-3.85</text:p>
          </table:table-cell>
          <table:table-cell office:value-type="float" office:value="1.3562">
            <text:p>1.3562</text:p>
          </table:table-cell>
          <table:table-cell office:value-type="float" office:value="-9.7388">
            <text:p>-9.7388</text:p>
          </table:table-cell>
          <table:table-cell office:value-type="float" office:value="-10.4811219486">
            <text:p>-10.4811219486</text:p>
          </table:table-cell>
          <table:table-cell office:value-type="float" office:value="-14.4221867586114">
            <text:p>-14.4221867586</text:p>
          </table:table-cell>
          <table:table-cell office:value-type="float" office:value="-105.336601262172">
            <text:p>-105.336601262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8">
            <text:p>-0.2428</text:p>
          </table:table-cell>
          <table:table-cell office:value-type="float" office:value="-0.1699">
            <text:p>-0.1699</text:p>
          </table:table-cell>
          <table:table-cell office:value-type="float" office:value="0.9273">
            <text:p>0.9273</text:p>
          </table:table-cell>
          <table:table-cell office:value-type="float" office:value="-0.2741">
            <text:p>-0.2741</text:p>
          </table:table-cell>
          <table:table-cell office:value-type="float" office:value="0.7044">
            <text:p>0.7044</text:p>
          </table:table-cell>
          <table:table-cell office:value-type="float" office:value="0.3643">
            <text:p>0.3643</text:p>
          </table:table-cell>
          <table:table-cell office:value-type="float" office:value="-4.1825">
            <text:p>-4.1825</text:p>
          </table:table-cell>
          <table:table-cell office:value-type="float" office:value="1.3912">
            <text:p>1.3912</text:p>
          </table:table-cell>
          <table:table-cell office:value-type="float" office:value="-9.8962">
            <text:p>-9.8962</text:p>
          </table:table-cell>
          <table:table-cell office:value-type="float" office:value="-10.3828116341687">
            <text:p>-10.3828116342</text:p>
          </table:table-cell>
          <table:table-cell office:value-type="float" office:value="-14.4415856970994">
            <text:p>-14.4415856971</text:p>
          </table:table-cell>
          <table:table-cell office:value-type="float" office:value="-105.315473067752">
            <text:p>-105.315473067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9">
            <text:p>-0.2389</text:p>
          </table:table-cell>
          <table:table-cell office:value-type="float" office:value="-0.1697">
            <text:p>-0.1697</text:p>
          </table:table-cell>
          <table:table-cell office:value-type="float" office:value="0.9291">
            <text:p>0.9291</text:p>
          </table:table-cell>
          <table:table-cell office:value-type="float" office:value="-0.2748">
            <text:p>-0.2748</text:p>
          </table:table-cell>
          <table:table-cell office:value-type="float" office:value="0.703">
            <text:p>0.703</text:p>
          </table:table-cell>
          <table:table-cell office:value-type="float" office:value="0.3642">
            <text:p>0.3642</text:p>
          </table:table-cell>
          <table:table-cell office:value-type="float" office:value="-3.3163">
            <text:p>-3.3163</text:p>
          </table:table-cell>
          <table:table-cell office:value-type="float" office:value="1.4962">
            <text:p>1.4962</text:p>
          </table:table-cell>
          <table:table-cell office:value-type="float" office:value="-9.6425">
            <text:p>-9.6425</text:p>
          </table:table-cell>
          <table:table-cell office:value-type="float" office:value="-10.3510418027314">
            <text:p>-10.3510418027</text:p>
          </table:table-cell>
          <table:table-cell office:value-type="float" office:value="-14.2068012188487">
            <text:p>-14.2068012188</text:p>
          </table:table-cell>
          <table:table-cell office:value-type="float" office:value="-105.471284869048">
            <text:p>-105.47128486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9">
            <text:p>-0.2419</text:p>
          </table:table-cell>
          <table:table-cell office:value-type="float" office:value="-0.1703">
            <text:p>-0.1703</text:p>
          </table:table-cell>
          <table:table-cell office:value-type="float" office:value="0.9249">
            <text:p>0.9249</text:p>
          </table:table-cell>
          <table:table-cell office:value-type="float" office:value="-0.2748">
            <text:p>-0.2748</text:p>
          </table:table-cell>
          <table:table-cell office:value-type="float" office:value="0.703">
            <text:p>0.703</text:p>
          </table:table-cell>
          <table:table-cell office:value-type="float" office:value="0.3641">
            <text:p>0.3641</text:p>
          </table:table-cell>
          <table:table-cell office:value-type="float" office:value="-3.4738">
            <text:p>-3.4738</text:p>
          </table:table-cell>
          <table:table-cell office:value-type="float" office:value="1.3737">
            <text:p>1.3737</text:p>
          </table:table-cell>
          <table:table-cell office:value-type="float" office:value="-9.6512">
            <text:p>-9.6512</text:p>
          </table:table-cell>
          <table:table-cell office:value-type="float" office:value="-10.4327115030088">
            <text:p>-10.432711503</text:p>
          </table:table-cell>
          <table:table-cell office:value-type="float" office:value="-14.4144265058587">
            <text:p>-14.4144265059</text:p>
          </table:table-cell>
          <table:table-cell office:value-type="float" office:value="-105.403578905279">
            <text:p>-105.403578905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9">
            <text:p>-0.2419</text:p>
          </table:table-cell>
          <table:table-cell office:value-type="float" office:value="-0.1703">
            <text:p>-0.1703</text:p>
          </table:table-cell>
          <table:table-cell office:value-type="float" office:value="0.927">
            <text:p>0.927</text:p>
          </table:table-cell>
          <table:table-cell office:value-type="float" office:value="-0.2783">
            <text:p>-0.2783</text:p>
          </table:table-cell>
          <table:table-cell office:value-type="float" office:value="0.7036">
            <text:p>0.7036</text:p>
          </table:table-cell>
          <table:table-cell office:value-type="float" office:value="0.3641">
            <text:p>0.3641</text:p>
          </table:table-cell>
          <table:table-cell office:value-type="float" office:value="-3.6488">
            <text:p>-3.6488</text:p>
          </table:table-cell>
          <table:table-cell office:value-type="float" office:value="1.365">
            <text:p>1.365</text:p>
          </table:table-cell>
          <table:table-cell office:value-type="float" office:value="-9.1175">
            <text:p>-9.1175</text:p>
          </table:table-cell>
          <table:table-cell office:value-type="float" office:value="-10.4098392718997">
            <text:p>-10.4098392719</text:p>
          </table:table-cell>
          <table:table-cell office:value-type="float" office:value="-14.3954582528568">
            <text:p>-14.3954582529</text:p>
          </table:table-cell>
          <table:table-cell office:value-type="float" office:value="-105.63902456345">
            <text:p>-105.639024563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7">
            <text:p>-0.2407</text:p>
          </table:table-cell>
          <table:table-cell office:value-type="float" office:value="-0.1706">
            <text:p>-0.1706</text:p>
          </table:table-cell>
          <table:table-cell office:value-type="float" office:value="0.9277">
            <text:p>0.9277</text:p>
          </table:table-cell>
          <table:table-cell office:value-type="float" office:value="-0.2733">
            <text:p>-0.2733</text:p>
          </table:table-cell>
          <table:table-cell office:value-type="float" office:value="0.7049">
            <text:p>0.7049</text:p>
          </table:table-cell>
          <table:table-cell office:value-type="float" office:value="0.3634">
            <text:p>0.3634</text:p>
          </table:table-cell>
          <table:table-cell office:value-type="float" office:value="-3.1763">
            <text:p>-3.1763</text:p>
          </table:table-cell>
          <table:table-cell office:value-type="float" office:value="1.1725">
            <text:p>1.1725</text:p>
          </table:table-cell>
          <table:table-cell office:value-type="float" office:value="-9.2837">
            <text:p>-9.2837</text:p>
          </table:table-cell>
          <table:table-cell office:value-type="float" office:value="-10.4200019312567">
            <text:p>-10.4200019313</text:p>
          </table:table-cell>
          <table:table-cell office:value-type="float" office:value="-14.3190161519384">
            <text:p>-14.3190161519</text:p>
          </table:table-cell>
          <table:table-cell office:value-type="float" office:value="-105.32324595658">
            <text:p>-105.323245956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2">
            <text:p>-0.2422</text:p>
          </table:table-cell>
          <table:table-cell office:value-type="float" office:value="-0.1677">
            <text:p>-0.1677</text:p>
          </table:table-cell>
          <table:table-cell office:value-type="float" office:value="0.9227">
            <text:p>0.9227</text:p>
          </table:table-cell>
          <table:table-cell office:value-type="float" office:value="-0.2733">
            <text:p>-0.2733</text:p>
          </table:table-cell>
          <table:table-cell office:value-type="float" office:value="0.7049">
            <text:p>0.7049</text:p>
          </table:table-cell>
          <table:table-cell office:value-type="float" office:value="0.3634">
            <text:p>0.3634</text:p>
          </table:table-cell>
          <table:table-cell office:value-type="float" office:value="-3.7275">
            <text:p>-3.7275</text:p>
          </table:table-cell>
          <table:table-cell office:value-type="float" office:value="1.3562">
            <text:p>1.3562</text:p>
          </table:table-cell>
          <table:table-cell office:value-type="float" office:value="-9.8437">
            <text:p>-9.8437</text:p>
          </table:table-cell>
          <table:table-cell office:value-type="float" office:value="-10.3012995659344">
            <text:p>-10.3012995659</text:p>
          </table:table-cell>
          <table:table-cell office:value-type="float" office:value="-14.4730814754451">
            <text:p>-14.4730814754</text:p>
          </table:table-cell>
          <table:table-cell office:value-type="float" office:value="-105.245513825045">
            <text:p>-105.24551382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9">
            <text:p>-0.2389</text:p>
          </table:table-cell>
          <table:table-cell office:value-type="float" office:value="-0.1689">
            <text:p>-0.1689</text:p>
          </table:table-cell>
          <table:table-cell office:value-type="float" office:value="0.9218">
            <text:p>0.9218</text:p>
          </table:table-cell>
          <table:table-cell office:value-type="float" office:value="-0.275">
            <text:p>-0.275</text:p>
          </table:table-cell>
          <table:table-cell office:value-type="float" office:value="0.7042">
            <text:p>0.7042</text:p>
          </table:table-cell>
          <table:table-cell office:value-type="float" office:value="0.3607">
            <text:p>0.3607</text:p>
          </table:table-cell>
          <table:table-cell office:value-type="float" office:value="-4.3575">
            <text:p>-4.3575</text:p>
          </table:table-cell>
          <table:table-cell office:value-type="float" office:value="1.4262">
            <text:p>1.4262</text:p>
          </table:table-cell>
          <table:table-cell office:value-type="float" office:value="-9.6075">
            <text:p>-9.6075</text:p>
          </table:table-cell>
          <table:table-cell office:value-type="float" office:value="-10.3828531898263">
            <text:p>-10.3828531898</text:p>
          </table:table-cell>
          <table:table-cell office:value-type="float" office:value="-14.3096003194903">
            <text:p>-14.3096003195</text:p>
          </table:table-cell>
          <table:table-cell office:value-type="float" office:value="-105.504270485482">
            <text:p>-105.504270485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">
            <text:p>-0.24</text:p>
          </table:table-cell>
          <table:table-cell office:value-type="float" office:value="-0.1706">
            <text:p>-0.1706</text:p>
          </table:table-cell>
          <table:table-cell office:value-type="float" office:value="0.9245">
            <text:p>0.9245</text:p>
          </table:table-cell>
          <table:table-cell office:value-type="float" office:value="-0.275">
            <text:p>-0.275</text:p>
          </table:table-cell>
          <table:table-cell office:value-type="float" office:value="0.7042">
            <text:p>0.7042</text:p>
          </table:table-cell>
          <table:table-cell office:value-type="float" office:value="0.3607">
            <text:p>0.3607</text:p>
          </table:table-cell>
          <table:table-cell office:value-type="float" office:value="-3.7538">
            <text:p>-3.7538</text:p>
          </table:table-cell>
          <table:table-cell office:value-type="float" office:value="1.6975">
            <text:p>1.6975</text:p>
          </table:table-cell>
          <table:table-cell office:value-type="float" office:value="-10.4125">
            <text:p>-10.4125</text:p>
          </table:table-cell>
          <table:table-cell office:value-type="float" office:value="-10.4551294241714">
            <text:p>-10.4551294242</text:p>
          </table:table-cell>
          <table:table-cell office:value-type="float" office:value="-14.3205726471246">
            <text:p>-14.3205726471</text:p>
          </table:table-cell>
          <table:table-cell office:value-type="float" office:value="-105.508554077451">
            <text:p>-105.508554077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3">
            <text:p>-0.2383</text:p>
          </table:table-cell>
          <table:table-cell office:value-type="float" office:value="-0.1689">
            <text:p>-0.1689</text:p>
          </table:table-cell>
          <table:table-cell office:value-type="float" office:value="0.9226">
            <text:p>0.9226</text:p>
          </table:table-cell>
          <table:table-cell office:value-type="float" office:value="-0.2749">
            <text:p>-0.2749</text:p>
          </table:table-cell>
          <table:table-cell office:value-type="float" office:value="0.7033">
            <text:p>0.7033</text:p>
          </table:table-cell>
          <table:table-cell office:value-type="float" office:value="0.3674">
            <text:p>0.3674</text:p>
          </table:table-cell>
          <table:table-cell office:value-type="float" office:value="-3.6138">
            <text:p>-3.6138</text:p>
          </table:table-cell>
          <table:table-cell office:value-type="float" office:value="1.54">
            <text:p>1.54</text:p>
          </table:table-cell>
          <table:table-cell office:value-type="float" office:value="-10.4825">
            <text:p>-10.4825</text:p>
          </table:table-cell>
          <table:table-cell office:value-type="float" office:value="-10.3744260436192">
            <text:p>-10.3744260436</text:p>
          </table:table-cell>
          <table:table-cell office:value-type="float" office:value="-14.2585989575356">
            <text:p>-14.2585989575</text:p>
          </table:table-cell>
          <table:table-cell office:value-type="float" office:value="-105.389724736438">
            <text:p>-105.389724736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2">
            <text:p>-0.2402</text:p>
          </table:table-cell>
          <table:table-cell office:value-type="float" office:value="-0.1695">
            <text:p>-0.1695</text:p>
          </table:table-cell>
          <table:table-cell office:value-type="float" office:value="0.9245">
            <text:p>0.9245</text:p>
          </table:table-cell>
          <table:table-cell office:value-type="float" office:value="-0.2748">
            <text:p>-0.2748</text:p>
          </table:table-cell>
          <table:table-cell office:value-type="float" office:value="0.7032">
            <text:p>0.7032</text:p>
          </table:table-cell>
          <table:table-cell office:value-type="float" office:value="0.3634">
            <text:p>0.3634</text:p>
          </table:table-cell>
          <table:table-cell office:value-type="float" office:value="-4.0075">
            <text:p>-4.0075</text:p>
          </table:table-cell>
          <table:table-cell office:value-type="float" office:value="1.47">
            <text:p>1.47</text:p>
          </table:table-cell>
          <table:table-cell office:value-type="float" office:value="-9.6512">
            <text:p>-9.6512</text:p>
          </table:table-cell>
          <table:table-cell office:value-type="float" office:value="-10.3893225367924">
            <text:p>-10.3893225368</text:p>
          </table:table-cell>
          <table:table-cell office:value-type="float" office:value="-14.3318051876499">
            <text:p>-14.3318051876</text:p>
          </table:table-cell>
          <table:table-cell office:value-type="float" office:value="-105.440081322207">
            <text:p>-105.440081322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2">
            <text:p>-0.2412</text:p>
          </table:table-cell>
          <table:table-cell office:value-type="float" office:value="-0.1712">
            <text:p>-0.1712</text:p>
          </table:table-cell>
          <table:table-cell office:value-type="float" office:value="0.9225">
            <text:p>0.9225</text:p>
          </table:table-cell>
          <table:table-cell office:value-type="float" office:value="-0.2748">
            <text:p>-0.2748</text:p>
          </table:table-cell>
          <table:table-cell office:value-type="float" office:value="0.7032">
            <text:p>0.7032</text:p>
          </table:table-cell>
          <table:table-cell office:value-type="float" office:value="0.3634">
            <text:p>0.3634</text:p>
          </table:table-cell>
          <table:table-cell office:value-type="float" office:value="-3.1063">
            <text:p>-3.1063</text:p>
          </table:table-cell>
          <table:table-cell office:value-type="float" office:value="1.1987">
            <text:p>1.1987</text:p>
          </table:table-cell>
          <table:table-cell office:value-type="float" office:value="-9.9488">
            <text:p>-9.9488</text:p>
          </table:table-cell>
          <table:table-cell office:value-type="float" office:value="-10.5132037875794">
            <text:p>-10.5132037876</text:p>
          </table:table-cell>
          <table:table-cell office:value-type="float" office:value="-14.4130444422995">
            <text:p>-14.4130444423</text:p>
          </table:table-cell>
          <table:table-cell office:value-type="float" office:value="-105.430009041784">
            <text:p>-105.430009041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5">
            <text:p>-0.2395</text:p>
          </table:table-cell>
          <table:table-cell office:value-type="float" office:value="-0.1705">
            <text:p>-0.1705</text:p>
          </table:table-cell>
          <table:table-cell office:value-type="float" office:value="0.9252">
            <text:p>0.9252</text:p>
          </table:table-cell>
          <table:table-cell office:value-type="float" office:value="-0.2754">
            <text:p>-0.2754</text:p>
          </table:table-cell>
          <table:table-cell office:value-type="float" office:value="0.7044">
            <text:p>0.7044</text:p>
          </table:table-cell>
          <table:table-cell office:value-type="float" office:value="0.3643">
            <text:p>0.3643</text:p>
          </table:table-cell>
          <table:table-cell office:value-type="float" office:value="-2.9225">
            <text:p>-2.9225</text:p>
          </table:table-cell>
          <table:table-cell office:value-type="float" office:value="1.4437">
            <text:p>1.4437</text:p>
          </table:table-cell>
          <table:table-cell office:value-type="float" office:value="-9.1">
            <text:p>-9.1</text:p>
          </table:table-cell>
          <table:table-cell office:value-type="float" office:value="-10.4417406096693">
            <text:p>-10.4417406097</text:p>
          </table:table-cell>
          <table:table-cell office:value-type="float" office:value="-14.2889758399747">
            <text:p>-14.28897584</text:p>
          </table:table-cell>
          <table:table-cell office:value-type="float" office:value="-105.46999127109">
            <text:p>-105.469991271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4">
            <text:p>-0.2424</text:p>
          </table:table-cell>
          <table:table-cell office:value-type="float" office:value="-0.1705">
            <text:p>-0.1705</text:p>
          </table:table-cell>
          <table:table-cell office:value-type="float" office:value="0.9262">
            <text:p>0.9262</text:p>
          </table:table-cell>
          <table:table-cell office:value-type="float" office:value="-0.2754">
            <text:p>-0.2754</text:p>
          </table:table-cell>
          <table:table-cell office:value-type="float" office:value="0.7044">
            <text:p>0.7044</text:p>
          </table:table-cell>
          <table:table-cell office:value-type="float" office:value="0.3643">
            <text:p>0.3643</text:p>
          </table:table-cell>
          <table:table-cell office:value-type="float" office:value="-2.835">
            <text:p>-2.835</text:p>
          </table:table-cell>
          <table:table-cell office:value-type="float" office:value="1.155">
            <text:p>1.155</text:p>
          </table:table-cell>
          <table:table-cell office:value-type="float" office:value="-9.0825">
            <text:p>-9.0825</text:p>
          </table:table-cell>
          <table:table-cell office:value-type="float" office:value="-10.4305735346147">
            <text:p>-10.4305735346</text:p>
          </table:table-cell>
          <table:table-cell office:value-type="float" office:value="-14.4272043846441">
            <text:p>-14.4272043846</text:p>
          </table:table-cell>
          <table:table-cell office:value-type="float" office:value="-105.414353659302">
            <text:p>-105.414353659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7">
            <text:p>-0.2417</text:p>
          </table:table-cell>
          <table:table-cell office:value-type="float" office:value="-0.1709">
            <text:p>-0.1709</text:p>
          </table:table-cell>
          <table:table-cell office:value-type="float" office:value="0.923">
            <text:p>0.923</text:p>
          </table:table-cell>
          <table:table-cell office:value-type="float" office:value="-0.2781">
            <text:p>-0.2781</text:p>
          </table:table-cell>
          <table:table-cell office:value-type="float" office:value="0.7045">
            <text:p>0.7045</text:p>
          </table:table-cell>
          <table:table-cell office:value-type="float" office:value="0.3618">
            <text:p>0.3618</text:p>
          </table:table-cell>
          <table:table-cell office:value-type="float" office:value="-3.2638">
            <text:p>-3.2638</text:p>
          </table:table-cell>
          <table:table-cell office:value-type="float" office:value="1.0762">
            <text:p>1.0762</text:p>
          </table:table-cell>
          <table:table-cell office:value-type="float" office:value="-9.7037">
            <text:p>-9.7037</text:p>
          </table:table-cell>
          <table:table-cell office:value-type="float" office:value="-10.4897823605177">
            <text:p>-10.4897823605</text:p>
          </table:table-cell>
          <table:table-cell office:value-type="float" office:value="-14.4386978401684">
            <text:p>-14.4386978402</text:p>
          </table:table-cell>
          <table:table-cell office:value-type="float" office:value="-105.654836730378">
            <text:p>-105.654836730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6">
            <text:p>-0.2416</text:p>
          </table:table-cell>
          <table:table-cell office:value-type="float" office:value="-0.1706">
            <text:p>-0.1706</text:p>
          </table:table-cell>
          <table:table-cell office:value-type="float" office:value="0.9268">
            <text:p>0.9268</text:p>
          </table:table-cell>
          <table:table-cell office:value-type="float" office:value="-0.2747">
            <text:p>-0.2747</text:p>
          </table:table-cell>
          <table:table-cell office:value-type="float" office:value="0.7058">
            <text:p>0.7058</text:p>
          </table:table-cell>
          <table:table-cell office:value-type="float" office:value="0.364">
            <text:p>0.364</text:p>
          </table:table-cell>
          <table:table-cell office:value-type="float" office:value="-3.5438">
            <text:p>-3.5438</text:p>
          </table:table-cell>
          <table:table-cell office:value-type="float" office:value="1.1287">
            <text:p>1.1287</text:p>
          </table:table-cell>
          <table:table-cell office:value-type="float" office:value="-9.0125">
            <text:p>-9.0125</text:p>
          </table:table-cell>
          <table:table-cell office:value-type="float" office:value="-10.4300624043107">
            <text:p>-10.4300624043</text:p>
          </table:table-cell>
          <table:table-cell office:value-type="float" office:value="-14.3822688552454">
            <text:p>-14.3822688552</text:p>
          </table:table-cell>
          <table:table-cell office:value-type="float" office:value="-105.370447137238">
            <text:p>-105.370447137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3">
            <text:p>-0.2413</text:p>
          </table:table-cell>
          <table:table-cell office:value-type="float" office:value="-0.1693">
            <text:p>-0.1693</text:p>
          </table:table-cell>
          <table:table-cell office:value-type="float" office:value="0.9209">
            <text:p>0.9209</text:p>
          </table:table-cell>
          <table:table-cell office:value-type="float" office:value="-0.2747">
            <text:p>-0.2747</text:p>
          </table:table-cell>
          <table:table-cell office:value-type="float" office:value="0.7058">
            <text:p>0.7058</text:p>
          </table:table-cell>
          <table:table-cell office:value-type="float" office:value="0.364">
            <text:p>0.364</text:p>
          </table:table-cell>
          <table:table-cell office:value-type="float" office:value="-3.6488">
            <text:p>-3.6488</text:p>
          </table:table-cell>
          <table:table-cell office:value-type="float" office:value="1.2163">
            <text:p>1.2163</text:p>
          </table:table-cell>
          <table:table-cell office:value-type="float" office:value="-9.59">
            <text:p>-9.59</text:p>
          </table:table-cell>
          <table:table-cell office:value-type="float" office:value="-10.417076547122">
            <text:p>-10.4170765471</text:p>
          </table:table-cell>
          <table:table-cell office:value-type="float" office:value="-14.447860334339">
            <text:p>-14.4478603343</text:p>
          </table:table-cell>
          <table:table-cell office:value-type="float" office:value="-105.342666577009">
            <text:p>-105.34266657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7">
            <text:p>-0.2417</text:p>
          </table:table-cell>
          <table:table-cell office:value-type="float" office:value="-0.1685">
            <text:p>-0.1685</text:p>
          </table:table-cell>
          <table:table-cell office:value-type="float" office:value="0.9208">
            <text:p>0.9208</text:p>
          </table:table-cell>
          <table:table-cell office:value-type="float" office:value="-0.2762">
            <text:p>-0.2762</text:p>
          </table:table-cell>
          <table:table-cell office:value-type="float" office:value="0.7058">
            <text:p>0.7058</text:p>
          </table:table-cell>
          <table:table-cell office:value-type="float" office:value="0.3642">
            <text:p>0.3642</text:p>
          </table:table-cell>
          <table:table-cell office:value-type="float" office:value="-3.325">
            <text:p>-3.325</text:p>
          </table:table-cell>
          <table:table-cell office:value-type="float" office:value="1.2163">
            <text:p>1.2163</text:p>
          </table:table-cell>
          <table:table-cell office:value-type="float" office:value="-9.8">
            <text:p>-9.8</text:p>
          </table:table-cell>
          <table:table-cell office:value-type="float" office:value="-10.3701038542879">
            <text:p>-10.3701038543</text:p>
          </table:table-cell>
          <table:table-cell office:value-type="float" office:value="-14.4762501993032">
            <text:p>-14.4762501993</text:p>
          </table:table-cell>
          <table:table-cell office:value-type="float" office:value="-105.423463522217">
            <text:p>-105.423463522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">
            <text:p>-0.241</text:p>
          </table:table-cell>
          <table:table-cell office:value-type="float" office:value="-0.1695">
            <text:p>-0.1695</text:p>
          </table:table-cell>
          <table:table-cell office:value-type="float" office:value="0.9251">
            <text:p>0.9251</text:p>
          </table:table-cell>
          <table:table-cell office:value-type="float" office:value="-0.2762">
            <text:p>-0.2762</text:p>
          </table:table-cell>
          <table:table-cell office:value-type="float" office:value="0.7058">
            <text:p>0.7058</text:p>
          </table:table-cell>
          <table:table-cell office:value-type="float" office:value="0.3642">
            <text:p>0.3642</text:p>
          </table:table-cell>
          <table:table-cell office:value-type="float" office:value="-3.71">
            <text:p>-3.71</text:p>
          </table:table-cell>
          <table:table-cell office:value-type="float" office:value="1.575">
            <text:p>1.575</text:p>
          </table:table-cell>
          <table:table-cell office:value-type="float" office:value="-9.3275">
            <text:p>-9.3275</text:p>
          </table:table-cell>
          <table:table-cell office:value-type="float" office:value="-10.382736150779">
            <text:p>-10.3827361508</text:p>
          </table:table-cell>
          <table:table-cell office:value-type="float" office:value="-14.3775823065335">
            <text:p>-14.3775823065</text:p>
          </table:table-cell>
          <table:table-cell office:value-type="float" office:value="-105.463055023593">
            <text:p>-105.463055023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8">
            <text:p>-0.2408</text:p>
          </table:table-cell>
          <table:table-cell office:value-type="float" office:value="-0.1701">
            <text:p>-0.1701</text:p>
          </table:table-cell>
          <table:table-cell office:value-type="float" office:value="0.9273">
            <text:p>0.9273</text:p>
          </table:table-cell>
          <table:table-cell office:value-type="float" office:value="-0.2742">
            <text:p>-0.2742</text:p>
          </table:table-cell>
          <table:table-cell office:value-type="float" office:value="0.7048">
            <text:p>0.7048</text:p>
          </table:table-cell>
          <table:table-cell office:value-type="float" office:value="0.3638">
            <text:p>0.3638</text:p>
          </table:table-cell>
          <table:table-cell office:value-type="float" office:value="-3.4825">
            <text:p>-3.4825</text:p>
          </table:table-cell>
          <table:table-cell office:value-type="float" office:value="1.2337">
            <text:p>1.2337</text:p>
          </table:table-cell>
          <table:table-cell office:value-type="float" office:value="-9.4587">
            <text:p>-9.4587</text:p>
          </table:table-cell>
          <table:table-cell office:value-type="float" office:value="-10.3945090917628">
            <text:p>-10.3945090918</text:p>
          </table:table-cell>
          <table:table-cell office:value-type="float" office:value="-14.3303272260058">
            <text:p>-14.330327226</text:p>
          </table:table-cell>
          <table:table-cell office:value-type="float" office:value="-105.369172160921">
            <text:p>-105.369172160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2">
            <text:p>-0.2402</text:p>
          </table:table-cell>
          <table:table-cell office:value-type="float" office:value="-0.1692">
            <text:p>-0.1692</text:p>
          </table:table-cell>
          <table:table-cell office:value-type="float" office:value="0.9254">
            <text:p>0.9254</text:p>
          </table:table-cell>
          <table:table-cell office:value-type="float" office:value="-0.2757">
            <text:p>-0.2757</text:p>
          </table:table-cell>
          <table:table-cell office:value-type="float" office:value="0.7046">
            <text:p>0.7046</text:p>
          </table:table-cell>
          <table:table-cell office:value-type="float" office:value="0.3648">
            <text:p>0.3648</text:p>
          </table:table-cell>
          <table:table-cell office:value-type="float" office:value="-3.9375">
            <text:p>-3.9375</text:p>
          </table:table-cell>
          <table:table-cell office:value-type="float" office:value="1.33">
            <text:p>1.33</text:p>
          </table:table-cell>
          <table:table-cell office:value-type="float" office:value="-9.3013">
            <text:p>-9.3013</text:p>
          </table:table-cell>
          <table:table-cell office:value-type="float" office:value="-10.3615777442243">
            <text:p>-10.3615777442</text:p>
          </table:table-cell>
          <table:table-cell office:value-type="float" office:value="-14.3236687728553">
            <text:p>-14.3236687729</text:p>
          </table:table-cell>
          <table:table-cell office:value-type="float" office:value="-105.450252338289">
            <text:p>-105.450252338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7">
            <text:p>-0.2397</text:p>
          </table:table-cell>
          <table:table-cell office:value-type="float" office:value="-0.17">
            <text:p>-0.17</text:p>
          </table:table-cell>
          <table:table-cell office:value-type="float" office:value="0.924">
            <text:p>0.924</text:p>
          </table:table-cell>
          <table:table-cell office:value-type="float" office:value="-0.2757">
            <text:p>-0.2757</text:p>
          </table:table-cell>
          <table:table-cell office:value-type="float" office:value="0.7046">
            <text:p>0.7046</text:p>
          </table:table-cell>
          <table:table-cell office:value-type="float" office:value="0.3648">
            <text:p>0.3648</text:p>
          </table:table-cell>
          <table:table-cell office:value-type="float" office:value="-3.4038">
            <text:p>-3.4038</text:p>
          </table:table-cell>
          <table:table-cell office:value-type="float" office:value="1.3912">
            <text:p>1.3912</text:p>
          </table:table-cell>
          <table:table-cell office:value-type="float" office:value="-9.3187">
            <text:p>-9.3187</text:p>
          </table:table-cell>
          <table:table-cell office:value-type="float" office:value="-10.4247010262351">
            <text:p>-10.4247010262</text:p>
          </table:table-cell>
          <table:table-cell office:value-type="float" office:value="-14.3132512633778">
            <text:p>-14.3132512634</text:p>
          </table:table-cell>
          <table:table-cell office:value-type="float" office:value="-105.463704772315">
            <text:p>-105.463704772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4">
            <text:p>-0.2384</text:p>
          </table:table-cell>
          <table:table-cell office:value-type="float" office:value="-0.1701">
            <text:p>-0.1701</text:p>
          </table:table-cell>
          <table:table-cell office:value-type="float" office:value="0.9215">
            <text:p>0.9215</text:p>
          </table:table-cell>
          <table:table-cell office:value-type="float" office:value="-0.2754">
            <text:p>-0.2754</text:p>
          </table:table-cell>
          <table:table-cell office:value-type="float" office:value="0.7034">
            <text:p>0.7034</text:p>
          </table:table-cell>
          <table:table-cell office:value-type="float" office:value="0.3638">
            <text:p>0.3638</text:p>
          </table:table-cell>
          <table:table-cell office:value-type="float" office:value="-3.1763">
            <text:p>-3.1763</text:p>
          </table:table-cell>
          <table:table-cell office:value-type="float" office:value="1.6887">
            <text:p>1.6887</text:p>
          </table:table-cell>
          <table:table-cell office:value-type="float" office:value="-9.7825">
            <text:p>-9.7825</text:p>
          </table:table-cell>
          <table:table-cell office:value-type="float" office:value="-10.4584425431947">
            <text:p>-10.4584425432</text:p>
          </table:table-cell>
          <table:table-cell office:value-type="float" office:value="-14.2757435383465">
            <text:p>-14.2757435383</text:p>
          </table:table-cell>
          <table:table-cell office:value-type="float" office:value="-105.501983500133">
            <text:p>-105.501983500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7">
            <text:p>-0.2407</text:p>
          </table:table-cell>
          <table:table-cell office:value-type="float" office:value="-0.1684">
            <text:p>-0.1684</text:p>
          </table:table-cell>
          <table:table-cell office:value-type="float" office:value="0.9201">
            <text:p>0.9201</text:p>
          </table:table-cell>
          <table:table-cell office:value-type="float" office:value="-0.2754">
            <text:p>-0.2754</text:p>
          </table:table-cell>
          <table:table-cell office:value-type="float" office:value="0.7034">
            <text:p>0.7034</text:p>
          </table:table-cell>
          <table:table-cell office:value-type="float" office:value="0.3638">
            <text:p>0.3638</text:p>
          </table:table-cell>
          <table:table-cell office:value-type="float" office:value="-3.1937">
            <text:p>-3.1937</text:p>
          </table:table-cell>
          <table:table-cell office:value-type="float" office:value="1.1462">
            <text:p>1.1462</text:p>
          </table:table-cell>
          <table:table-cell office:value-type="float" office:value="-9.6075">
            <text:p>-9.6075</text:p>
          </table:table-cell>
          <table:table-cell office:value-type="float" office:value="-10.371889306286">
            <text:p>-10.3718893063</text:p>
          </table:table-cell>
          <table:table-cell office:value-type="float" office:value="-14.4234013644147">
            <text:p>-14.4234013644</text:p>
          </table:table-cell>
          <table:table-cell office:value-type="float" office:value="-105.432786167678">
            <text:p>-105.432786167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8">
            <text:p>-0.2418</text:p>
          </table:table-cell>
          <table:table-cell office:value-type="float" office:value="-0.1685">
            <text:p>-0.1685</text:p>
          </table:table-cell>
          <table:table-cell office:value-type="float" office:value="0.9281">
            <text:p>0.9281</text:p>
          </table:table-cell>
          <table:table-cell office:value-type="float" office:value="-0.2737">
            <text:p>-0.2737</text:p>
          </table:table-cell>
          <table:table-cell office:value-type="float" office:value="0.7054">
            <text:p>0.7054</text:p>
          </table:table-cell>
          <table:table-cell office:value-type="float" office:value="0.366">
            <text:p>0.366</text:p>
          </table:table-cell>
          <table:table-cell office:value-type="float" office:value="-4.3225">
            <text:p>-4.3225</text:p>
          </table:table-cell>
          <table:table-cell office:value-type="float" office:value="1.4175">
            <text:p>1.4175</text:p>
          </table:table-cell>
          <table:table-cell office:value-type="float" office:value="-9.5725">
            <text:p>-9.5725</text:p>
          </table:table-cell>
          <table:table-cell office:value-type="float" office:value="-10.2903690258562">
            <text:p>-10.2903690259</text:p>
          </table:table-cell>
          <table:table-cell office:value-type="float" office:value="-14.3798930777863">
            <text:p>-14.3798930778</text:p>
          </table:table-cell>
          <table:table-cell office:value-type="float" office:value="-105.246732844555">
            <text:p>-105.246732844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5">
            <text:p>-0.2405</text:p>
          </table:table-cell>
          <table:table-cell office:value-type="float" office:value="-0.1703">
            <text:p>-0.1703</text:p>
          </table:table-cell>
          <table:table-cell office:value-type="float" office:value="0.9245">
            <text:p>0.9245</text:p>
          </table:table-cell>
          <table:table-cell office:value-type="float" office:value="-0.275">
            <text:p>-0.275</text:p>
          </table:table-cell>
          <table:table-cell office:value-type="float" office:value="0.7057">
            <text:p>0.7057</text:p>
          </table:table-cell>
          <table:table-cell office:value-type="float" office:value="0.3632">
            <text:p>0.3632</text:p>
          </table:table-cell>
          <table:table-cell office:value-type="float" office:value="-4.3488">
            <text:p>-4.3488</text:p>
          </table:table-cell>
          <table:table-cell office:value-type="float" office:value="1.47">
            <text:p>1.47</text:p>
          </table:table-cell>
          <table:table-cell office:value-type="float" office:value="-9.4762">
            <text:p>-9.4762</text:p>
          </table:table-cell>
          <table:table-cell office:value-type="float" office:value="-10.4369734630657">
            <text:p>-10.4369734631</text:p>
          </table:table-cell>
          <table:table-cell office:value-type="float" office:value="-14.351935303696">
            <text:p>-14.3519353037</text:p>
          </table:table-cell>
          <table:table-cell office:value-type="float" office:value="-105.419849531379">
            <text:p>-105.419849531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4">
            <text:p>-0.2414</text:p>
          </table:table-cell>
          <table:table-cell office:value-type="float" office:value="-0.1692">
            <text:p>-0.1692</text:p>
          </table:table-cell>
          <table:table-cell office:value-type="float" office:value="0.9212">
            <text:p>0.9212</text:p>
          </table:table-cell>
          <table:table-cell office:value-type="float" office:value="-0.275">
            <text:p>-0.275</text:p>
          </table:table-cell>
          <table:table-cell office:value-type="float" office:value="0.7057">
            <text:p>0.7057</text:p>
          </table:table-cell>
          <table:table-cell office:value-type="float" office:value="0.3632">
            <text:p>0.3632</text:p>
          </table:table-cell>
          <table:table-cell office:value-type="float" office:value="-3.8238">
            <text:p>-3.8238</text:p>
          </table:table-cell>
          <table:table-cell office:value-type="float" office:value="1.6887">
            <text:p>1.6887</text:p>
          </table:table-cell>
          <table:table-cell office:value-type="float" office:value="-9.3975">
            <text:p>-9.3975</text:p>
          </table:table-cell>
          <table:table-cell office:value-type="float" office:value="-10.4077797593393">
            <text:p>-10.4077797593</text:p>
          </table:table-cell>
          <table:table-cell office:value-type="float" office:value="-14.4478822532172">
            <text:p>-14.4478822532</text:p>
          </table:table-cell>
          <table:table-cell office:value-type="float" office:value="-105.379149280236">
            <text:p>-105.379149280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3">
            <text:p>-0.2383</text:p>
          </table:table-cell>
          <table:table-cell office:value-type="float" office:value="-0.1703">
            <text:p>-0.1703</text:p>
          </table:table-cell>
          <table:table-cell office:value-type="float" office:value="0.9215">
            <text:p>0.9215</text:p>
          </table:table-cell>
          <table:table-cell office:value-type="float" office:value="-0.2742">
            <text:p>-0.2742</text:p>
          </table:table-cell>
          <table:table-cell office:value-type="float" office:value="0.7042">
            <text:p>0.7042</text:p>
          </table:table-cell>
          <table:table-cell office:value-type="float" office:value="0.3638">
            <text:p>0.3638</text:p>
          </table:table-cell>
          <table:table-cell office:value-type="float" office:value="-3.8675">
            <text:p>-3.8675</text:p>
          </table:table-cell>
          <table:table-cell office:value-type="float" office:value="1.505">
            <text:p>1.505</text:p>
          </table:table-cell>
          <table:table-cell office:value-type="float" office:value="-9.485">
            <text:p>-9.485</text:p>
          </table:table-cell>
          <table:table-cell office:value-type="float" office:value="-10.4703998089596">
            <text:p>-10.470399809</text:p>
          </table:table-cell>
          <table:table-cell office:value-type="float" office:value="-14.2762038468276">
            <text:p>-14.2762038468</text:p>
          </table:table-cell>
          <table:table-cell office:value-type="float" office:value="-105.411638207084">
            <text:p>-105.411638207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8">
            <text:p>-0.2388</text:p>
          </table:table-cell>
          <table:table-cell office:value-type="float" office:value="-0.1707">
            <text:p>-0.1707</text:p>
          </table:table-cell>
          <table:table-cell office:value-type="float" office:value="0.9251">
            <text:p>0.9251</text:p>
          </table:table-cell>
          <table:table-cell office:value-type="float" office:value="-0.2742">
            <text:p>-0.2742</text:p>
          </table:table-cell>
          <table:table-cell office:value-type="float" office:value="0.7042">
            <text:p>0.7042</text:p>
          </table:table-cell>
          <table:table-cell office:value-type="float" office:value="0.3638">
            <text:p>0.3638</text:p>
          </table:table-cell>
          <table:table-cell office:value-type="float" office:value="-3.6488">
            <text:p>-3.6488</text:p>
          </table:table-cell>
          <table:table-cell office:value-type="float" office:value="1.3037">
            <text:p>1.3037</text:p>
          </table:table-cell>
          <table:table-cell office:value-type="float" office:value="-9.8">
            <text:p>-9.8</text:p>
          </table:table-cell>
          <table:table-cell office:value-type="float" office:value="-10.45469362703">
            <text:p>-10.454693627</text:p>
          </table:table-cell>
          <table:table-cell office:value-type="float" office:value="-14.2451561829234">
            <text:p>-14.2451561829</text:p>
          </table:table-cell>
          <table:table-cell office:value-type="float" office:value="-105.417782465076">
            <text:p>-105.417782465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4">
            <text:p>-0.2384</text:p>
          </table:table-cell>
          <table:table-cell office:value-type="float" office:value="-0.1703">
            <text:p>-0.1703</text:p>
          </table:table-cell>
          <table:table-cell office:value-type="float" office:value="0.9262">
            <text:p>0.9262</text:p>
          </table:table-cell>
          <table:table-cell office:value-type="float" office:value="-0.2747">
            <text:p>-0.2747</text:p>
          </table:table-cell>
          <table:table-cell office:value-type="float" office:value="0.7045">
            <text:p>0.7045</text:p>
          </table:table-cell>
          <table:table-cell office:value-type="float" office:value="0.3632">
            <text:p>0.3632</text:p>
          </table:table-cell>
          <table:table-cell office:value-type="float" office:value="-3.2288">
            <text:p>-3.2288</text:p>
          </table:table-cell>
          <table:table-cell office:value-type="float" office:value="1.295">
            <text:p>1.295</text:p>
          </table:table-cell>
          <table:table-cell office:value-type="float" office:value="-10.15">
            <text:p>-10.15</text:p>
          </table:table-cell>
          <table:table-cell office:value-type="float" office:value="-10.4186646034954">
            <text:p>-10.4186646035</text:p>
          </table:table-cell>
          <table:table-cell office:value-type="float" office:value="-14.2079477896424">
            <text:p>-14.2079477896</text:p>
          </table:table-cell>
          <table:table-cell office:value-type="float" office:value="-105.467161352391">
            <text:p>-105.467161352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2">
            <text:p>-0.2402</text:p>
          </table:table-cell>
          <table:table-cell office:value-type="float" office:value="-0.1708">
            <text:p>-0.1708</text:p>
          </table:table-cell>
          <table:table-cell office:value-type="float" office:value="0.9223">
            <text:p>0.9223</text:p>
          </table:table-cell>
          <table:table-cell office:value-type="float" office:value="-0.2778">
            <text:p>-0.2778</text:p>
          </table:table-cell>
          <table:table-cell office:value-type="float" office:value="0.7026">
            <text:p>0.7026</text:p>
          </table:table-cell>
          <table:table-cell office:value-type="float" office:value="0.364">
            <text:p>0.364</text:p>
          </table:table-cell>
          <table:table-cell office:value-type="float" office:value="-3.3688">
            <text:p>-3.3688</text:p>
          </table:table-cell>
          <table:table-cell office:value-type="float" office:value="1.5225">
            <text:p>1.5225</text:p>
          </table:table-cell>
          <table:table-cell office:value-type="float" office:value="-10.1587">
            <text:p>-10.1587</text:p>
          </table:table-cell>
          <table:table-cell office:value-type="float" office:value="-10.4915288139059">
            <text:p>-10.4915288139</text:p>
          </table:table-cell>
          <table:table-cell office:value-type="float" office:value="-14.356261093385">
            <text:p>-14.3562610934</text:p>
          </table:table-cell>
          <table:table-cell office:value-type="float" office:value="-105.646738179125">
            <text:p>-105.646738179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8">
            <text:p>-0.2388</text:p>
          </table:table-cell>
          <table:table-cell office:value-type="float" office:value="-0.1696">
            <text:p>-0.1696</text:p>
          </table:table-cell>
          <table:table-cell office:value-type="float" office:value="0.9252">
            <text:p>0.9252</text:p>
          </table:table-cell>
          <table:table-cell office:value-type="float" office:value="-0.2778">
            <text:p>-0.2778</text:p>
          </table:table-cell>
          <table:table-cell office:value-type="float" office:value="0.7026">
            <text:p>0.7026</text:p>
          </table:table-cell>
          <table:table-cell office:value-type="float" office:value="0.364">
            <text:p>0.364</text:p>
          </table:table-cell>
          <table:table-cell office:value-type="float" office:value="-2.8612">
            <text:p>-2.8612</text:p>
          </table:table-cell>
          <table:table-cell office:value-type="float" office:value="1.1812">
            <text:p>1.1812</text:p>
          </table:table-cell>
          <table:table-cell office:value-type="float" office:value="-9.94">
            <text:p>-9.94</text:p>
          </table:table-cell>
          <table:table-cell office:value-type="float" office:value="-10.3879019406212">
            <text:p>-10.3879019406</text:p>
          </table:table-cell>
          <table:table-cell office:value-type="float" office:value="-14.2503167169005">
            <text:p>-14.2503167169</text:p>
          </table:table-cell>
          <table:table-cell office:value-type="float" office:value="-105.673759353418">
            <text:p>-105.673759353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8">
            <text:p>-0.2408</text:p>
          </table:table-cell>
          <table:table-cell office:value-type="float" office:value="-0.1689">
            <text:p>-0.1689</text:p>
          </table:table-cell>
          <table:table-cell office:value-type="float" office:value="0.9261">
            <text:p>0.9261</text:p>
          </table:table-cell>
          <table:table-cell office:value-type="float" office:value="-0.273">
            <text:p>-0.273</text:p>
          </table:table-cell>
          <table:table-cell office:value-type="float" office:value="0.7038">
            <text:p>0.7038</text:p>
          </table:table-cell>
          <table:table-cell office:value-type="float" office:value="0.364">
            <text:p>0.364</text:p>
          </table:table-cell>
          <table:table-cell office:value-type="float" office:value="-3.4125">
            <text:p>-3.4125</text:p>
          </table:table-cell>
          <table:table-cell office:value-type="float" office:value="1.3825">
            <text:p>1.3825</text:p>
          </table:table-cell>
          <table:table-cell office:value-type="float" office:value="-9.6162">
            <text:p>-9.6162</text:p>
          </table:table-cell>
          <table:table-cell office:value-type="float" office:value="-10.3359978796152">
            <text:p>-10.3359978796</text:p>
          </table:table-cell>
          <table:table-cell office:value-type="float" office:value="-14.3436875303594">
            <text:p>-14.3436875304</text:p>
          </table:table-cell>
          <table:table-cell office:value-type="float" office:value="-105.283209005029">
            <text:p>-105.28320900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2">
            <text:p>-0.2402</text:p>
          </table:table-cell>
          <table:table-cell office:value-type="float" office:value="-0.1683">
            <text:p>-0.1683</text:p>
          </table:table-cell>
          <table:table-cell office:value-type="float" office:value="0.9249">
            <text:p>0.9249</text:p>
          </table:table-cell>
          <table:table-cell office:value-type="float" office:value="-0.273">
            <text:p>-0.273</text:p>
          </table:table-cell>
          <table:table-cell office:value-type="float" office:value="0.7038">
            <text:p>0.7038</text:p>
          </table:table-cell>
          <table:table-cell office:value-type="float" office:value="0.364">
            <text:p>0.364</text:p>
          </table:table-cell>
          <table:table-cell office:value-type="float" office:value="-3.0363">
            <text:p>-3.0363</text:p>
          </table:table-cell>
          <table:table-cell office:value-type="float" office:value="1.085">
            <text:p>1.085</text:p>
          </table:table-cell>
          <table:table-cell office:value-type="float" office:value="-10.0712">
            <text:p>-10.0712</text:p>
          </table:table-cell>
          <table:table-cell office:value-type="float" office:value="-10.3130770437311">
            <text:p>-10.3130770437</text:p>
          </table:table-cell>
          <table:table-cell office:value-type="float" office:value="-14.3333891581778">
            <text:p>-14.3333891582</text:p>
          </table:table-cell>
          <table:table-cell office:value-type="float" office:value="-105.284888246474">
            <text:p>-105.284888246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4">
            <text:p>-0.2414</text:p>
          </table:table-cell>
          <table:table-cell office:value-type="float" office:value="-0.1681">
            <text:p>-0.1681</text:p>
          </table:table-cell>
          <table:table-cell office:value-type="float" office:value="0.9277">
            <text:p>0.9277</text:p>
          </table:table-cell>
          <table:table-cell office:value-type="float" office:value="-0.2751">
            <text:p>-0.2751</text:p>
          </table:table-cell>
          <table:table-cell office:value-type="float" office:value="0.7055">
            <text:p>0.7055</text:p>
          </table:table-cell>
          <table:table-cell office:value-type="float" office:value="0.3628">
            <text:p>0.3628</text:p>
          </table:table-cell>
          <table:table-cell office:value-type="float" office:value="-2.695">
            <text:p>-2.695</text:p>
          </table:table-cell>
          <table:table-cell office:value-type="float" office:value="1.3825">
            <text:p>1.3825</text:p>
          </table:table-cell>
          <table:table-cell office:value-type="float" office:value="-9.2925">
            <text:p>-9.2925</text:p>
          </table:table-cell>
          <table:table-cell office:value-type="float" office:value="-10.2707014844355">
            <text:p>-10.2707014844</text:p>
          </table:table-cell>
          <table:table-cell office:value-type="float" office:value="-14.3603508935918">
            <text:p>-14.3603508936</text:p>
          </table:table-cell>
          <table:table-cell office:value-type="float" office:value="-105.408658850989">
            <text:p>-105.40865885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6">
            <text:p>-0.2396</text:p>
          </table:table-cell>
          <table:table-cell office:value-type="float" office:value="-0.1695">
            <text:p>-0.1695</text:p>
          </table:table-cell>
          <table:table-cell office:value-type="float" office:value="0.9226">
            <text:p>0.9226</text:p>
          </table:table-cell>
          <table:table-cell office:value-type="float" office:value="-0.2736">
            <text:p>-0.2736</text:p>
          </table:table-cell>
          <table:table-cell office:value-type="float" office:value="0.7045">
            <text:p>0.7045</text:p>
          </table:table-cell>
          <table:table-cell office:value-type="float" office:value="0.361">
            <text:p>0.361</text:p>
          </table:table-cell>
          <table:table-cell office:value-type="float" office:value="-3.08">
            <text:p>-3.08</text:p>
          </table:table-cell>
          <table:table-cell office:value-type="float" office:value="1.5925">
            <text:p>1.5925</text:p>
          </table:table-cell>
          <table:table-cell office:value-type="float" office:value="-9.7737">
            <text:p>-9.7737</text:p>
          </table:table-cell>
          <table:table-cell office:value-type="float" office:value="-10.4099600345717">
            <text:p>-10.4099600346</text:p>
          </table:table-cell>
          <table:table-cell office:value-type="float" office:value="-14.3299971939775">
            <text:p>-14.329997194</text:p>
          </table:table-cell>
          <table:table-cell office:value-type="float" office:value="-105.39289193148">
            <text:p>-105.392891931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5">
            <text:p>-0.2415</text:p>
          </table:table-cell>
          <table:table-cell office:value-type="float" office:value="-0.1692">
            <text:p>-0.1692</text:p>
          </table:table-cell>
          <table:table-cell office:value-type="float" office:value="0.9208">
            <text:p>0.9208</text:p>
          </table:table-cell>
          <table:table-cell office:value-type="float" office:value="-0.2736">
            <text:p>-0.2736</text:p>
          </table:table-cell>
          <table:table-cell office:value-type="float" office:value="0.7045">
            <text:p>0.7045</text:p>
          </table:table-cell>
          <table:table-cell office:value-type="float" office:value="0.361">
            <text:p>0.361</text:p>
          </table:table-cell>
          <table:table-cell office:value-type="float" office:value="-3.4825">
            <text:p>-3.4825</text:p>
          </table:table-cell>
          <table:table-cell office:value-type="float" office:value="1.47">
            <text:p>1.47</text:p>
          </table:table-cell>
          <table:table-cell office:value-type="float" office:value="-10.4737">
            <text:p>-10.4737</text:p>
          </table:table-cell>
          <table:table-cell office:value-type="float" office:value="-10.4121285299788">
            <text:p>-10.41212853</text:p>
          </table:table-cell>
          <table:table-cell office:value-type="float" office:value="-14.4578883021809">
            <text:p>-14.4578883022</text:p>
          </table:table-cell>
          <table:table-cell office:value-type="float" office:value="-105.345124836146">
            <text:p>-105.345124836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8">
            <text:p>-0.2408</text:p>
          </table:table-cell>
          <table:table-cell office:value-type="float" office:value="-0.1704">
            <text:p>-0.1704</text:p>
          </table:table-cell>
          <table:table-cell office:value-type="float" office:value="0.9237">
            <text:p>0.9237</text:p>
          </table:table-cell>
          <table:table-cell office:value-type="float" office:value="-0.2754">
            <text:p>-0.2754</text:p>
          </table:table-cell>
          <table:table-cell office:value-type="float" office:value="0.7039">
            <text:p>0.7039</text:p>
          </table:table-cell>
          <table:table-cell office:value-type="float" office:value="0.3638">
            <text:p>0.3638</text:p>
          </table:table-cell>
          <table:table-cell office:value-type="float" office:value="-3.535">
            <text:p>-3.535</text:p>
          </table:table-cell>
          <table:table-cell office:value-type="float" office:value="1.6275">
            <text:p>1.6275</text:p>
          </table:table-cell>
          <table:table-cell office:value-type="float" office:value="-10.1675">
            <text:p>-10.1675</text:p>
          </table:table-cell>
          <table:table-cell office:value-type="float" office:value="-10.4520635369216">
            <text:p>-10.4520635369</text:p>
          </table:table-cell>
          <table:table-cell office:value-type="float" office:value="-14.3827645517682">
            <text:p>-14.3827645518</text:p>
          </table:table-cell>
          <table:table-cell office:value-type="float" office:value="-105.455471706816">
            <text:p>-105.455471706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">
            <text:p>-0.241</text:p>
          </table:table-cell>
          <table:table-cell office:value-type="float" office:value="-0.1693">
            <text:p>-0.1693</text:p>
          </table:table-cell>
          <table:table-cell office:value-type="float" office:value="0.9226">
            <text:p>0.9226</text:p>
          </table:table-cell>
          <table:table-cell office:value-type="float" office:value="-0.2754">
            <text:p>-0.2754</text:p>
          </table:table-cell>
          <table:table-cell office:value-type="float" office:value="0.7039">
            <text:p>0.7039</text:p>
          </table:table-cell>
          <table:table-cell office:value-type="float" office:value="0.3638">
            <text:p>0.3638</text:p>
          </table:table-cell>
          <table:table-cell office:value-type="float" office:value="-3.4475">
            <text:p>-3.4475</text:p>
          </table:table-cell>
          <table:table-cell office:value-type="float" office:value="1.1375">
            <text:p>1.1375</text:p>
          </table:table-cell>
          <table:table-cell office:value-type="float" office:value="-9.765">
            <text:p>-9.765</text:p>
          </table:table-cell>
          <table:table-cell office:value-type="float" office:value="-10.3983962600401">
            <text:p>-10.39839626</text:p>
          </table:table-cell>
          <table:table-cell office:value-type="float" office:value="-14.4079945733026">
            <text:p>-14.4079945733</text:p>
          </table:table-cell>
          <table:table-cell office:value-type="float" office:value="-105.436536557326">
            <text:p>-105.436536557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7">
            <text:p>-0.2397</text:p>
          </table:table-cell>
          <table:table-cell office:value-type="float" office:value="-0.169">
            <text:p>-0.169</text:p>
          </table:table-cell>
          <table:table-cell office:value-type="float" office:value="0.9212">
            <text:p>0.9212</text:p>
          </table:table-cell>
          <table:table-cell office:value-type="float" office:value="-0.2749">
            <text:p>-0.2749</text:p>
          </table:table-cell>
          <table:table-cell office:value-type="float" office:value="0.7046">
            <text:p>0.7046</text:p>
          </table:table-cell>
          <table:table-cell office:value-type="float" office:value="0.3702">
            <text:p>0.3702</text:p>
          </table:table-cell>
          <table:table-cell office:value-type="float" office:value="-3.22">
            <text:p>-3.22</text:p>
          </table:table-cell>
          <table:table-cell office:value-type="float" office:value="1.3212">
            <text:p>1.3212</text:p>
          </table:table-cell>
          <table:table-cell office:value-type="float" office:value="-9.7737">
            <text:p>-9.7737</text:p>
          </table:table-cell>
          <table:table-cell office:value-type="float" office:value="-10.3956837788963">
            <text:p>-10.3956837789</text:p>
          </table:table-cell>
          <table:table-cell office:value-type="float" office:value="-14.3582081486959">
            <text:p>-14.3582081487</text:p>
          </table:table-cell>
          <table:table-cell office:value-type="float" office:value="-105.278506585006">
            <text:p>-105.27850658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6">
            <text:p>-0.2406</text:p>
          </table:table-cell>
          <table:table-cell office:value-type="float" office:value="-0.169">
            <text:p>-0.169</text:p>
          </table:table-cell>
          <table:table-cell office:value-type="float" office:value="0.9266">
            <text:p>0.9266</text:p>
          </table:table-cell>
          <table:table-cell office:value-type="float" office:value="-0.2754">
            <text:p>-0.2754</text:p>
          </table:table-cell>
          <table:table-cell office:value-type="float" office:value="0.7039">
            <text:p>0.7039</text:p>
          </table:table-cell>
          <table:table-cell office:value-type="float" office:value="0.3701">
            <text:p>0.3701</text:p>
          </table:table-cell>
          <table:table-cell office:value-type="float" office:value="-3.6225">
            <text:p>-3.6225</text:p>
          </table:table-cell>
          <table:table-cell office:value-type="float" office:value="1.155">
            <text:p>1.155</text:p>
          </table:table-cell>
          <table:table-cell office:value-type="float" office:value="-9.8525">
            <text:p>-9.8525</text:p>
          </table:table-cell>
          <table:table-cell office:value-type="float" office:value="-10.3365421928494">
            <text:p>-10.3365421928</text:p>
          </table:table-cell>
          <table:table-cell office:value-type="float" office:value="-14.3308436152754">
            <text:p>-14.3308436153</text:p>
          </table:table-cell>
          <table:table-cell office:value-type="float" office:value="-105.326038159293">
            <text:p>-105.326038159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7">
            <text:p>-0.2397</text:p>
          </table:table-cell>
          <table:table-cell office:value-type="float" office:value="-0.1682">
            <text:p>-0.1682</text:p>
          </table:table-cell>
          <table:table-cell office:value-type="float" office:value="0.9221">
            <text:p>0.9221</text:p>
          </table:table-cell>
          <table:table-cell office:value-type="float" office:value="-0.2754">
            <text:p>-0.2754</text:p>
          </table:table-cell>
          <table:table-cell office:value-type="float" office:value="0.7039">
            <text:p>0.7039</text:p>
          </table:table-cell>
          <table:table-cell office:value-type="float" office:value="0.3701">
            <text:p>0.3701</text:p>
          </table:table-cell>
          <table:table-cell office:value-type="float" office:value="-2.9663">
            <text:p>-2.9663</text:p>
          </table:table-cell>
          <table:table-cell office:value-type="float" office:value="1.2075">
            <text:p>1.2075</text:p>
          </table:table-cell>
          <table:table-cell office:value-type="float" office:value="-9.6862">
            <text:p>-9.6862</text:p>
          </table:table-cell>
          <table:table-cell office:value-type="float" office:value="-10.337648369173">
            <text:p>-10.3376483692</text:p>
          </table:table-cell>
          <table:table-cell office:value-type="float" office:value="-14.3441791704944">
            <text:p>-14.3441791705</text:p>
          </table:table-cell>
          <table:table-cell office:value-type="float" office:value="-105.320660928868">
            <text:p>-105.320660928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7">
            <text:p>-0.2417</text:p>
          </table:table-cell>
          <table:table-cell office:value-type="float" office:value="-0.1685">
            <text:p>-0.1685</text:p>
          </table:table-cell>
          <table:table-cell office:value-type="float" office:value="0.9221">
            <text:p>0.9221</text:p>
          </table:table-cell>
          <table:table-cell office:value-type="float" office:value="-0.2733">
            <text:p>-0.2733</text:p>
          </table:table-cell>
          <table:table-cell office:value-type="float" office:value="0.7038">
            <text:p>0.7038</text:p>
          </table:table-cell>
          <table:table-cell office:value-type="float" office:value="0.3638">
            <text:p>0.3638</text:p>
          </table:table-cell>
          <table:table-cell office:value-type="float" office:value="-3.0888">
            <text:p>-3.0888</text:p>
          </table:table-cell>
          <table:table-cell office:value-type="float" office:value="1.1987">
            <text:p>1.1987</text:p>
          </table:table-cell>
          <table:table-cell office:value-type="float" office:value="-10.0275">
            <text:p>-10.0275</text:p>
          </table:table-cell>
          <table:table-cell office:value-type="float" office:value="-10.3556483776478">
            <text:p>-10.3556483776</text:p>
          </table:table-cell>
          <table:table-cell office:value-type="float" office:value="-14.453326961657">
            <text:p>-14.4533269617</text:p>
          </table:table-cell>
          <table:table-cell office:value-type="float" office:value="-105.270880227491">
            <text:p>-105.270880227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6">
            <text:p>-0.2406</text:p>
          </table:table-cell>
          <table:table-cell office:value-type="float" office:value="-0.1687">
            <text:p>-0.1687</text:p>
          </table:table-cell>
          <table:table-cell office:value-type="float" office:value="0.9254">
            <text:p>0.9254</text:p>
          </table:table-cell>
          <table:table-cell office:value-type="float" office:value="-0.2733">
            <text:p>-0.2733</text:p>
          </table:table-cell>
          <table:table-cell office:value-type="float" office:value="0.7038">
            <text:p>0.7038</text:p>
          </table:table-cell>
          <table:table-cell office:value-type="float" office:value="0.3638">
            <text:p>0.3638</text:p>
          </table:table-cell>
          <table:table-cell office:value-type="float" office:value="-3.3075">
            <text:p>-3.3075</text:p>
          </table:table-cell>
          <table:table-cell office:value-type="float" office:value="1.1638">
            <text:p>1.1638</text:p>
          </table:table-cell>
          <table:table-cell office:value-type="float" office:value="-10.1412">
            <text:p>-10.1412</text:p>
          </table:table-cell>
          <table:table-cell office:value-type="float" office:value="-10.3315981042773">
            <text:p>-10.3315981043</text:p>
          </table:table-cell>
          <table:table-cell office:value-type="float" office:value="-14.3525058162633">
            <text:p>-14.3525058163</text:p>
          </table:table-cell>
          <table:table-cell office:value-type="float" office:value="-105.306994588356">
            <text:p>-105.306994588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2">
            <text:p>-0.2412</text:p>
          </table:table-cell>
          <table:table-cell office:value-type="float" office:value="-0.171">
            <text:p>-0.171</text:p>
          </table:table-cell>
          <table:table-cell office:value-type="float" office:value="0.922">
            <text:p>0.922</text:p>
          </table:table-cell>
          <table:table-cell office:value-type="float" office:value="-0.273">
            <text:p>-0.273</text:p>
          </table:table-cell>
          <table:table-cell office:value-type="float" office:value="0.7062">
            <text:p>0.7062</text:p>
          </table:table-cell>
          <table:table-cell office:value-type="float" office:value="0.3638">
            <text:p>0.3638</text:p>
          </table:table-cell>
          <table:table-cell office:value-type="float" office:value="-3.78">
            <text:p>-3.78</text:p>
          </table:table-cell>
          <table:table-cell office:value-type="float" office:value="1.68">
            <text:p>1.68</text:p>
          </table:table-cell>
          <table:table-cell office:value-type="float" office:value="-9.9837">
            <text:p>-9.9837</text:p>
          </table:table-cell>
          <table:table-cell office:value-type="float" office:value="-10.5066428051433">
            <text:p>-10.5066428051</text:p>
          </table:table-cell>
          <table:table-cell office:value-type="float" office:value="-14.4213555627199">
            <text:p>-14.4213555627</text:p>
          </table:table-cell>
          <table:table-cell office:value-type="float" office:value="-105.248437917221">
            <text:p>-105.248437917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9">
            <text:p>-0.2399</text:p>
          </table:table-cell>
          <table:table-cell office:value-type="float" office:value="-0.1698">
            <text:p>-0.1698</text:p>
          </table:table-cell>
          <table:table-cell office:value-type="float" office:value="0.9243">
            <text:p>0.9243</text:p>
          </table:table-cell>
          <table:table-cell office:value-type="float" office:value="-0.273">
            <text:p>-0.273</text:p>
          </table:table-cell>
          <table:table-cell office:value-type="float" office:value="0.7042">
            <text:p>0.7042</text:p>
          </table:table-cell>
          <table:table-cell office:value-type="float" office:value="0.3622">
            <text:p>0.3622</text:p>
          </table:table-cell>
          <table:table-cell office:value-type="float" office:value="-2.8875">
            <text:p>-2.8875</text:p>
          </table:table-cell>
          <table:table-cell office:value-type="float" office:value="1.1287">
            <text:p>1.1287</text:p>
          </table:table-cell>
          <table:table-cell office:value-type="float" office:value="-10.15">
            <text:p>-10.15</text:p>
          </table:table-cell>
          <table:table-cell office:value-type="float" office:value="-10.4097735940737">
            <text:p>-10.4097735941</text:p>
          </table:table-cell>
          <table:table-cell office:value-type="float" office:value="-14.325148265635">
            <text:p>-14.3251482656</text:p>
          </table:table-cell>
          <table:table-cell office:value-type="float" office:value="-105.334730053828">
            <text:p>-105.334730053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6">
            <text:p>-0.2386</text:p>
          </table:table-cell>
          <table:table-cell office:value-type="float" office:value="-0.1701">
            <text:p>-0.1701</text:p>
          </table:table-cell>
          <table:table-cell office:value-type="float" office:value="0.9226">
            <text:p>0.9226</text:p>
          </table:table-cell>
          <table:table-cell office:value-type="float" office:value="-0.2738">
            <text:p>-0.2738</text:p>
          </table:table-cell>
          <table:table-cell office:value-type="float" office:value="0.7042">
            <text:p>0.7042</text:p>
          </table:table-cell>
          <table:table-cell office:value-type="float" office:value="0.3622">
            <text:p>0.3622</text:p>
          </table:table-cell>
          <table:table-cell office:value-type="float" office:value="-4.1475">
            <text:p>-4.1475</text:p>
          </table:table-cell>
          <table:table-cell office:value-type="float" office:value="1.3825">
            <text:p>1.3825</text:p>
          </table:table-cell>
          <table:table-cell office:value-type="float" office:value="-9.6162">
            <text:p>-9.6162</text:p>
          </table:table-cell>
          <table:table-cell office:value-type="float" office:value="-10.4462411174022">
            <text:p>-10.4462411174</text:p>
          </table:table-cell>
          <table:table-cell office:value-type="float" office:value="-14.2721738189757">
            <text:p>-14.272173819</text:p>
          </table:table-cell>
          <table:table-cell office:value-type="float" office:value="-105.412855796677">
            <text:p>-105.412855796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1">
            <text:p>-0.2401</text:p>
          </table:table-cell>
          <table:table-cell office:value-type="float" office:value="-0.1693">
            <text:p>-0.1693</text:p>
          </table:table-cell>
          <table:table-cell office:value-type="float" office:value="0.9209">
            <text:p>0.9209</text:p>
          </table:table-cell>
          <table:table-cell office:value-type="float" office:value="-0.2779">
            <text:p>-0.2779</text:p>
          </table:table-cell>
          <table:table-cell office:value-type="float" office:value="0.7038">
            <text:p>0.7038</text:p>
          </table:table-cell>
          <table:table-cell office:value-type="float" office:value="0.3644">
            <text:p>0.3644</text:p>
          </table:table-cell>
          <table:table-cell office:value-type="float" office:value="-3.955">
            <text:p>-3.955</text:p>
          </table:table-cell>
          <table:table-cell office:value-type="float" office:value="1.015">
            <text:p>1.015</text:p>
          </table:table-cell>
          <table:table-cell office:value-type="float" office:value="-9.7037">
            <text:p>-9.7037</text:p>
          </table:table-cell>
          <table:table-cell office:value-type="float" office:value="-10.4171144240347">
            <text:p>-10.417114424</text:p>
          </table:table-cell>
          <table:table-cell office:value-type="float" office:value="-14.3770833815792">
            <text:p>-14.3770833816</text:p>
          </table:table-cell>
          <table:table-cell office:value-type="float" office:value="-105.607968478058">
            <text:p>-105.607968478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">
            <text:p>-0.242</text:p>
          </table:table-cell>
          <table:table-cell office:value-type="float" office:value="-0.1685">
            <text:p>-0.1685</text:p>
          </table:table-cell>
          <table:table-cell office:value-type="float" office:value="0.9288">
            <text:p>0.9288</text:p>
          </table:table-cell>
          <table:table-cell office:value-type="float" office:value="-0.2779">
            <text:p>-0.2779</text:p>
          </table:table-cell>
          <table:table-cell office:value-type="float" office:value="0.7038">
            <text:p>0.7038</text:p>
          </table:table-cell>
          <table:table-cell office:value-type="float" office:value="0.3644">
            <text:p>0.3644</text:p>
          </table:table-cell>
          <table:table-cell office:value-type="float" office:value="-3.43">
            <text:p>-3.43</text:p>
          </table:table-cell>
          <table:table-cell office:value-type="float" office:value="1.6275">
            <text:p>1.6275</text:p>
          </table:table-cell>
          <table:table-cell office:value-type="float" office:value="-9.8175">
            <text:p>-9.8175</text:p>
          </table:table-cell>
          <table:table-cell office:value-type="float" office:value="-10.2829022612553">
            <text:p>-10.2829022613</text:p>
          </table:table-cell>
          <table:table-cell office:value-type="float" office:value="-14.3789539856189">
            <text:p>-14.3789539856</text:p>
          </table:table-cell>
          <table:table-cell office:value-type="float" office:value="-105.589009588992">
            <text:p>-105.58900958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3">
            <text:p>-0.2383</text:p>
          </table:table-cell>
          <table:table-cell office:value-type="float" office:value="-0.1701">
            <text:p>-0.1701</text:p>
          </table:table-cell>
          <table:table-cell office:value-type="float" office:value="0.9285">
            <text:p>0.9285</text:p>
          </table:table-cell>
          <table:table-cell office:value-type="float" office:value="-0.2762">
            <text:p>-0.2762</text:p>
          </table:table-cell>
          <table:table-cell office:value-type="float" office:value="0.704">
            <text:p>0.704</text:p>
          </table:table-cell>
          <table:table-cell office:value-type="float" office:value="0.3614">
            <text:p>0.3614</text:p>
          </table:table-cell>
          <table:table-cell office:value-type="float" office:value="-3.4213">
            <text:p>-3.4213</text:p>
          </table:table-cell>
          <table:table-cell office:value-type="float" office:value="1.0325">
            <text:p>1.0325</text:p>
          </table:table-cell>
          <table:table-cell office:value-type="float" office:value="-9.9137">
            <text:p>-9.9137</text:p>
          </table:table-cell>
          <table:table-cell office:value-type="float" office:value="-10.3811648120259">
            <text:p>-10.381164812</text:p>
          </table:table-cell>
          <table:table-cell office:value-type="float" office:value="-14.1781101913504">
            <text:p>-14.1781101914</text:p>
          </table:table-cell>
          <table:table-cell office:value-type="float" office:value="-105.621894513662">
            <text:p>-105.621894513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9">
            <text:p>-0.2389</text:p>
          </table:table-cell>
          <table:table-cell office:value-type="float" office:value="-0.1701">
            <text:p>-0.1701</text:p>
          </table:table-cell>
          <table:table-cell office:value-type="float" office:value="0.922">
            <text:p>0.922</text:p>
          </table:table-cell>
          <table:table-cell office:value-type="float" office:value="-0.2762">
            <text:p>-0.2762</text:p>
          </table:table-cell>
          <table:table-cell office:value-type="float" office:value="0.704">
            <text:p>0.704</text:p>
          </table:table-cell>
          <table:table-cell office:value-type="float" office:value="0.3614">
            <text:p>0.3614</text:p>
          </table:table-cell>
          <table:table-cell office:value-type="float" office:value="-3.57">
            <text:p>-3.57</text:p>
          </table:table-cell>
          <table:table-cell office:value-type="float" office:value="1.155">
            <text:p>1.155</text:p>
          </table:table-cell>
          <table:table-cell office:value-type="float" office:value="-9.5987">
            <text:p>-9.5987</text:p>
          </table:table-cell>
          <table:table-cell office:value-type="float" office:value="-10.4528070600787">
            <text:p>-10.4528070601</text:p>
          </table:table-cell>
          <table:table-cell office:value-type="float" office:value="-14.2898306534519">
            <text:p>-14.2898306535</text:p>
          </table:table-cell>
          <table:table-cell office:value-type="float" office:value="-105.587720254638">
            <text:p>-105.587720254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8">
            <text:p>-0.2388</text:p>
          </table:table-cell>
          <table:table-cell office:value-type="float" office:value="-0.1716">
            <text:p>-0.1716</text:p>
          </table:table-cell>
          <table:table-cell office:value-type="float" office:value="0.9256">
            <text:p>0.9256</text:p>
          </table:table-cell>
          <table:table-cell office:value-type="float" office:value="-0.2746">
            <text:p>-0.2746</text:p>
          </table:table-cell>
          <table:table-cell office:value-type="float" office:value="0.7034">
            <text:p>0.7034</text:p>
          </table:table-cell>
          <table:table-cell office:value-type="float" office:value="0.3614">
            <text:p>0.3614</text:p>
          </table:table-cell>
          <table:table-cell office:value-type="float" office:value="-3.4038">
            <text:p>-3.4038</text:p>
          </table:table-cell>
          <table:table-cell office:value-type="float" office:value="0.7175">
            <text:p>0.7175</text:p>
          </table:table-cell>
          <table:table-cell office:value-type="float" office:value="-9.9312">
            <text:p>-9.9312</text:p>
          </table:table-cell>
          <table:table-cell office:value-type="float" office:value="-10.50288572121">
            <text:p>-10.5028857212</text:p>
          </table:table-cell>
          <table:table-cell office:value-type="float" office:value="-14.2366698666904">
            <text:p>-14.2366698667</text:p>
          </table:table-cell>
          <table:table-cell office:value-type="float" office:value="-105.517754548101">
            <text:p>-105.517754548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">
            <text:p>-0.24</text:p>
          </table:table-cell>
          <table:table-cell office:value-type="float" office:value="-0.1689">
            <text:p>-0.1689</text:p>
          </table:table-cell>
          <table:table-cell office:value-type="float" office:value="0.9261">
            <text:p>0.9261</text:p>
          </table:table-cell>
          <table:table-cell office:value-type="float" office:value="-0.2752">
            <text:p>-0.2752</text:p>
          </table:table-cell>
          <table:table-cell office:value-type="float" office:value="0.7046">
            <text:p>0.7046</text:p>
          </table:table-cell>
          <table:table-cell office:value-type="float" office:value="0.3643">
            <text:p>0.3643</text:p>
          </table:table-cell>
          <table:table-cell office:value-type="float" office:value="-3.4913">
            <text:p>-3.4913</text:p>
          </table:table-cell>
          <table:table-cell office:value-type="float" office:value="1.1812">
            <text:p>1.1812</text:p>
          </table:table-cell>
          <table:table-cell office:value-type="float" office:value="-9.6862">
            <text:p>-9.6862</text:p>
          </table:table-cell>
          <table:table-cell office:value-type="float" office:value="-10.3362666505779">
            <text:p>-10.3362666506</text:p>
          </table:table-cell>
          <table:table-cell office:value-type="float" office:value="-14.2995343434652">
            <text:p>-14.2995343435</text:p>
          </table:table-cell>
          <table:table-cell office:value-type="float" office:value="-105.430244961589">
            <text:p>-105.430244961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76">
            <text:p>-0.2376</text:p>
          </table:table-cell>
          <table:table-cell office:value-type="float" office:value="-0.1696">
            <text:p>-0.1696</text:p>
          </table:table-cell>
          <table:table-cell office:value-type="float" office:value="0.929">
            <text:p>0.929</text:p>
          </table:table-cell>
          <table:table-cell office:value-type="float" office:value="-0.2752">
            <text:p>-0.2752</text:p>
          </table:table-cell>
          <table:table-cell office:value-type="float" office:value="0.7046">
            <text:p>0.7046</text:p>
          </table:table-cell>
          <table:table-cell office:value-type="float" office:value="0.3643">
            <text:p>0.3643</text:p>
          </table:table-cell>
          <table:table-cell office:value-type="float" office:value="-3.9375">
            <text:p>-3.9375</text:p>
          </table:table-cell>
          <table:table-cell office:value-type="float" office:value="1.1375">
            <text:p>1.1375</text:p>
          </table:table-cell>
          <table:table-cell office:value-type="float" office:value="-9.87">
            <text:p>-9.87</text:p>
          </table:table-cell>
          <table:table-cell office:value-type="float" office:value="-10.34606610883">
            <text:p>-10.3460661088</text:p>
          </table:table-cell>
          <table:table-cell office:value-type="float" office:value="-14.1308506566227">
            <text:p>-14.1308506566</text:p>
          </table:table-cell>
          <table:table-cell office:value-type="float" office:value="-105.496112550016">
            <text:p>-105.4961125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6">
            <text:p>-0.2406</text:p>
          </table:table-cell>
          <table:table-cell office:value-type="float" office:value="-0.1696">
            <text:p>-0.1696</text:p>
          </table:table-cell>
          <table:table-cell office:value-type="float" office:value="0.9251">
            <text:p>0.9251</text:p>
          </table:table-cell>
          <table:table-cell office:value-type="float" office:value="-0.2743">
            <text:p>-0.2743</text:p>
          </table:table-cell>
          <table:table-cell office:value-type="float" office:value="0.703">
            <text:p>0.703</text:p>
          </table:table-cell>
          <table:table-cell office:value-type="float" office:value="0.3642">
            <text:p>0.3642</text:p>
          </table:table-cell>
          <table:table-cell office:value-type="float" office:value="-3.5788">
            <text:p>-3.5788</text:p>
          </table:table-cell>
          <table:table-cell office:value-type="float" office:value="0.9538">
            <text:p>0.9538</text:p>
          </table:table-cell>
          <table:table-cell office:value-type="float" office:value="-9.4937">
            <text:p>-9.4937</text:p>
          </table:table-cell>
          <table:table-cell office:value-type="float" office:value="-10.3886581447017">
            <text:p>-10.3886581447</text:p>
          </table:table-cell>
          <table:table-cell office:value-type="float" office:value="-14.3392632453577">
            <text:p>-14.3392632454</text:p>
          </table:table-cell>
          <table:table-cell office:value-type="float" office:value="-105.387752590199">
            <text:p>-105.387752590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9">
            <text:p>-0.2409</text:p>
          </table:table-cell>
          <table:table-cell office:value-type="float" office:value="-0.168">
            <text:p>-0.168</text:p>
          </table:table-cell>
          <table:table-cell office:value-type="float" office:value="0.9274">
            <text:p>0.9274</text:p>
          </table:table-cell>
          <table:table-cell office:value-type="float" office:value="-0.2743">
            <text:p>-0.2743</text:p>
          </table:table-cell>
          <table:table-cell office:value-type="float" office:value="0.703">
            <text:p>0.703</text:p>
          </table:table-cell>
          <table:table-cell office:value-type="float" office:value="0.3642">
            <text:p>0.3642</text:p>
          </table:table-cell>
          <table:table-cell office:value-type="float" office:value="-3.4213">
            <text:p>-3.4213</text:p>
          </table:table-cell>
          <table:table-cell office:value-type="float" office:value="0.9887">
            <text:p>0.9887</text:p>
          </table:table-cell>
          <table:table-cell office:value-type="float" office:value="-9.0387">
            <text:p>-9.0387</text:p>
          </table:table-cell>
          <table:table-cell office:value-type="float" office:value="-10.2681545974251">
            <text:p>-10.2681545974</text:p>
          </table:table-cell>
          <table:table-cell office:value-type="float" office:value="-14.3378145275094">
            <text:p>-14.3378145275</text:p>
          </table:table-cell>
          <table:table-cell office:value-type="float" office:value="-105.373522769602">
            <text:p>-105.373522769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">
            <text:p>-0.241</text:p>
          </table:table-cell>
          <table:table-cell office:value-type="float" office:value="-0.169">
            <text:p>-0.169</text:p>
          </table:table-cell>
          <table:table-cell office:value-type="float" office:value="0.921">
            <text:p>0.921</text:p>
          </table:table-cell>
          <table:table-cell office:value-type="float" office:value="-0.276">
            <text:p>-0.276</text:p>
          </table:table-cell>
          <table:table-cell office:value-type="float" office:value="0.7062">
            <text:p>0.7062</text:p>
          </table:table-cell>
          <table:table-cell office:value-type="float" office:value="0.361">
            <text:p>0.361</text:p>
          </table:table-cell>
          <table:table-cell office:value-type="float" office:value="-3.9638">
            <text:p>-3.9638</text:p>
          </table:table-cell>
          <table:table-cell office:value-type="float" office:value="1.2775">
            <text:p>1.2775</text:p>
          </table:table-cell>
          <table:table-cell office:value-type="float" office:value="-9.065">
            <text:p>-9.065</text:p>
          </table:table-cell>
          <table:table-cell office:value-type="float" office:value="-10.3975821175368">
            <text:p>-10.3975821175</text:p>
          </table:table-cell>
          <table:table-cell office:value-type="float" office:value="-14.4287230703433">
            <text:p>-14.4287230703</text:p>
          </table:table-cell>
          <table:table-cell office:value-type="float" office:value="-105.489826218979">
            <text:p>-105.48982621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4">
            <text:p>-0.2384</text:p>
          </table:table-cell>
          <table:table-cell office:value-type="float" office:value="-0.1701">
            <text:p>-0.1701</text:p>
          </table:table-cell>
          <table:table-cell office:value-type="float" office:value="0.924">
            <text:p>0.924</text:p>
          </table:table-cell>
          <table:table-cell office:value-type="float" office:value="-0.2759">
            <text:p>-0.2759</text:p>
          </table:table-cell>
          <table:table-cell office:value-type="float" office:value="0.7041">
            <text:p>0.7041</text:p>
          </table:table-cell>
          <table:table-cell office:value-type="float" office:value="0.3635">
            <text:p>0.3635</text:p>
          </table:table-cell>
          <table:table-cell office:value-type="float" office:value="-3.5525">
            <text:p>-3.5525</text:p>
          </table:table-cell>
          <table:table-cell office:value-type="float" office:value="1.6538">
            <text:p>1.6538</text:p>
          </table:table-cell>
          <table:table-cell office:value-type="float" office:value="-9.1">
            <text:p>-9.1</text:p>
          </table:table-cell>
          <table:table-cell office:value-type="float" office:value="-10.430768821173">
            <text:p>-10.4307688212</text:p>
          </table:table-cell>
          <table:table-cell office:value-type="float" office:value="-14.2472095254558">
            <text:p>-14.2472095255</text:p>
          </table:table-cell>
          <table:table-cell office:value-type="float" office:value="-105.539516190257">
            <text:p>-105.539516190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16">
            <text:p>-0.2416</text:p>
          </table:table-cell>
          <table:table-cell office:value-type="float" office:value="-0.1692">
            <text:p>-0.1692</text:p>
          </table:table-cell>
          <table:table-cell office:value-type="float" office:value="0.9236">
            <text:p>0.9236</text:p>
          </table:table-cell>
          <table:table-cell office:value-type="float" office:value="-0.2759">
            <text:p>-0.2759</text:p>
          </table:table-cell>
          <table:table-cell office:value-type="float" office:value="0.7041">
            <text:p>0.7041</text:p>
          </table:table-cell>
          <table:table-cell office:value-type="float" office:value="0.3635">
            <text:p>0.3635</text:p>
          </table:table-cell>
          <table:table-cell office:value-type="float" office:value="-4.1213">
            <text:p>-4.1213</text:p>
          </table:table-cell>
          <table:table-cell office:value-type="float" office:value="1.2337">
            <text:p>1.2337</text:p>
          </table:table-cell>
          <table:table-cell office:value-type="float" office:value="-9.3625">
            <text:p>-9.3625</text:p>
          </table:table-cell>
          <table:table-cell office:value-type="float" office:value="-10.381371247427">
            <text:p>-10.3813712474</text:p>
          </table:table-cell>
          <table:table-cell office:value-type="float" office:value="-14.4207678869128">
            <text:p>-14.4207678869</text:p>
          </table:table-cell>
          <table:table-cell office:value-type="float" office:value="-105.463802259772">
            <text:p>-105.463802259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8">
            <text:p>-0.2388</text:p>
          </table:table-cell>
          <table:table-cell office:value-type="float" office:value="-0.1705">
            <text:p>-0.1705</text:p>
          </table:table-cell>
          <table:table-cell office:value-type="float" office:value="0.9273">
            <text:p>0.9273</text:p>
          </table:table-cell>
          <table:table-cell office:value-type="float" office:value="-0.2751">
            <text:p>-0.2751</text:p>
          </table:table-cell>
          <table:table-cell office:value-type="float" office:value="0.7032">
            <text:p>0.7032</text:p>
          </table:table-cell>
          <table:table-cell office:value-type="float" office:value="0.3649">
            <text:p>0.3649</text:p>
          </table:table-cell>
          <table:table-cell office:value-type="float" office:value="-4.4713">
            <text:p>-4.4713</text:p>
          </table:table-cell>
          <table:table-cell office:value-type="float" office:value="1.0062">
            <text:p>1.0062</text:p>
          </table:table-cell>
          <table:table-cell office:value-type="float" office:value="-9.2837">
            <text:p>-9.2837</text:p>
          </table:table-cell>
          <table:table-cell office:value-type="float" office:value="-10.4183585305354">
            <text:p>-10.4183585305</text:p>
          </table:table-cell>
          <table:table-cell office:value-type="float" office:value="-14.2225067464217">
            <text:p>-14.2225067464</text:p>
          </table:table-cell>
          <table:table-cell office:value-type="float" office:value="-105.478023359343">
            <text:p>-105.478023359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7">
            <text:p>-0.2407</text:p>
          </table:table-cell>
          <table:table-cell office:value-type="float" office:value="-0.1699">
            <text:p>-0.1699</text:p>
          </table:table-cell>
          <table:table-cell office:value-type="float" office:value="0.9235">
            <text:p>0.9235</text:p>
          </table:table-cell>
          <table:table-cell office:value-type="float" office:value="-0.2751">
            <text:p>-0.2751</text:p>
          </table:table-cell>
          <table:table-cell office:value-type="float" office:value="0.7032">
            <text:p>0.7032</text:p>
          </table:table-cell>
          <table:table-cell office:value-type="float" office:value="0.3649">
            <text:p>0.3649</text:p>
          </table:table-cell>
          <table:table-cell office:value-type="float" office:value="-3.6488">
            <text:p>-3.6488</text:p>
          </table:table-cell>
          <table:table-cell office:value-type="float" office:value="1.0325">
            <text:p>1.0325</text:p>
          </table:table-cell>
          <table:table-cell office:value-type="float" office:value="-9.7125">
            <text:p>-9.7125</text:p>
          </table:table-cell>
          <table:table-cell office:value-type="float" office:value="-10.4243542208296">
            <text:p>-10.4243542208</text:p>
          </table:table-cell>
          <table:table-cell office:value-type="float" office:value="-14.3701934602188">
            <text:p>-14.3701934602</text:p>
          </table:table-cell>
          <table:table-cell office:value-type="float" office:value="-105.419934173779">
            <text:p>-105.419934173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">
            <text:p>-0.242</text:p>
          </table:table-cell>
          <table:table-cell office:value-type="float" office:value="-0.1703">
            <text:p>-0.1703</text:p>
          </table:table-cell>
          <table:table-cell office:value-type="float" office:value="0.9263">
            <text:p>0.9263</text:p>
          </table:table-cell>
          <table:table-cell office:value-type="float" office:value="-0.2756">
            <text:p>-0.2756</text:p>
          </table:table-cell>
          <table:table-cell office:value-type="float" office:value="0.7044">
            <text:p>0.7044</text:p>
          </table:table-cell>
          <table:table-cell office:value-type="float" office:value="0.362">
            <text:p>0.362</text:p>
          </table:table-cell>
          <table:table-cell office:value-type="float" office:value="-2.9925">
            <text:p>-2.9925</text:p>
          </table:table-cell>
          <table:table-cell office:value-type="float" office:value="1.5225">
            <text:p>1.5225</text:p>
          </table:table-cell>
          <table:table-cell office:value-type="float" office:value="-9.8">
            <text:p>-9.8</text:p>
          </table:table-cell>
          <table:table-cell office:value-type="float" office:value="-10.4174961702205">
            <text:p>-10.4174961702</text:p>
          </table:table-cell>
          <table:table-cell office:value-type="float" office:value="-14.408378890707">
            <text:p>-14.4083788907</text:p>
          </table:table-cell>
          <table:table-cell office:value-type="float" office:value="-105.481896758383">
            <text:p>-105.481896758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4">
            <text:p>-0.2424</text:p>
          </table:table-cell>
          <table:table-cell office:value-type="float" office:value="-0.1707">
            <text:p>-0.1707</text:p>
          </table:table-cell>
          <table:table-cell office:value-type="float" office:value="0.9226">
            <text:p>0.9226</text:p>
          </table:table-cell>
          <table:table-cell office:value-type="float" office:value="-0.276">
            <text:p>-0.276</text:p>
          </table:table-cell>
          <table:table-cell office:value-type="float" office:value="0.7049">
            <text:p>0.7049</text:p>
          </table:table-cell>
          <table:table-cell office:value-type="float" office:value="0.3628">
            <text:p>0.3628</text:p>
          </table:table-cell>
          <table:table-cell office:value-type="float" office:value="-3.5875">
            <text:p>-3.5875</text:p>
          </table:table-cell>
          <table:table-cell office:value-type="float" office:value="1.26">
            <text:p>1.26</text:p>
          </table:table-cell>
          <table:table-cell office:value-type="float" office:value="-9.8175">
            <text:p>-9.8175</text:p>
          </table:table-cell>
          <table:table-cell office:value-type="float" office:value="-10.4822074039999">
            <text:p>-10.482207404</text:p>
          </table:table-cell>
          <table:table-cell office:value-type="float" office:value="-14.4820190231965">
            <text:p>-14.4820190232</text:p>
          </table:table-cell>
          <table:table-cell office:value-type="float" office:value="-105.467827041308">
            <text:p>-105.467827041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3">
            <text:p>-0.2383</text:p>
          </table:table-cell>
          <table:table-cell office:value-type="float" office:value="-0.1712">
            <text:p>-0.1712</text:p>
          </table:table-cell>
          <table:table-cell office:value-type="float" office:value="0.9238">
            <text:p>0.9238</text:p>
          </table:table-cell>
          <table:table-cell office:value-type="float" office:value="-0.276">
            <text:p>-0.276</text:p>
          </table:table-cell>
          <table:table-cell office:value-type="float" office:value="0.7049">
            <text:p>0.7049</text:p>
          </table:table-cell>
          <table:table-cell office:value-type="float" office:value="0.3628">
            <text:p>0.3628</text:p>
          </table:table-cell>
          <table:table-cell office:value-type="float" office:value="-3.08">
            <text:p>-3.08</text:p>
          </table:table-cell>
          <table:table-cell office:value-type="float" office:value="1.3475">
            <text:p>1.3475</text:p>
          </table:table-cell>
          <table:table-cell office:value-type="float" office:value="-10.5612">
            <text:p>-10.5612</text:p>
          </table:table-cell>
          <table:table-cell office:value-type="float" office:value="-10.4989887519886">
            <text:p>-10.498988752</text:p>
          </table:table-cell>
          <table:table-cell office:value-type="float" office:value="-14.2441092451066">
            <text:p>-14.2441092451</text:p>
          </table:table-cell>
          <table:table-cell office:value-type="float" office:value="-105.560063647418">
            <text:p>-105.560063647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2">
            <text:p>-0.242</text:p>
          </table:table-cell>
          <table:table-cell office:value-type="float" office:value="-0.1705">
            <text:p>-0.1705</text:p>
          </table:table-cell>
          <table:table-cell office:value-type="float" office:value="0.9254">
            <text:p>0.9254</text:p>
          </table:table-cell>
          <table:table-cell office:value-type="float" office:value="-0.2744">
            <text:p>-0.2744</text:p>
          </table:table-cell>
          <table:table-cell office:value-type="float" office:value="0.7049">
            <text:p>0.7049</text:p>
          </table:table-cell>
          <table:table-cell office:value-type="float" office:value="0.3644">
            <text:p>0.3644</text:p>
          </table:table-cell>
          <table:table-cell office:value-type="float" office:value="-2.7738">
            <text:p>-2.7738</text:p>
          </table:table-cell>
          <table:table-cell office:value-type="float" office:value="1.9425">
            <text:p>1.9425</text:p>
          </table:table-cell>
          <table:table-cell office:value-type="float" office:value="-10.465">
            <text:p>-10.465</text:p>
          </table:table-cell>
          <table:table-cell office:value-type="float" office:value="-10.4395054890741">
            <text:p>-10.4395054891</text:p>
          </table:table-cell>
          <table:table-cell office:value-type="float" office:value="-14.4140186894592">
            <text:p>-14.4140186895</text:p>
          </table:table-cell>
          <table:table-cell office:value-type="float" office:value="-105.341960881803">
            <text:p>-105.341960881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6">
            <text:p>-0.2386</text:p>
          </table:table-cell>
          <table:table-cell office:value-type="float" office:value="-0.1702">
            <text:p>-0.1702</text:p>
          </table:table-cell>
          <table:table-cell office:value-type="float" office:value="0.9299">
            <text:p>0.9299</text:p>
          </table:table-cell>
          <table:table-cell office:value-type="float" office:value="-0.2744">
            <text:p>-0.2744</text:p>
          </table:table-cell>
          <table:table-cell office:value-type="float" office:value="0.7049">
            <text:p>0.7049</text:p>
          </table:table-cell>
          <table:table-cell office:value-type="float" office:value="0.3644">
            <text:p>0.3644</text:p>
          </table:table-cell>
          <table:table-cell office:value-type="float" office:value="-3.5438">
            <text:p>-3.5438</text:p>
          </table:table-cell>
          <table:table-cell office:value-type="float" office:value="1.12">
            <text:p>1.12</text:p>
          </table:table-cell>
          <table:table-cell office:value-type="float" office:value="-9.695">
            <text:p>-9.695</text:p>
          </table:table-cell>
          <table:table-cell office:value-type="float" office:value="-10.372224016602">
            <text:p>-10.3722240166</text:p>
          </table:table-cell>
          <table:table-cell office:value-type="float" office:value="-14.1769661815886">
            <text:p>-14.1769661816</text:p>
          </table:table-cell>
          <table:table-cell office:value-type="float" office:value="-105.423433750138">
            <text:p>-105.423433750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5">
            <text:p>-0.2405</text:p>
          </table:table-cell>
          <table:table-cell office:value-type="float" office:value="-0.1696">
            <text:p>-0.1696</text:p>
          </table:table-cell>
          <table:table-cell office:value-type="float" office:value="0.9197">
            <text:p>0.9197</text:p>
          </table:table-cell>
          <table:table-cell office:value-type="float" office:value="-0.2758">
            <text:p>-0.2758</text:p>
          </table:table-cell>
          <table:table-cell office:value-type="float" office:value="0.7045">
            <text:p>0.7045</text:p>
          </table:table-cell>
          <table:table-cell office:value-type="float" office:value="0.3642">
            <text:p>0.3642</text:p>
          </table:table-cell>
          <table:table-cell office:value-type="float" office:value="-3.4913">
            <text:p>-3.4913</text:p>
          </table:table-cell>
          <table:table-cell office:value-type="float" office:value="1.4612">
            <text:p>1.4612</text:p>
          </table:table-cell>
          <table:table-cell office:value-type="float" office:value="-9.835">
            <text:p>-9.835</text:p>
          </table:table-cell>
          <table:table-cell office:value-type="float" office:value="-10.4482376913678">
            <text:p>-10.4482376914</text:p>
          </table:table-cell>
          <table:table-cell office:value-type="float" office:value="-14.4101123585991">
            <text:p>-14.4101123586</text:p>
          </table:table-cell>
          <table:table-cell office:value-type="float" office:value="-105.449049169548">
            <text:p>-105.449049169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9">
            <text:p>-0.2399</text:p>
          </table:table-cell>
          <table:table-cell office:value-type="float" office:value="-0.1693">
            <text:p>-0.1693</text:p>
          </table:table-cell>
          <table:table-cell office:value-type="float" office:value="0.9226">
            <text:p>0.9226</text:p>
          </table:table-cell>
          <table:table-cell office:value-type="float" office:value="-0.276">
            <text:p>-0.276</text:p>
          </table:table-cell>
          <table:table-cell office:value-type="float" office:value="0.7031">
            <text:p>0.7031</text:p>
          </table:table-cell>
          <table:table-cell office:value-type="float" office:value="0.3646">
            <text:p>0.3646</text:p>
          </table:table-cell>
          <table:table-cell office:value-type="float" office:value="-3.5438">
            <text:p>-3.5438</text:p>
          </table:table-cell>
          <table:table-cell office:value-type="float" office:value="1.155">
            <text:p>1.155</text:p>
          </table:table-cell>
          <table:table-cell office:value-type="float" office:value="-9.9663">
            <text:p>-9.9663</text:p>
          </table:table-cell>
          <table:table-cell office:value-type="float" office:value="-10.3983873451939">
            <text:p>-10.3983873452</text:p>
          </table:table-cell>
          <table:table-cell office:value-type="float" office:value="-14.3492048712103">
            <text:p>-14.3492048712</text:p>
          </table:table-cell>
          <table:table-cell office:value-type="float" office:value="-105.496145637417">
            <text:p>-105.496145637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78">
            <text:p>-0.2378</text:p>
          </table:table-cell>
          <table:table-cell office:value-type="float" office:value="-0.1697">
            <text:p>-0.1697</text:p>
          </table:table-cell>
          <table:table-cell office:value-type="float" office:value="0.9237">
            <text:p>0.9237</text:p>
          </table:table-cell>
          <table:table-cell office:value-type="float" office:value="-0.276">
            <text:p>-0.276</text:p>
          </table:table-cell>
          <table:table-cell office:value-type="float" office:value="0.7031">
            <text:p>0.7031</text:p>
          </table:table-cell>
          <table:table-cell office:value-type="float" office:value="0.3646">
            <text:p>0.3646</text:p>
          </table:table-cell>
          <table:table-cell office:value-type="float" office:value="-3.255">
            <text:p>-3.255</text:p>
          </table:table-cell>
          <table:table-cell office:value-type="float" office:value="0.9975">
            <text:p>0.9975</text:p>
          </table:table-cell>
          <table:table-cell office:value-type="float" office:value="-10.0712">
            <text:p>-10.0712</text:p>
          </table:table-cell>
          <table:table-cell office:value-type="float" office:value="-10.4101329448868">
            <text:p>-10.4101329449</text:p>
          </table:table-cell>
          <table:table-cell office:value-type="float" office:value="-14.2155161110576">
            <text:p>-14.2155161111</text:p>
          </table:table-cell>
          <table:table-cell office:value-type="float" office:value="-105.547138867517">
            <text:p>-105.547138867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01">
            <text:p>-0.2401</text:p>
          </table:table-cell>
          <table:table-cell office:value-type="float" office:value="-0.168">
            <text:p>-0.168</text:p>
          </table:table-cell>
          <table:table-cell office:value-type="float" office:value="0.9259">
            <text:p>0.9259</text:p>
          </table:table-cell>
          <table:table-cell office:value-type="float" office:value="-0.2744">
            <text:p>-0.2744</text:p>
          </table:table-cell>
          <table:table-cell office:value-type="float" office:value="0.705">
            <text:p>0.705</text:p>
          </table:table-cell>
          <table:table-cell office:value-type="float" office:value="0.3634">
            <text:p>0.3634</text:p>
          </table:table-cell>
          <table:table-cell office:value-type="float" office:value="-3.185">
            <text:p>-3.185</text:p>
          </table:table-cell>
          <table:table-cell office:value-type="float" office:value="0.6913">
            <text:p>0.6913</text:p>
          </table:table-cell>
          <table:table-cell office:value-type="float" office:value="-9.8875">
            <text:p>-9.8875</text:p>
          </table:table-cell>
          <table:table-cell office:value-type="float" office:value="-10.2844462871786">
            <text:p>-10.2844462872</text:p>
          </table:table-cell>
          <table:table-cell office:value-type="float" office:value="-14.3090575466834">
            <text:p>-14.3090575467</text:p>
          </table:table-cell>
          <table:table-cell office:value-type="float" office:value="-105.376262521683">
            <text:p>-105.376262521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36">
            <text:p>-0.2436</text:p>
          </table:table-cell>
          <table:table-cell office:value-type="float" office:value="-0.1693">
            <text:p>-0.1693</text:p>
          </table:table-cell>
          <table:table-cell office:value-type="float" office:value="0.9219">
            <text:p>0.9219</text:p>
          </table:table-cell>
          <table:table-cell office:value-type="float" office:value="-0.2744">
            <text:p>-0.2744</text:p>
          </table:table-cell>
          <table:table-cell office:value-type="float" office:value="0.705">
            <text:p>0.705</text:p>
          </table:table-cell>
          <table:table-cell office:value-type="float" office:value="0.3634">
            <text:p>0.3634</text:p>
          </table:table-cell>
          <table:table-cell office:value-type="float" office:value="-3.6138">
            <text:p>-3.6138</text:p>
          </table:table-cell>
          <table:table-cell office:value-type="float" office:value="0.6563">
            <text:p>0.6563</text:p>
          </table:table-cell>
          <table:table-cell office:value-type="float" office:value="-10.325">
            <text:p>-10.325</text:p>
          </table:table-cell>
          <table:table-cell office:value-type="float" office:value="-10.4057093777055">
            <text:p>-10.4057093777</text:p>
          </table:table-cell>
          <table:table-cell office:value-type="float" office:value="-14.5564229777492">
            <text:p>-14.5564229777</text:p>
          </table:table-cell>
          <table:table-cell office:value-type="float" office:value="-105.303773469657">
            <text:p>-105.303773469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8">
            <text:p>-0.2398</text:p>
          </table:table-cell>
          <table:table-cell office:value-type="float" office:value="-0.1677">
            <text:p>-0.1677</text:p>
          </table:table-cell>
          <table:table-cell office:value-type="float" office:value="0.9244">
            <text:p>0.9244</text:p>
          </table:table-cell>
          <table:table-cell office:value-type="float" office:value="-0.2742">
            <text:p>-0.2742</text:p>
          </table:table-cell>
          <table:table-cell office:value-type="float" office:value="0.7039">
            <text:p>0.7039</text:p>
          </table:table-cell>
          <table:table-cell office:value-type="float" office:value="0.359">
            <text:p>0.359</text:p>
          </table:table-cell>
          <table:table-cell office:value-type="float" office:value="-3.3075">
            <text:p>-3.3075</text:p>
          </table:table-cell>
          <table:table-cell office:value-type="float" office:value="1.3212">
            <text:p>1.3212</text:p>
          </table:table-cell>
          <table:table-cell office:value-type="float" office:value="-10.22">
            <text:p>-10.22</text:p>
          </table:table-cell>
          <table:table-cell office:value-type="float" office:value="-10.2827698186334">
            <text:p>-10.2827698186</text:p>
          </table:table-cell>
          <table:table-cell office:value-type="float" office:value="-14.330033324578">
            <text:p>-14.3300333246</text:p>
          </table:table-cell>
          <table:table-cell office:value-type="float" office:value="-105.468249570957">
            <text:p>-105.46824957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5">
            <text:p>-0.2385</text:p>
          </table:table-cell>
          <table:table-cell office:value-type="float" office:value="-0.1686">
            <text:p>-0.1686</text:p>
          </table:table-cell>
          <table:table-cell office:value-type="float" office:value="0.9263">
            <text:p>0.9263</text:p>
          </table:table-cell>
          <table:table-cell office:value-type="float" office:value="-0.275">
            <text:p>-0.275</text:p>
          </table:table-cell>
          <table:table-cell office:value-type="float" office:value="0.7034">
            <text:p>0.7034</text:p>
          </table:table-cell>
          <table:table-cell office:value-type="float" office:value="0.3647">
            <text:p>0.3647</text:p>
          </table:table-cell>
          <table:table-cell office:value-type="float" office:value="-3.5438">
            <text:p>-3.5438</text:p>
          </table:table-cell>
          <table:table-cell office:value-type="float" office:value="1.5225">
            <text:p>1.5225</text:p>
          </table:table-cell>
          <table:table-cell office:value-type="float" office:value="-9.4325">
            <text:p>-9.4325</text:p>
          </table:table-cell>
          <table:table-cell office:value-type="float" office:value="-10.3156554240284">
            <text:p>-10.315655424</text:p>
          </table:table-cell>
          <table:table-cell office:value-type="float" office:value="-14.2203429547528">
            <text:p>-14.2203429548</text:p>
          </table:table-cell>
          <table:table-cell office:value-type="float" office:value="-105.456063929748">
            <text:p>-105.456063929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">
            <text:p>-0.238</text:p>
          </table:table-cell>
          <table:table-cell office:value-type="float" office:value="-0.1696">
            <text:p>-0.1696</text:p>
          </table:table-cell>
          <table:table-cell office:value-type="float" office:value="0.9218">
            <text:p>0.9218</text:p>
          </table:table-cell>
          <table:table-cell office:value-type="float" office:value="-0.275">
            <text:p>-0.275</text:p>
          </table:table-cell>
          <table:table-cell office:value-type="float" office:value="0.7034">
            <text:p>0.7034</text:p>
          </table:table-cell>
          <table:table-cell office:value-type="float" office:value="0.3647">
            <text:p>0.3647</text:p>
          </table:table-cell>
          <table:table-cell office:value-type="float" office:value="-3.8937">
            <text:p>-3.8937</text:p>
          </table:table-cell>
          <table:table-cell office:value-type="float" office:value="1.1725">
            <text:p>1.1725</text:p>
          </table:table-cell>
          <table:table-cell office:value-type="float" office:value="-9.38">
            <text:p>-9.38</text:p>
          </table:table-cell>
          <table:table-cell office:value-type="float" office:value="-10.4248790446987">
            <text:p>-10.4248790447</text:p>
          </table:table-cell>
          <table:table-cell office:value-type="float" office:value="-14.2465853640709">
            <text:p>-14.2465853641</text:p>
          </table:table-cell>
          <table:table-cell office:value-type="float" office:value="-105.460556319551">
            <text:p>-105.460556319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94">
            <text:p>-0.2394</text:p>
          </table:table-cell>
          <table:table-cell office:value-type="float" office:value="-0.1692">
            <text:p>-0.1692</text:p>
          </table:table-cell>
          <table:table-cell office:value-type="float" office:value="0.9288">
            <text:p>0.9288</text:p>
          </table:table-cell>
          <table:table-cell office:value-type="float" office:value="-0.2756">
            <text:p>-0.2756</text:p>
          </table:table-cell>
          <table:table-cell office:value-type="float" office:value="0.7044">
            <text:p>0.7044</text:p>
          </table:table-cell>
          <table:table-cell office:value-type="float" office:value="0.364">
            <text:p>0.364</text:p>
          </table:table-cell>
          <table:table-cell office:value-type="float" office:value="-3.2288">
            <text:p>-3.2288</text:p>
          </table:table-cell>
          <table:table-cell office:value-type="float" office:value="1.12">
            <text:p>1.12</text:p>
          </table:table-cell>
          <table:table-cell office:value-type="float" office:value="-10.3687">
            <text:p>-10.3687</text:p>
          </table:table-cell>
          <table:table-cell office:value-type="float" office:value="-10.3246227336893">
            <text:p>-10.3246227337</text:p>
          </table:table-cell>
          <table:table-cell office:value-type="float" office:value="-14.2298842731483">
            <text:p>-14.2298842731</text:p>
          </table:table-cell>
          <table:table-cell office:value-type="float" office:value="-105.491331196092">
            <text:p>-105.491331196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386">
            <text:p>-0.2386</text:p>
          </table:table-cell>
          <table:table-cell office:value-type="float" office:value="-0.1699">
            <text:p>-0.1699</text:p>
          </table:table-cell>
          <table:table-cell office:value-type="float" office:value="0.9227">
            <text:p>0.9227</text:p>
          </table:table-cell>
          <table:table-cell office:value-type="float" office:value="-0.2756">
            <text:p>-0.2756</text:p>
          </table:table-cell>
          <table:table-cell office:value-type="float" office:value="0.7044">
            <text:p>0.7044</text:p>
          </table:table-cell>
          <table:table-cell office:value-type="float" office:value="0.364">
            <text:p>0.364</text:p>
          </table:table-cell>
          <table:table-cell office:value-type="float" office:value="-3.395">
            <text:p>-3.395</text:p>
          </table:table-cell>
          <table:table-cell office:value-type="float" office:value="1.1112">
            <text:p>1.1112</text:p>
          </table:table-cell>
          <table:table-cell office:value-type="float" office:value="-9.9925">
            <text:p>-9.9925</text:p>
          </table:table-cell>
          <table:table-cell office:value-type="float" office:value="-10.432954290633">
            <text:p>-10.4329542906</text:p>
          </table:table-cell>
          <table:table-cell office:value-type="float" office:value="-14.2667972708543">
            <text:p>-14.2667972709</text:p>
          </table:table-cell>
          <table:table-cell office:value-type="float" office:value="-105.493559493082">
            <text:p>-105.493559493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2/14/2015</text:date>, <text:time>19:4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4T19:49:35.71</dc:date>
    <dc:creator>HMC Clinic </dc:creator>
    <meta:document-statistic meta:table-count="1" meta:cell-count="3355" meta:object-count="0"/>
    <meta:generator>OpenOffice/4.1.1$Win32 OpenOffice.org_project/411m6$Build-9775</meta:generator>
  </office:meta>
</office:document-meta>
</file>